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02700000014137040D5DE53D923.png" manifest:media-type="image/png"/>
  <manifest:file-entry manifest:full-path="Pictures/1000020100000087000000141655653CFED771A2.png" manifest:media-type="image/png"/>
  <manifest:file-entry manifest:full-path="Pictures/100002010000002700000014F4CAF855454A1768.png" manifest:media-type="image/png"/>
  <manifest:file-entry manifest:full-path="Pictures/100002010000005C00000014ECF0CB86C65CB78D.png" manifest:media-type="image/png"/>
  <manifest:file-entry manifest:full-path="Pictures/100002010000002600000014B48407C713AB1741.png" manifest:media-type="image/png"/>
  <manifest:file-entry manifest:full-path="Pictures/10000201000000AC00000022213C7D59DBA5D068.png" manifest:media-type="image/png"/>
  <manifest:file-entry manifest:full-path="Pictures/1000046C0000001C0000001C052A8B8D21ECF7E0.svg" manifest:media-type="image/svg+xml"/>
  <manifest:file-entry manifest:full-path="Pictures/100002010000003600000022FA8973281333EC23.png" manifest:media-type="image/png"/>
  <manifest:file-entry manifest:full-path="Pictures/100002010000000100000001E0989447CC2944A6.png" manifest:media-type="image/png"/>
  <manifest:file-entry manifest:full-path="layout-cache" manifest:media-type="application/binary"/>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Bold" svg:font-family="'Monospace Bold'" style:font-adornments="Bold"/>
    <style:font-face style:name="FreeSans1" svg:font-family="FreeSans" style:font-family-generic="swiss"/>
    <style:font-face style:name="Monospace" svg:font-family="Monospace"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8007in" fo:margin-left="1.1243in" table:align="left"/>
    </style:style>
    <style:style style:name="Table1.A" style:family="table-column">
      <style:table-column-properties style:column-width="3.1569in"/>
    </style:style>
    <style:style style:name="Table1.B" style:family="table-column">
      <style:table-column-properties style:column-width="2.6438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0.7694in"/>
    </style:style>
    <style:style style:name="Table2.1" style:family="table-row">
      <style:table-row-properties style:min-row-height="0.216in"/>
    </style:style>
    <style:style style:name="Table2.A1" style:family="table-cell">
      <style:table-cell-properties style:vertical-align="middle" fo:padding="0.0382in" fo:border-left="0.05pt solid #000000" fo:border-right="none" fo:border-top="0.05pt solid #000000" fo:border-bottom="0.05pt solid #000000"/>
    </style:style>
    <style:style style:name="Table2.G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I2" style:family="table-cell">
      <style:table-cell-properties style:vertical-align="middle" fo:padding="0.0382in" fo:border-left="0.05pt solid #000000" fo:border-right="0.05pt solid #000000" fo:border-top="none" fo:border-bottom="0.05pt solid #000000"/>
    </style:style>
    <style:style style:name="Table2.A3" style:family="table-cell" style:data-style-name="N100">
      <style:table-cell-properties style:vertical-align="middle" fo:padding="0.0382in" fo:border-left="0.05pt solid #000000" fo:border-right="none" fo:border-top="none" fo:border-bottom="0.05pt solid #000000"/>
    </style:style>
    <style:style style:name="Table2.I3" style:family="table-cell" style:data-style-name="N100">
      <style:table-cell-properties style:vertical-align="middle" fo:padding="0.0382in" fo:border-left="0.05pt solid #000000" fo:border-right="0.05pt solid #000000" fo:border-top="none" fo:border-bottom="0.05pt solid #000000"/>
    </style:style>
    <style:style style:name="P1" style:family="paragraph" style:parent-style-name="Text_20_body">
      <style:paragraph-properties fo:margin-left="0in" fo:margin-right="0in" fo:text-indent="0in" style:auto-text-indent="false"/>
      <style:text-properties officeooo:rsid="00a47828" officeooo:paragraph-rsid="00af941c"/>
    </style:style>
    <style:style style:name="P2" style:family="paragraph" style:parent-style-name="Text_20_body">
      <style:paragraph-properties fo:margin-left="0in" fo:margin-right="0in" fo:text-align="center" style:justify-single-word="false" fo:text-indent="0in" style:auto-text-indent="false"/>
      <style:text-properties officeooo:rsid="00a47828" officeooo:paragraph-rsid="00a47828"/>
    </style:style>
    <style:style style:name="P3" style:family="paragraph" style:parent-style-name="Text_20_body">
      <style:text-properties officeooo:rsid="00a47828" officeooo:paragraph-rsid="00a47828"/>
    </style:style>
    <style:style style:name="P4" style:family="paragraph" style:parent-style-name="Code">
      <style:text-properties officeooo:rsid="00af88c1" officeooo:paragraph-rsid="00af88c1"/>
    </style:style>
    <style:style style:name="P5" style:family="paragraph" style:parent-style-name="Table_20_Contents">
      <style:paragraph-properties fo:text-align="center" style:justify-single-word="false"/>
      <style:text-properties fo:font-size="8pt" style:font-size-asian="8pt" style:font-size-complex="8pt"/>
    </style:style>
    <style:style style:name="P6" style:family="paragraph" style:parent-style-name="Table_20_Contents">
      <style:paragraph-properties fo:text-align="start" style:justify-single-word="false"/>
      <style:text-properties fo:font-size="8pt" style:font-size-asian="8pt" style:font-size-complex="8pt"/>
    </style:style>
    <style:style style:name="P7" style:family="paragraph" style:parent-style-name="Table_20_Contents">
      <style:paragraph-properties fo:text-align="end" style:justify-single-word="false"/>
      <style:text-properties fo:font-size="8pt" style:font-size-asian="8pt" style:font-size-complex="8pt"/>
    </style:style>
    <style:style style:name="P8" style:family="paragraph" style:parent-style-name="Text_20_body" style:list-style-name="L1"/>
    <style:style style:name="P9" style:family="paragraph" style:parent-style-name="Text_20_body" style:list-style-name="L1">
      <style:text-properties officeooo:paragraph-rsid="00a155e7"/>
    </style:style>
    <style:style style:name="P10" style:family="paragraph" style:parent-style-name="Text_20_body" style:list-style-name="L1">
      <style:text-properties officeooo:paragraph-rsid="00ab3b1a"/>
    </style:style>
    <style:style style:name="P11" style:family="paragraph" style:parent-style-name="Text_20_body" style:list-style-name="L1">
      <style:text-properties fo:font-size="12pt" officeooo:rsid="00988cb1" officeooo:paragraph-rsid="00988cb1" style:font-size-asian="12pt" style:font-size-complex="12pt"/>
    </style:style>
    <style:style style:name="P12" style:family="paragraph" style:parent-style-name="Text_20_body" style:list-style-name="L1">
      <style:text-properties fo:font-size="12pt" officeooo:rsid="00988cb1" officeooo:paragraph-rsid="00999e6b" style:font-size-asian="12pt" style:font-size-complex="12pt"/>
    </style:style>
    <style:style style:name="P13" style:family="paragraph" style:parent-style-name="Text_20_body" style:list-style-name="L1">
      <style:text-properties fo:font-size="12pt" officeooo:rsid="00988cb1" officeooo:paragraph-rsid="009a1c1f" style:font-size-asian="12pt" style:font-size-complex="12pt"/>
    </style:style>
    <style:style style:name="P14" style:family="paragraph" style:parent-style-name="Text_20_body" style:list-style-name="L1">
      <style:text-properties fo:font-size="12pt" officeooo:rsid="009a1c1f" officeooo:paragraph-rsid="009a1c1f" style:font-size-asian="12pt" style:font-size-complex="12pt"/>
    </style:style>
    <style:style style:name="P15" style:family="paragraph" style:parent-style-name="Text_20_body" style:list-style-name="L5">
      <style:text-properties fo:font-size="12pt" officeooo:rsid="00b16c77" officeooo:paragraph-rsid="00b16c77" style:font-size-asian="12pt" style:font-size-complex="12pt"/>
    </style:style>
    <style:style style:name="P16" style:family="paragraph" style:parent-style-name="Text_20_body" style:list-style-name="L1">
      <style:text-properties officeooo:rsid="00988cb1" officeooo:paragraph-rsid="00999e6b"/>
    </style:style>
    <style:style style:name="P17" style:family="paragraph" style:parent-style-name="Text_20_body" style:list-style-name="L1">
      <style:text-properties officeooo:rsid="009a1c1f" officeooo:paragraph-rsid="009a1c1f"/>
    </style:style>
    <style:style style:name="P18" style:family="paragraph" style:parent-style-name="Text_20_body" style:list-style-name="L1">
      <style:text-properties officeooo:rsid="009ed52c" officeooo:paragraph-rsid="009ed52c"/>
    </style:style>
    <style:style style:name="P19" style:family="paragraph" style:parent-style-name="Text_20_body" style:list-style-name="L1">
      <style:text-properties officeooo:rsid="00a06448" officeooo:paragraph-rsid="00a06448"/>
    </style:style>
    <style:style style:name="P20" style:family="paragraph" style:parent-style-name="Text_20_body" style:list-style-name="L1">
      <style:text-properties officeooo:rsid="00a06448" officeooo:paragraph-rsid="00a155e7"/>
    </style:style>
    <style:style style:name="P21" style:family="paragraph" style:parent-style-name="Text_20_body" style:list-style-name="L1">
      <style:text-properties officeooo:rsid="00a47828" officeooo:paragraph-rsid="00a47828"/>
    </style:style>
    <style:style style:name="P22" style:family="paragraph" style:parent-style-name="Text_20_body" style:list-style-name="L1">
      <style:text-properties officeooo:rsid="00ac760b" officeooo:paragraph-rsid="00b20bde"/>
    </style:style>
    <style:style style:name="P23" style:family="paragraph" style:parent-style-name="Text_20_body" style:list-style-name="L1">
      <style:text-properties officeooo:rsid="00ac760b" officeooo:paragraph-rsid="00ac760b"/>
    </style:style>
    <style:style style:name="P24" style:family="paragraph" style:parent-style-name="Text_20_body" style:list-style-name="L1">
      <style:text-properties officeooo:rsid="00b20bde" officeooo:paragraph-rsid="00b20bde"/>
    </style:style>
    <style:style style:name="P25" style:family="paragraph" style:parent-style-name="Text_20_body" style:list-style-name="L1">
      <style:text-properties officeooo:rsid="00ae6f74" officeooo:paragraph-rsid="00b2fd6f"/>
    </style:style>
    <style:style style:name="P26" style:family="paragraph" style:parent-style-name="Text_20_body" style:list-style-name="L1">
      <style:text-properties officeooo:rsid="00ae6f74" officeooo:paragraph-rsid="00b35000"/>
    </style:style>
    <style:style style:name="P27" style:family="paragraph" style:parent-style-name="Text_20_body" style:list-style-name="L1">
      <style:text-properties officeooo:rsid="00b2fd6f" officeooo:paragraph-rsid="00b2fd6f"/>
    </style:style>
    <style:style style:name="P28" style:family="paragraph" style:parent-style-name="Text_20_body" style:list-style-name="L1">
      <style:text-properties officeooo:rsid="00b2fd6f" officeooo:paragraph-rsid="00b35000"/>
    </style:style>
    <style:style style:name="P29" style:family="paragraph" style:parent-style-name="Text_20_body" style:list-style-name="L1">
      <style:text-properties officeooo:rsid="00b35000" officeooo:paragraph-rsid="00b35000"/>
    </style:style>
    <style:style style:name="P30" style:family="paragraph" style:parent-style-name="Text_20_body" style:list-style-name="L5">
      <style:text-properties officeooo:rsid="00b16c77" officeooo:paragraph-rsid="00b16c77"/>
    </style:style>
    <style:style style:name="P31" style:family="paragraph" style:parent-style-name="Text_20_body" style:list-style-name="L1">
      <style:text-properties officeooo:rsid="00a82e2e" officeooo:paragraph-rsid="00ab3b1a"/>
    </style:style>
    <style:style style:name="P32" style:family="paragraph" style:parent-style-name="Text_20_body" style:list-style-name="L1">
      <style:text-properties officeooo:rsid="00b42e77" officeooo:paragraph-rsid="00b42e77"/>
    </style:style>
    <style:style style:name="P33" style:family="paragraph" style:parent-style-name="Text_20_body" style:list-style-name="L1">
      <style:text-properties officeooo:rsid="00ab3b1a" officeooo:paragraph-rsid="00ab3b1a"/>
    </style:style>
    <style:style style:name="P34" style:family="paragraph" style:parent-style-name="Text_20_body" style:list-style-name="L1">
      <style:paragraph-properties fo:margin-left="0in" fo:margin-right="0in" fo:text-indent="0in" style:auto-text-indent="false"/>
      <style:text-properties officeooo:rsid="009a1c1f" officeooo:paragraph-rsid="009a1c1f"/>
    </style:style>
    <style:style style:name="P35" style:family="paragraph" style:parent-style-name="Text_20_body" style:list-style-name="L1">
      <style:paragraph-properties fo:margin-left="0in" fo:margin-right="0in" fo:text-indent="0in" style:auto-text-indent="false"/>
      <style:text-properties officeooo:rsid="00a47828" officeooo:paragraph-rsid="00a47828"/>
    </style:style>
    <style:style style:name="P36" style:family="paragraph" style:parent-style-name="Code" style:list-style-name="L2">
      <style:text-properties officeooo:rsid="00af88c1" officeooo:paragraph-rsid="00af88c1"/>
    </style:style>
    <style:style style:name="P37" style:family="paragraph" style:parent-style-name="Code" style:list-style-name="L3">
      <style:text-properties officeooo:rsid="00af88c1" officeooo:paragraph-rsid="00af88c1"/>
    </style:style>
    <style:style style:name="P38" style:family="paragraph" style:parent-style-name="Code" style:list-style-name="L4">
      <style:text-properties officeooo:rsid="00af88c1" officeooo:paragraph-rsid="00af88c1"/>
    </style:style>
    <style:style style:name="T1" style:family="text">
      <style:text-properties officeooo:rsid="001ed1ca"/>
    </style:style>
    <style:style style:name="T2" style:family="text">
      <style:text-properties officeooo:rsid="007c600f"/>
    </style:style>
    <style:style style:name="T3" style:family="text">
      <style:text-properties fo:font-size="12pt" style:font-size-asian="12pt" style:font-size-complex="12pt"/>
    </style:style>
    <style:style style:name="T4" style:family="text">
      <style:text-properties fo:font-size="12pt" officeooo:rsid="00999e6b" style:font-size-asian="12pt" style:font-size-complex="12pt"/>
    </style:style>
    <style:style style:name="T5" style:family="text">
      <style:text-properties fo:font-size="12pt" officeooo:rsid="00988cb1" style:font-size-asian="12pt" style:font-size-complex="12pt"/>
    </style:style>
    <style:style style:name="T6" style:family="text">
      <style:text-properties officeooo:rsid="00a82e2e"/>
    </style:style>
    <style:style style:name="T7" style:family="text">
      <style:text-properties fo:language="uk" fo:country="UA"/>
    </style:style>
    <style:style style:name="T8" style:family="text">
      <style:text-properties fo:language="uk" fo:country="UA" officeooo:rsid="00a82e2e"/>
    </style:style>
    <style:style style:name="T9" style:family="text">
      <style:text-properties fo:language="uk" fo:country="UA" officeooo:rsid="00a879fa"/>
    </style:style>
    <style:style style:name="T10" style:family="text">
      <style:text-properties fo:language="uk" fo:country="UA" officeooo:rsid="00b518cd"/>
    </style:style>
    <style:style style:name="T11" style:family="text">
      <style:text-properties officeooo:rsid="00ae6f74"/>
    </style:style>
    <style:style style:name="T12" style:family="text">
      <style:text-properties officeooo:rsid="00af88c1"/>
    </style:style>
    <style:style style:name="T13" style:family="text">
      <style:text-properties officeooo:rsid="00b20bde"/>
    </style:style>
    <style:style style:name="T14" style:family="text">
      <style:text-properties officeooo:rsid="00b2fd6f"/>
    </style:style>
    <style:style style:name="T15" style:family="text">
      <style:text-properties officeooo:rsid="00b35000"/>
    </style:style>
    <style:style style:name="fr1" style:family="graphic" style:parent-style-name="Graphics">
      <style:graphic-properties style:vertical-pos="middle" style:vertical-rel="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top" style:vertical-rel="baseline"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Звіт з лабораторної роботи </text:p>
      <text:p text:style-name="Title"><text:span text:style-name="T1">з</text:span>а дисципліною "<text:span text:style-name="T2">алгоритми і структури данних</text:span>" </text:p>
      <text:p text:style-name="Title">студента групи ПА-17-1</text:p>
      <text:p text:style-name="Title">Панасенка Егора Сергійовича</text:p>
      <text:p text:style-name="Title">Кафедра комп’ютерних технологій, фпм, дну </text:p>
      <text:p text:style-name="Title">2017/2018 навч.р.</text:p>
      <text:p text:style-name="Text_20_body"/>
      <text:list xml:id="list5651956963311125296" text:style-name="L1">
        <text:list-item>
          <text:p text:style-name="P8">Постановка задачі: </text:p>
          <text:list>
            <text:list-header>
              <text:p text:style-name="P11">Розробити дві програми на мові С/С++, які реалізують два алгоритми сортування масивів:</text:p>
              <text:list>
                <text:list-item>
                  <text:p text:style-name="P11">за методом «поганого» сортування; (Сортування бульбашкою)</text:p>
                </text:list-item>
                <text:list-item>
                  <text:p text:style-name="P11">за методом «ефективного» сортування. (Сортування злиттям)</text:p>
                </text:list-item>
              </text:list>
              <text:p text:style-name="P11">Вихідний масив – масив цілих чисел. Вводити із файлу.</text:p>
              <text:p text:style-name="P16"><text:span text:style-name="T4">Результатний</text:span><text:span text:style-name="T3"> відсортований масив записати в інший файл.</text:span></text:p>
              <text:p text:style-name="P12">Розглянути декілька тестових прикладів з різними розмірами масивів. Програмно визначити час роботи кожного з алгоритмів на кожному з тестових прикладів з різними розмірами масивів. Результати навести в табличному вигляді.</text:p>
              <text:p text:style-name="P11">Побудувати графіки залежності часу роботи алгоритмів від розміру масивів.</text:p>
              <text:p text:style-name="P11">Зробити порівняльний аналіз, навести висновки.</text:p>
            </text:list-header>
          </text:list>
        </text:list-item>
        <text:list-item>
          <text:p text:style-name="P14">Опис алгоритмів:</text:p>
          <text:list>
            <text:list-item>
              <text:p text:style-name="P13">Сортування бульбашкою</text:p>
            </text:list-item>
          </text:list>
        </text:list-item>
      </text:list>
      <table:table table:name="Table1" table:style-name="Table1">
        <table:table-column table:style-name="Table1.A"/>
        <table:table-column table:style-name="Table1.B"/>
        <table:table-row>
          <table:table-cell table:style-name="Table1.A1" office:value-type="string">
            <text:p text:style-name="Code">Клас</text:p>
          </table:table-cell>
          <table:table-cell table:style-name="Table1.A1" office:value-type="string">
            <text:p text:style-name="Code">Алгоритм сортування</text:p>
          </table:table-cell>
        </table:table-row>
        <table:table-row>
          <table:table-cell table:style-name="Table1.A1" office:value-type="string">
            <text:p text:style-name="Code">Структура даних</text:p>
          </table:table-cell>
          <table:table-cell table:style-name="Table1.A1" office:value-type="string">
            <text:p text:style-name="Code">Масив</text:p>
          </table:table-cell>
        </table:table-row>
        <table:table-row>
          <table:table-cell table:style-name="Table1.A1" office:value-type="string">
            <text:p text:style-name="Code">Найгірша швидкодія</text:p>
          </table:table-cell>
          <table:table-cell table:style-name="Table1.A1" office:value-type="string">
            <text:p text:style-name="Code">О(n²)</text:p>
          </table:table-cell>
        </table:table-row>
        <table:table-row>
          <table:table-cell table:style-name="Table1.A1" office:value-type="string">
            <text:p text:style-name="Code">Найкраща швидкодія</text:p>
          </table:table-cell>
          <table:table-cell table:style-name="Table1.A1" office:value-type="string">
            <text:p text:style-name="Code">О(n)</text:p>
            <text:p text:style-name="Code"/>
          </table:table-cell>
        </table:table-row>
        <table:table-row>
          <table:table-cell table:style-name="Table1.A1" office:value-type="string">
            <text:p text:style-name="Code">Середня швидкодія</text:p>
          </table:table-cell>
          <table:table-cell table:style-name="Table1.A1" office:value-type="string">
            <text:p text:style-name="Code">О(n²)</text:p>
          </table:table-cell>
        </table:table-row>
        <table:table-row>
          <table:table-cell table:style-name="Table1.A1" office:value-type="string">
            <text:p text:style-name="Code">Просторова складність у найгіршому випадку</text:p>
          </table:table-cell>
          <table:table-cell table:style-name="Table1.A1" office:value-type="string">
            <text:p text:style-name="Code">О(n) загальний, O(1) допоміжний</text:p>
          </table:table-cell>
        </table:table-row>
        <table:table-row>
          <table:table-cell table:style-name="Table1.A1" office:value-type="string">
            <text:p text:style-name="Code">Оптимальний</text:p>
          </table:table-cell>
          <table:table-cell table:style-name="Table1.A1" office:value-type="string">
            <text:p text:style-name="Code">Ні</text:p>
          </table:table-cell>
        </table:table-row>
      </table:table>
      <text:list xml:id="list122850544405468" text:continue-numbering="true" text:style-name="L1">
        <text:list-item>
          <text:list>
            <text:list-item>
              <text:list>
                <text:list-header>
                  <text:p text:style-name="P34"/>
                </text:list-header>
                <text:list-item>
                  <text:p text:style-name="P17">Сортування обміном або сортування бульбашкою є простим алгоритмом сортування. Алгоритм працює таким чином — у поданому наборі даних (списку чи масиві) порівнюються два сусідні елементи. Якщо один з елементів, не відповідає <text:soft-page-break/>критерію сортування (є більшим, або ж, навпаки, меншим за свого сусіда), то ці два елементи міняються місцями. Прохід по списку продовжується до тих пір, доки дані не будуть відсортованими. Алгоритм отримав свою назву від того, що процес сортування за ним нагадує поведінку бульбашок повітря у резервуарі з водою. Оскільки для роботи з елементами масиву він використовує лише порівняння, це сортування на основі порівнянь.</text:p>
                </text:list-item>
                <text:list-item>
                  <text:p text:style-name="P18">Продуктивність: Складність алгоритму у найгіршому у середньостатистичному випадку рівна О(n²), де n — кількість елементів для сортування. Існує чимало значно ефективніших алгоритмів, наприклад, з найгіршою ефективністю рівною O(n log n). Тому даний алгоритм має низьку ефективність у випадках, коли N є досить великим, за винятком рідкісних конкретних випадків, коли заздалегідь відомо, що масив з самого початку буде добре відсортований.</text:p>
                </text:list-item>
              </text:list>
            </text:list-item>
            <text:list-item>
              <text:p text:style-name="P19">Сортування злиттям</text:p>
              <text:p text:style-name="P19">Сортування злиттям (англ. merge sort) — алгоритм сортування, в основі якого лежить принцип «Розділяй та володарюй».</text:p>
              <text:p text:style-name="P19">В основі цього способу сортування лежить злиття двох упорядкованих ділянок масиву в одну впорядковану ділянку іншого масиву. Злиття двох упорядкованих послідовностей можна порівняти з перебудовою двох колон солдатів, вишикуваних за зростом, в одну, де вони також розташовуються за зростом. Якщо цим процесом керує офіцер, то він порівнює зріст солдатів, перших у своїх колонах і вказує, якому з них треба ставати останнім у нову колону, а кому залишатися першим у своїй. Так він вчиняє, поки одна з колон не вичерпається — тоді решта іншої колони додається до нової.</text:p>
              <text:p text:style-name="P20">Під час сортування в дві допоміжні черги з основної поміщаються перші дві відсортовані підпослідовності, які потім зливаються в одну і результат записується в тимчасову чергу. Потім з основної черги беруться наступні дві відсортовані підпослідовності і так до тих пір доки основна черга не стане порожньою. Після цього послідовність з тимчасової черги переміщається в основну чергу. І знову продовжується сортування злиттям двох відсортованих підпослідовностей. Сортування триватиме до тих пір поки довжина відсортованої підпослідовності не стане рівною довжині самої послідовності.</text:p>
              <text:list>
                <text:list-item>
                  <text:p text:style-name="P9"><text:bookmark text:name="Аналіз_алгоритму"/>Аналіз алгоритму</text:p>
                  <text:p text:style-name="P9">Час роботи алгоритму <draw:frame draw:style-name="fr1" draw:name="Image9" text:anchor-type="as-char" svg:width="0.3957in" svg:height="0.2083in" draw:z-index="4"><draw:image xlink:href="Pictures/100002010000002600000014B48407C713AB1741.png" xlink:type="simple" xlink:show="embed" xlink:actuate="onLoad"/></draw:frame> по впорядкуванню <draw:frame draw:style-name="fr2" draw:name="Image2" text:anchor-type="as-char" svg:width="0.0161in" svg:height="0.0161in" draw:z-index="0"><draw:image xlink:href="Pictures/1000046C0000001C0000001C052A8B8D21ECF7E0.svg" xlink:type="simple" xlink:show="embed" xlink:actuate="onLoad"/><draw:image xlink:href="Pictures/100002010000000100000001E0989447CC2944A6.png" xlink:type="simple" xlink:show="embed" xlink:actuate="onLoad"/><svg:title>{\displaystyle \;n}</svg:title></draw:frame> елементів задовільняє рекурентному співвідношенню:</text:p>
                  <text:p text:style-name="P9"><text:soft-page-break/><draw:frame draw:style-name="fr1" draw:name="Image1" text:anchor-type="as-char" svg:width="1.7917in" svg:height="0.3543in" draw:z-index="1"><draw:image xlink:href="Pictures/10000201000000AC00000022213C7D59DBA5D068.png" xlink:type="simple" xlink:show="embed" xlink:actuate="onLoad"/></draw:frame>, де <draw:frame draw:style-name="fr1" draw:name="Image3" text:anchor-type="as-char" svg:width="0.5626in" svg:height="0.3543in" draw:z-index="2"><draw:image xlink:href="Pictures/100002010000003600000022FA8973281333EC23.png" xlink:type="simple" xlink:show="embed" xlink:actuate="onLoad"/></draw:frame> — час на впорядкування половини масиву, <draw:frame draw:style-name="fr1" draw:name="Image4" text:anchor-type="as-char" svg:width="0.4063in" svg:height="0.2083in" draw:z-index="3"><draw:image xlink:href="Pictures/100002010000002700000014F4CAF855454A1768.png" xlink:type="simple" xlink:show="embed" xlink:actuate="onLoad"/></draw:frame> — час на злиття цих половинок.</text:p>
                  <text:p text:style-name="P9">Враховуючи, що <draw:frame draw:style-name="fr1" draw:name="Image5" text:anchor-type="as-char" svg:width="0.9583in" svg:height="0.2083in" draw:z-index="5"><draw:image xlink:href="Pictures/100002010000005C00000014ECF0CB86C65CB78D.png" xlink:type="simple" xlink:show="embed" xlink:actuate="onLoad"/></draw:frame>, розв'язком співвідношення є <draw:frame draw:style-name="fr1" draw:name="Image6" text:anchor-type="as-char" svg:width="1.4063in" svg:height="0.2083in" draw:z-index="6"><draw:image xlink:href="Pictures/1000020100000087000000141655653CFED771A2.png" xlink:type="simple" xlink:show="embed" xlink:actuate="onLoad"/></draw:frame>.</text:p>
                  <text:p text:style-name="P9">Крім того, алгоритм потребує для своєї роботи <draw:frame draw:style-name="fr1" draw:name="Image7" text:anchor-type="as-char" svg:width="0.4063in" svg:height="0.2083in" draw:z-index="7"><draw:image xlink:href="Pictures/100002010000002700000014137040D5DE53D923.png" xlink:type="simple" xlink:show="embed" xlink:actuate="onLoad"/></draw:frame> додаткової пам'яті.</text:p>
                  <text:p text:style-name="P9">Алгоритм не міняє порядок розташування однакових елементів, а отже він є стабільним.</text:p>
                </text:list-item>
              </text:list>
            </text:list-item>
          </text:list>
        </text:list-item>
        <text:list-item>
          <text:p text:style-name="P21">Опис структури програми та особливостей реалізації.</text:p>
          <text:p text:style-name="P22">Програма має функції merge_sort, bubleSort <text:span text:style-name="T13">та</text:span> <text:span text:style-name="T13">bubleSortFlagged</text:span>, що <text:span text:style-name="T13">відповідають</text:span> сортуванню злиттям та сортуванням бульбашкою, сортуванням бульбашкою <text:span text:style-name="T13">з флажком</text:span>.</text:p>
          <text:p text:style-name="P23">У головній функції виконує такі дії:</text:p>
          <text:list>
            <text:list-item>
              <text:p text:style-name="P23">Якщо задано три аргументи у коммандному рядку, то використовує їх значення, то запитує ці значення для таких змінних:</text:p>
              <text:list>
                <text:list-item>
                  <text:p text:style-name="P23">n — розмір першого тестового масиву для перевірки коректності сортування</text:p>
                </text:list-item>
                <text:list-item>
                  <text:p text:style-name="P23">min - мінімальне можливе число для генерації масивів</text:p>
                </text:list-item>
                <text:list-item>
                  <text:p text:style-name="P23">max — максимальне можливе число для генерації масивів</text:p>
                </text:list-item>
              </text:list>
            </text:list-item>
            <text:list-item>
              <text:p text:style-name="P22">Створює файл statistics.csv, де буде зберігатися статистика виконання функцій</text:p>
            </text:list-item>
            <text:list-item>
              <text:p text:style-name="P22">Створює файли src.txt і dst.txt, у src.txt зберігається масив<text:span text:style-name="T13">и на три випадки:</text:span></text:p>
              <text:list>
                <text:list-item>
                  <text:p text:style-name="P24">З відсортованими значеннями — для кращого випадку</text:p>
                </text:list-item>
                <text:list-item>
                  <text:p text:style-name="P22"><text:span text:style-name="T13">З</text:span> випадковими числами — <text:span text:style-name="T13">для середнього випадку</text:span></text:p>
                </text:list-item>
                <text:list-item>
                  <text:p text:style-name="P24">З відсортованими значеннями у протилежному порядку — для найгіршого випадку</text:p>
                </text:list-item>
              </text:list>
              <text:p text:style-name="P22"><text:span text:style-name="T13">У</text:span> dst.txt зберігається <text:span text:style-name="T13">9</text:span> відсортованих масив<text:span text:style-name="T13">ів і до кожного з випадків по три функції</text:span> merge_sort, bubleSort <text:span text:style-name="T13">та</text:span> <text:span text:style-name="T13">bubleSortFlagged відповідно</text:span>.</text:p>
            </text:list-item>
            <text:list-item>
              <text:p text:style-name="P24">Виконує цикл зі збільшенням розміру масиву з такими діями:</text:p>
              <text:list>
                <text:list-item>
                  <text:p text:style-name="P25">Ініціює масиви <text:span text:style-name="T14">A</text:span>, <text:span text:style-name="T14">B</text:span></text:p>
                </text:list-item>
                <text:list-item>
                  <text:p text:style-name="P27">Масив A заповнюється відсортованими числами</text:p>
                </text:list-item>
                <text:list-item>
                  <text:p text:style-name="P27">Якщо це перший тест, то виводить масив у файл src.txt</text:p>
                </text:list-item>
                <text:list-item>
                  <text:p text:style-name="P25">Виконує сортування злиттям та вимірює час виконання</text:p>
                </text:list-item>
                <text:list-item>
                  <text:p text:style-name="P25"><text:soft-page-break/>Звільнює пам’ять<text:span text:style-name="T14"> буферного масиву, так щоб основний масив був у змінній A</text:span></text:p>
                </text:list-item>
                <text:list-item>
                  <text:p text:style-name="P27">Якщо це перший тест, то виводить отриманий масив у файл dst.txt</text:p>
                </text:list-item>
                <text:list-item>
                  <text:p text:style-name="P25">Виконує сортування бульбашкою та вимірює час виконання</text:p>
                </text:list-item>
                <text:list-item>
                  <text:p text:style-name="P27">Якщо це перший тест, то виводить отриманий масив у файл dst.txt</text:p>
                </text:list-item>
                <text:list-item>
                  <text:p text:style-name="P27"><text:span text:style-name="T11">Виконує сортування бульбашкою </text:span>з флажком<text:span text:style-name="T11"> та вимірює час виконання</text:span></text:p>
                </text:list-item>
                <text:list-item>
                  <text:p text:style-name="P27">Якщо це перший тест, то виводить отриманий масив у файл dst.txt</text:p>
                </text:list-item>
                <text:list-item>
                  <text:p text:style-name="P25">Ініціює масиви <text:span text:style-name="T14">B</text:span> <text:span text:style-name="T14">і</text:span> <text:span text:style-name="T14">C</text:span></text:p>
                </text:list-item>
                <text:list-item>
                  <text:p text:style-name="P28">Заповнює A випадковими числами та копіює масив у B</text:p>
                </text:list-item>
                <text:list-item>
                  <text:p text:style-name="P28">Якщо це перший тест, то виводить масив A у файл src.txt</text:p>
                </text:list-item>
                <text:list-item>
                  <text:p text:style-name="P25">Виконує сортування злиттям <text:span text:style-name="T14">масиву B</text:span> та вимірює час виконання</text:p>
                </text:list-item>
                <text:list-item>
                  <text:p text:style-name="P25">Звільнює пам’ять<text:span text:style-name="T14"> буферного масиву (B або C), так щоб основний масив був у змінній В</text:span></text:p>
                </text:list-item>
                <text:list-item>
                  <text:p text:style-name="P27">Якщо це перший тест, то виводить отриманий масив у файл dst.txt</text:p>
                </text:list-item>
                <text:list-item>
                  <text:p text:style-name="P27">Копіює масив A в B</text:p>
                </text:list-item>
                <text:list-item>
                  <text:p text:style-name="P25">Виконує сортування бульбашкою <text:span text:style-name="T14">масиву B</text:span> та вимірює час виконання</text:p>
                </text:list-item>
                <text:list-item>
                  <text:p text:style-name="P27">Якщо це перший тест, то виводить отриманий масив у файл dst.txt</text:p>
                </text:list-item>
                <text:list-item>
                  <text:p text:style-name="P27">Копіює масив A в B</text:p>
                </text:list-item>
                <text:list-item>
                  <text:p text:style-name="P27"><text:span text:style-name="T11">Виконує сортування бульбашкою </text:span>з флажком<text:span text:style-name="T11"> </text:span>масиву B<text:span text:style-name="T11"> та вимірює час виконання</text:span></text:p>
                </text:list-item>
                <text:list-item>
                  <text:p text:style-name="P27">Якщо це перший тест, то виводить отриманий масив у файл dst.txt</text:p>
                </text:list-item>
                <text:list-item>
                  <text:p text:style-name="P29">Заповнює масив A відсортовані у протилежному порядку числа</text:p>
                </text:list-item>
                <text:list-item>
                  <text:p text:style-name="P29">Виконує подібні дії як у пунктах 13-22</text:p>
                </text:list-item>
                <text:list-item>
                  <text:p text:style-name="P29">Виводить статистику у statistics.csv</text:p>
                </text:list-item>
                <text:list-item>
                  <text:p text:style-name="P28">Якщо це перший тест, <text:span text:style-name="T15">то зариває файли src.txt і dst.txt</text:span></text:p>
                </text:list-item>
                <text:list-item>
                  <text:p text:style-name="P26"><text:soft-page-break/>Звільнює пам’ять <text:span text:style-name="T15">масиву A</text:span></text:p>
                </text:list-item>
              </text:list>
            </text:list-item>
            <text:list-item>
              <text:p text:style-name="P29">Закриває statistics.csv та виходить з програми</text:p>
            </text:list-item>
          </text:list>
        </text:list-item>
        <text:list-item>
          <text:p text:style-name="P21">Тестові приклади для кожного із алгоритмів.</text:p>
          <text:p text:style-name="P35">Вхідн<text:span text:style-name="T12">і</text:span> масив<text:span text:style-name="T12">и (Найкращий, середній, найгірший випадки відповідно)</text:span>:</text:p>
        </text:list-item>
      </text:list>
      <text:list xml:id="list4160983966323415935" text:style-name="L2">
        <text:list-item>
          <text:p text:style-name="P36">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text:p>
        </text:list-item>
        <text:list-item>
          <text:p text:style-name="P36">-16 -80 -68 -41 -66 35 75 -99 -89 50 -58 -99 -17 53 98 -9 33 58 79 -46 -71 76 45 62 -17 -43 41 -40 -65 70 78 -31 40 60 -22 74 -6 -48 25 -45 52 17 -44 -66 -31 -47 -25 52 -90 -46 56 -60 80 0 52 -38 8 -58 -28 43 -89 100 62 1 59 -61 -76 -97 -59 0 -42 93 -84 -35 78 -64 -32 -48 88 -71 -44 44 -81 -65 94 71 -3 1 -88 20 94 74 19 55 -76 -22 94 -52 -69 85 </text:p>
        </text:list-item>
        <text:list-item>
          <text:p text:style-name="P36">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text:p>
        </text:list-item>
      </text:list>
      <text:p text:style-name="P1">Вихідн<text:span text:style-name="T12">і</text:span> масив<text:span text:style-name="T12">и (До кожного з попередніх випадків три функції сортування: злиттям, бульбашкою та бульбашкою з флажком)</text:span>:</text:p>
      <text:list xml:id="list224175297414788487" text:style-name="L3">
        <text:list-item>
          <text:p text:style-name="P37">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text:p>
          <text:p text:style-name="P37">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text:p>
          <text:p text:style-name="P37">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text:p>
        </text:list-item>
      </text:list>
      <text:p text:style-name="P4"/>
      <text:list xml:id="list122849365403398" text:continue-numbering="true" text:style-name="L3">
        <text:list-item>
          <text:p text:style-name="P37">-99 -99 -97 -90 -89 -89 -88 -84 -81 -80 -76 -76 -71 -71 -69 -68 -66 -66 -65 -65 -64 -61 -60 -59 -58 -58 -52 -48 -48 -47 -46 -46 -45 -44 -44 -43 -42 -41 -40 -38 -35 -32 -31 -31 -28 -25 -22 -22 -17 -17 -16 -9 -6 -3 0 0 1 1 8 17 19 20 25 33 35 40 41 43 44 45 50 52 52 52 53 55 56 58 59 60 62 62 70 71 74 74 75 76 78 78 79 80 85 88 93 94 94 94 98 100 </text:p>
        </text:list-item>
      </text:list>
      <text:list xml:id="list4492372432861921053" text:style-name="L4">
        <text:list-header>
          <text:p text:style-name="P38">-99 -99 -97 -90 -89 -89 -88 -84 -81 -80 -76 -76 -71 -71 -69 -68 -66 -66 -65 -65 -64 -61 -60 -59 -58 -58 -52 -48 -48 -47 -46 -46 -45 -44 -44 -43 -42 -41 -40 -38 -35 -32 -31 -31 -28 -25 -22 -22 -17 -17 -16 -9 -6 -3 0 0 1 1 8 17 19 20 25 33 35 40 41 43 44 45 50 52 52 52 53 55 56 58 59 60 62 62 70 71 74 74 75 76 78 78 79 80 85 88 93 94 94 94 98 100 </text:p>
          <text:p text:style-name="P38">-99 -99 -97 -90 -89 -89 -88 -84 -81 -80 -76 -76 -71 -71 -69 -68 -66 -66 -65 -65 -64 -61 -60 -59 -58 -58 -52 -48 -48 -47 -46 -46 -45 -44 -44 -43 -42 -41 -40 -38 -35 -32 -31 -31 -28 -25 -22 -22 -17 -17 -16 -9 -6 -3 0 0 1 1 8 17 19 20 25 33 35 40 41 43 44 45 50 52 52 52 53 55 56 58 59 60 62 62 70 71 74 74 75 76 78 78 79 80 85 88 93 94 94 94 98 100 </text:p>
          <text:p text:style-name="P38"/>
        </text:list-header>
        <text:list-item>
          <text:p text:style-name="P38">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text:p>
          <text:p text:style-name="P38">1 2 3 4 5 6 7 8 9 10 11 12 13 14 15 16 17 18 19 20 21 22 23 24 25 26 27 28 29 30 31 32 33 34 35 36 37 38 39 40 41 42 43 44 45 46 47 48 49 50 51 52 53 <text:soft-page-break/>54 55 56 57 58 59 60 61 62 63 64 65 66 67 68 69 70 71 72 73 74 75 76 77 78 79 80 81 82 83 84 85 86 87 88 89 90 91 92 93 94 95 96 97 98 99 100 </text:p>
          <text:p text:style-name="P38">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text:p>
        </text:list-item>
      </text:list>
      <text:p text:style-name="P4"/>
      <text:p text:style-name="P3">Час виконання сортуванням злиття 0.000100 секунд, а сортуванням бульбашкою 0.000590 с. , що приблизно у 6 разів повільніше.</text:p>
      <text:list xml:id="list9107444765348928716" text:style-name="L5">
        <text:list-item>
          <text:p text:style-name="P30">Для найкращого випадку часи виконання такі:</text:p>
          <text:list>
            <text:list-item>
              <text:p text:style-name="P30">0.000021 — Сортування злиттям</text:p>
            </text:list-item>
            <text:list-item>
              <text:p text:style-name="P30">0.000057 — <text:span text:style-name="T5">Сортування бульбашкою</text:span></text:p>
            </text:list-item>
            <text:list-item>
              <text:p text:style-name="P30"><text:span text:style-name="T3">0.000003</text:span><text:span text:style-name="T5"> — Сортування бульбашкою </text:span><text:span text:style-name="T3">з флажком</text:span></text:p>
            </text:list-item>
          </text:list>
        </text:list-item>
        <text:list-item>
          <text:p text:style-name="P15">Для середнього випадку:</text:p>
          <text:list>
            <text:list-item>
              <text:p text:style-name="P30">0.000031 — Сортування злиттям</text:p>
            </text:list-item>
            <text:list-item>
              <text:p text:style-name="P30">0.000106 — <text:span text:style-name="T5">Сортування бульбашкою</text:span></text:p>
            </text:list-item>
            <text:list-item>
              <text:p text:style-name="P30"><text:span text:style-name="T3">0.000108</text:span><text:span text:style-name="T5"> — Сортування бульбашкою </text:span><text:span text:style-name="T3">з флажком</text:span></text:p>
            </text:list-item>
          </text:list>
        </text:list-item>
        <text:list-item>
          <text:p text:style-name="P15">Для найгіршого випадку:</text:p>
          <text:list>
            <text:list-item>
              <text:p text:style-name="P30">0.000018 — Сортування злиттям</text:p>
            </text:list-item>
            <text:list-item>
              <text:p text:style-name="P30">0.000100 — <text:span text:style-name="T5">Сортування бульбашкою</text:span></text:p>
            </text:list-item>
            <text:list-item>
              <text:p text:style-name="P30"><text:span text:style-name="T3">0.000102</text:span><text:span text:style-name="T5"> — Сортування бульбашкою </text:span><text:span text:style-name="T3">з флажком</text:span></text:p>
            </text:list-item>
          </text:list>
        </text:list-item>
      </text:list>
      <text:list xml:id="list122850390867743" text:continue-list="list122850544405468" text:style-name="L1">
        <text:list-item>
          <text:p text:style-name="P21">Порівняльний аналіз алгоритмів (таблиці, графіки)</text:p>
        </text:list-item>
      </text:list>
      <table:table table:name="Table2" table:style-name="Table2">
        <table:table-column table:style-name="Table2.A" table:number-columns-repeated="9"/>
        <table:table-row table:style-name="Table2.1">
          <table:table-cell table:style-name="Table2.A1" table:number-columns-spanned="3" office:value-type="string">
            <text:p text:style-name="P5">Best time</text:p>
          </table:table-cell>
          <table:covered-table-cell/>
          <table:covered-table-cell/>
          <table:table-cell table:style-name="Table2.A1" table:number-columns-spanned="3" office:value-type="string">
            <text:p text:style-name="P5">Common time</text:p>
          </table:table-cell>
          <table:covered-table-cell/>
          <table:covered-table-cell/>
          <table:table-cell table:style-name="Table2.G1" table:number-columns-spanned="3" office:value-type="string">
            <text:p text:style-name="P5">Worst time</text:p>
          </table:table-cell>
          <table:covered-table-cell/>
          <table:covered-table-cell/>
        </table:table-row>
        <table:table-row table:style-name="Table2.1">
          <table:table-cell table:style-name="Table2.A2" office:value-type="string">
            <text:p text:style-name="P6">Merge sort</text:p>
          </table:table-cell>
          <table:table-cell table:style-name="Table2.A2" office:value-type="string">
            <text:p text:style-name="P6">Bubble sort</text:p>
          </table:table-cell>
          <table:table-cell table:style-name="Table2.A2" office:value-type="string">
            <text:p text:style-name="P6">Flagged bubble sort</text:p>
          </table:table-cell>
          <table:table-cell table:style-name="Table2.A2" office:value-type="string">
            <text:p text:style-name="P6">Merge sort</text:p>
          </table:table-cell>
          <table:table-cell table:style-name="Table2.A2" office:value-type="string">
            <text:p text:style-name="P6">Bubble sort</text:p>
          </table:table-cell>
          <table:table-cell table:style-name="Table2.A2" office:value-type="string">
            <text:p text:style-name="P6">Flagged bubble sort</text:p>
          </table:table-cell>
          <table:table-cell table:style-name="Table2.A2" office:value-type="string">
            <text:p text:style-name="P6">Merge sort</text:p>
          </table:table-cell>
          <table:table-cell table:style-name="Table2.A2" office:value-type="string">
            <text:p text:style-name="P6">Bubble sort</text:p>
          </table:table-cell>
          <table:table-cell table:style-name="Table2.I2" office:value-type="string">
            <text:p text:style-name="P6">Flagged bubble sort</text:p>
          </table:table-cell>
        </table:table-row>
        <table:table-row table:style-name="Table2.1">
          <table:table-cell table:style-name="Table2.A3" office:value-type="float" office:value="0.000021">
            <text:p text:style-name="P7">0.000021</text:p>
          </table:table-cell>
          <table:table-cell table:style-name="Table2.A3" office:value-type="float" office:value="0.000057">
            <text:p text:style-name="P7">0.000057</text:p>
          </table:table-cell>
          <table:table-cell table:style-name="Table2.A3" office:value-type="float" office:value="0.000003">
            <text:p text:style-name="P7">0.000003</text:p>
          </table:table-cell>
          <table:table-cell table:style-name="Table2.A3" office:value-type="float" office:value="0.000031">
            <text:p text:style-name="P7">0.000031</text:p>
          </table:table-cell>
          <table:table-cell table:style-name="Table2.A3" office:value-type="float" office:value="0.000106">
            <text:p text:style-name="P7">0.000106</text:p>
          </table:table-cell>
          <table:table-cell table:style-name="Table2.A3" office:value-type="float" office:value="0.000108">
            <text:p text:style-name="P7">0.000108</text:p>
          </table:table-cell>
          <table:table-cell table:style-name="Table2.A3" office:value-type="float" office:value="0.000018">
            <text:p text:style-name="P7">0.000018</text:p>
          </table:table-cell>
          <table:table-cell table:style-name="Table2.A3" office:value-type="float" office:value="0.0001">
            <text:p text:style-name="P7">0.0001</text:p>
          </table:table-cell>
          <table:table-cell table:style-name="Table2.I3" office:value-type="float" office:value="0.000102">
            <text:p text:style-name="P7">0.000102</text:p>
          </table:table-cell>
        </table:table-row>
        <table:table-row table:style-name="Table2.1">
          <table:table-cell table:style-name="Table2.A3" office:value-type="float" office:value="0.000427">
            <text:p text:style-name="P7">0.000427</text:p>
          </table:table-cell>
          <table:table-cell table:style-name="Table2.A3" office:value-type="float" office:value="0.01563">
            <text:p text:style-name="P7">0.01563</text:p>
          </table:table-cell>
          <table:table-cell table:style-name="Table2.A3" office:value-type="float" office:value="0.00001">
            <text:p text:style-name="P7">0.00001</text:p>
          </table:table-cell>
          <table:table-cell table:style-name="Table2.A3" office:value-type="float" office:value="0.000351">
            <text:p text:style-name="P7">0.000351</text:p>
          </table:table-cell>
          <table:table-cell table:style-name="Table2.A3" office:value-type="float" office:value="0.014908">
            <text:p text:style-name="P7">0.014908</text:p>
          </table:table-cell>
          <table:table-cell table:style-name="Table2.A3" office:value-type="float" office:value="0.014998">
            <text:p text:style-name="P7">0.014998</text:p>
          </table:table-cell>
          <table:table-cell table:style-name="Table2.A3" office:value-type="float" office:value="0.000173">
            <text:p text:style-name="P7">0.000173</text:p>
          </table:table-cell>
          <table:table-cell table:style-name="Table2.A3" office:value-type="float" office:value="0.016751">
            <text:p text:style-name="P7">0.016751</text:p>
          </table:table-cell>
          <table:table-cell table:style-name="Table2.I3" office:value-type="float" office:value="0.013592">
            <text:p text:style-name="P7">0.013592</text:p>
          </table:table-cell>
        </table:table-row>
        <table:table-row table:style-name="Table2.1">
          <table:table-cell table:style-name="Table2.A3" office:value-type="float" office:value="0.000262">
            <text:p text:style-name="P7">0.000262</text:p>
          </table:table-cell>
          <table:table-cell table:style-name="Table2.A3" office:value-type="float" office:value="0.020304">
            <text:p text:style-name="P7">0.020304</text:p>
          </table:table-cell>
          <table:table-cell table:style-name="Table2.A3" office:value-type="float" office:value="0.000015">
            <text:p text:style-name="P7">0.000015</text:p>
          </table:table-cell>
          <table:table-cell table:style-name="Table2.A3" office:value-type="float" office:value="0.000528">
            <text:p text:style-name="P7">0.000528</text:p>
          </table:table-cell>
          <table:table-cell table:style-name="Table2.A3" office:value-type="float" office:value="0.034703">
            <text:p text:style-name="P7">0.034703</text:p>
          </table:table-cell>
          <table:table-cell table:style-name="Table2.A3" office:value-type="float" office:value="0.034935">
            <text:p text:style-name="P7">0.034935</text:p>
          </table:table-cell>
          <table:table-cell table:style-name="Table2.A3" office:value-type="float" office:value="0.000268">
            <text:p text:style-name="P7">0.000268</text:p>
          </table:table-cell>
          <table:table-cell table:style-name="Table2.A3" office:value-type="float" office:value="0.037759">
            <text:p text:style-name="P7">0.037759</text:p>
          </table:table-cell>
          <table:table-cell table:style-name="Table2.I3" office:value-type="float" office:value="0.030708">
            <text:p text:style-name="P7">0.030708</text:p>
          </table:table-cell>
        </table:table-row>
        <table:table-row table:style-name="Table2.1">
          <table:table-cell table:style-name="Table2.A3" office:value-type="float" office:value="0.000355">
            <text:p text:style-name="P7">0.000355</text:p>
          </table:table-cell>
          <table:table-cell table:style-name="Table2.A3" office:value-type="float" office:value="0.035779">
            <text:p text:style-name="P7">0.035779</text:p>
          </table:table-cell>
          <table:table-cell table:style-name="Table2.A3" office:value-type="float" office:value="0.000019">
            <text:p text:style-name="P7">0.000019</text:p>
          </table:table-cell>
          <table:table-cell table:style-name="Table2.A3" office:value-type="float" office:value="0.000714">
            <text:p text:style-name="P7">0.000714</text:p>
          </table:table-cell>
          <table:table-cell table:style-name="Table2.A3" office:value-type="float" office:value="0.063563">
            <text:p text:style-name="P7">0.063563</text:p>
          </table:table-cell>
          <table:table-cell table:style-name="Table2.A3" office:value-type="float" office:value="0.064291">
            <text:p text:style-name="P7">0.064291</text:p>
          </table:table-cell>
          <table:table-cell table:style-name="Table2.A3" office:value-type="float" office:value="0.000367">
            <text:p text:style-name="P7">0.000367</text:p>
          </table:table-cell>
          <table:table-cell table:style-name="Table2.A3" office:value-type="float" office:value="0.067163">
            <text:p text:style-name="P7">0.067163</text:p>
          </table:table-cell>
          <table:table-cell table:style-name="Table2.I3" office:value-type="float" office:value="0.054431">
            <text:p text:style-name="P7">0.054431</text:p>
          </table:table-cell>
        </table:table-row>
        <table:table-row table:style-name="Table2.1">
          <table:table-cell table:style-name="Table2.A3" office:value-type="float" office:value="0.000458">
            <text:p text:style-name="P7">0.000458</text:p>
          </table:table-cell>
          <table:table-cell table:style-name="Table2.A3" office:value-type="float" office:value="0.056006">
            <text:p text:style-name="P7">0.056006</text:p>
          </table:table-cell>
          <table:table-cell table:style-name="Table2.A3" office:value-type="float" office:value="0.000023">
            <text:p text:style-name="P7">0.000023</text:p>
          </table:table-cell>
          <table:table-cell table:style-name="Table2.A3" office:value-type="float" office:value="0.000912">
            <text:p text:style-name="P7">0.000912</text:p>
          </table:table-cell>
          <table:table-cell table:style-name="Table2.A3" office:value-type="float" office:value="0.106244">
            <text:p text:style-name="P7">0.106244</text:p>
          </table:table-cell>
          <table:table-cell table:style-name="Table2.A3" office:value-type="float" office:value="0.107052">
            <text:p text:style-name="P7">0.107052</text:p>
          </table:table-cell>
          <table:table-cell table:style-name="Table2.A3" office:value-type="float" office:value="0.000473">
            <text:p text:style-name="P7">0.000473</text:p>
          </table:table-cell>
          <table:table-cell table:style-name="Table2.A3" office:value-type="float" office:value="0.105723">
            <text:p text:style-name="P7">0.105723</text:p>
          </table:table-cell>
          <table:table-cell table:style-name="Table2.I3" office:value-type="float" office:value="0.086836">
            <text:p text:style-name="P7">0.086836</text:p>
          </table:table-cell>
        </table:table-row>
        <table:table-row table:style-name="Table2.1">
          <table:table-cell table:style-name="Table2.A3" office:value-type="float" office:value="0.000556">
            <text:p text:style-name="P7">0.000556</text:p>
          </table:table-cell>
          <table:table-cell table:style-name="Table2.A3" office:value-type="float" office:value="0.084677">
            <text:p text:style-name="P7">0.084677</text:p>
          </table:table-cell>
          <table:table-cell table:style-name="Table2.A3" office:value-type="float" office:value="0.000029">
            <text:p text:style-name="P7">0.000029</text:p>
          </table:table-cell>
          <table:table-cell table:style-name="Table2.A3" office:value-type="float" office:value="0.00123">
            <text:p text:style-name="P7">0.00123</text:p>
          </table:table-cell>
          <table:table-cell table:style-name="Table2.A3" office:value-type="float" office:value="0.161572">
            <text:p text:style-name="P7">0.161572</text:p>
          </table:table-cell>
          <table:table-cell table:style-name="Table2.A3" office:value-type="float" office:value="0.159599">
            <text:p text:style-name="P7">0.159599</text:p>
          </table:table-cell>
          <table:table-cell table:style-name="Table2.A3" office:value-type="float" office:value="0.00057">
            <text:p text:style-name="P7">0.00057</text:p>
          </table:table-cell>
          <table:table-cell table:style-name="Table2.A3" office:value-type="float" office:value="0.151613">
            <text:p text:style-name="P7">0.151613</text:p>
          </table:table-cell>
          <table:table-cell table:style-name="Table2.I3" office:value-type="float" office:value="0.122625">
            <text:p text:style-name="P7">0.122625</text:p>
          </table:table-cell>
        </table:table-row>
        <table:table-row table:style-name="Table2.1">
          <table:table-cell table:style-name="Table2.A3" office:value-type="float" office:value="0.00066">
            <text:p text:style-name="P7">0.00066</text:p>
          </table:table-cell>
          <table:table-cell table:style-name="Table2.A3" office:value-type="float" office:value="0.110774">
            <text:p text:style-name="P7">0.110774</text:p>
          </table:table-cell>
          <table:table-cell table:style-name="Table2.A3" office:value-type="float" office:value="0.000034">
            <text:p text:style-name="P7">0.000034</text:p>
          </table:table-cell>
          <table:table-cell table:style-name="Table2.A3" office:value-type="float" office:value="0.001365">
            <text:p text:style-name="P7">0.001365</text:p>
          </table:table-cell>
          <table:table-cell table:style-name="Table2.A3" office:value-type="float" office:value="0.227711">
            <text:p text:style-name="P7">0.227711</text:p>
          </table:table-cell>
          <table:table-cell table:style-name="Table2.A3" office:value-type="float" office:value="0.230634">
            <text:p text:style-name="P7">0.230634</text:p>
          </table:table-cell>
          <table:table-cell table:style-name="Table2.A3" office:value-type="float" office:value="0.000678">
            <text:p text:style-name="P7">0.000678</text:p>
          </table:table-cell>
          <table:table-cell table:style-name="Table2.A3" office:value-type="float" office:value="0.206107">
            <text:p text:style-name="P7">0.206107</text:p>
          </table:table-cell>
          <table:table-cell table:style-name="Table2.I3" office:value-type="float" office:value="0.166394">
            <text:p text:style-name="P7">0.166394</text:p>
          </table:table-cell>
        </table:table-row>
        <table:table-row table:style-name="Table2.1">
          <table:table-cell table:style-name="Table2.A3" office:value-type="float" office:value="0.000782">
            <text:p text:style-name="P7">0.000782</text:p>
          </table:table-cell>
          <table:table-cell table:style-name="Table2.A3" office:value-type="float" office:value="0.144023">
            <text:p text:style-name="P7">0.144023</text:p>
          </table:table-cell>
          <table:table-cell table:style-name="Table2.A3" office:value-type="float" office:value="0.000038">
            <text:p text:style-name="P7">0.000038</text:p>
          </table:table-cell>
          <table:table-cell table:style-name="Table2.A3" office:value-type="float" office:value="0.001492">
            <text:p text:style-name="P7">0.001492</text:p>
          </table:table-cell>
          <table:table-cell table:style-name="Table2.A3" office:value-type="float" office:value="0.300677">
            <text:p text:style-name="P7">0.300677</text:p>
          </table:table-cell>
          <table:table-cell table:style-name="Table2.A3" office:value-type="float" office:value="0.305487">
            <text:p text:style-name="P7">0.305487</text:p>
          </table:table-cell>
          <table:table-cell table:style-name="Table2.A3" office:value-type="float" office:value="0.000782">
            <text:p text:style-name="P7">0.000782</text:p>
          </table:table-cell>
          <table:table-cell table:style-name="Table2.A3" office:value-type="float" office:value="0.268589">
            <text:p text:style-name="P7">0.268589</text:p>
          </table:table-cell>
          <table:table-cell table:style-name="Table2.I3" office:value-type="float" office:value="0.217048">
            <text:p text:style-name="P7">0.217048</text:p>
          </table:table-cell>
        </table:table-row>
        <table:table-row table:style-name="Table2.1">
          <table:table-cell table:style-name="Table2.A3" office:value-type="float" office:value="0.000883">
            <text:p text:style-name="P7">0.000883</text:p>
          </table:table-cell>
          <table:table-cell table:style-name="Table2.A3" office:value-type="float" office:value="0.182095">
            <text:p text:style-name="P7">0.182095</text:p>
          </table:table-cell>
          <table:table-cell table:style-name="Table2.A3" office:value-type="float" office:value="0.000043">
            <text:p text:style-name="P7">0.000043</text:p>
          </table:table-cell>
          <table:table-cell table:style-name="Table2.A3" office:value-type="float" office:value="0.001683">
            <text:p text:style-name="P7">0.001683</text:p>
          </table:table-cell>
          <table:table-cell table:style-name="Table2.A3" office:value-type="float" office:value="0.385578">
            <text:p text:style-name="P7">0.385578</text:p>
          </table:table-cell>
          <table:table-cell table:style-name="Table2.A3" office:value-type="float" office:value="0.391041">
            <text:p text:style-name="P7">0.391041</text:p>
          </table:table-cell>
          <table:table-cell table:style-name="Table2.A3" office:value-type="float" office:value="0.000931">
            <text:p text:style-name="P7">0.000931</text:p>
          </table:table-cell>
          <table:table-cell table:style-name="Table2.A3" office:value-type="float" office:value="0.340598">
            <text:p text:style-name="P7">0.340598</text:p>
          </table:table-cell>
          <table:table-cell table:style-name="Table2.I3" office:value-type="float" office:value="0.274724">
            <text:p text:style-name="P7">0.274724</text:p>
          </table:table-cell>
        </table:table-row>
        <table:table-row table:style-name="Table2.1">
          <table:table-cell table:style-name="Table2.A3" office:value-type="float" office:value="0.000975">
            <text:p text:style-name="P7">0.000975</text:p>
          </table:table-cell>
          <table:table-cell table:style-name="Table2.A3" office:value-type="float" office:value="0.224702">
            <text:p text:style-name="P7">0.224702</text:p>
          </table:table-cell>
          <table:table-cell table:style-name="Table2.A3" office:value-type="float" office:value="0.000047">
            <text:p text:style-name="P7">0.000047</text:p>
          </table:table-cell>
          <table:table-cell table:style-name="Table2.A3" office:value-type="float" office:value="0.00196">
            <text:p text:style-name="P7">0.00196</text:p>
          </table:table-cell>
          <table:table-cell table:style-name="Table2.A3" office:value-type="float" office:value="0.487221">
            <text:p text:style-name="P7">0.487221</text:p>
          </table:table-cell>
          <table:table-cell table:style-name="Table2.A3" office:value-type="float" office:value="0.49602">
            <text:p text:style-name="P7">0.49602</text:p>
          </table:table-cell>
          <table:table-cell table:style-name="Table2.A3" office:value-type="float" office:value="0.001009">
            <text:p text:style-name="P7">0.001009</text:p>
          </table:table-cell>
          <table:table-cell table:style-name="Table2.A3" office:value-type="float" office:value="0.426628">
            <text:p text:style-name="P7">0.426628</text:p>
          </table:table-cell>
          <table:table-cell table:style-name="Table2.I3" office:value-type="float" office:value="0.339193">
            <text:p text:style-name="P7">0.339193</text:p>
          </table:table-cell>
        </table:table-row>
        <table:table-row table:style-name="Table2.1">
          <table:table-cell table:style-name="Table2.A3" office:value-type="float" office:value="0.001101">
            <text:p text:style-name="P7">0.001101</text:p>
          </table:table-cell>
          <table:table-cell table:style-name="Table2.A3" office:value-type="float" office:value="0.270727">
            <text:p text:style-name="P7">0.270727</text:p>
          </table:table-cell>
          <table:table-cell table:style-name="Table2.A3" office:value-type="float" office:value="0.000052">
            <text:p text:style-name="P7">0.000052</text:p>
          </table:table-cell>
          <table:table-cell table:style-name="Table2.A3" office:value-type="float" office:value="0.002106">
            <text:p text:style-name="P7">0.002106</text:p>
          </table:table-cell>
          <table:table-cell table:style-name="Table2.A3" office:value-type="float" office:value="0.592436">
            <text:p text:style-name="P7">0.592436</text:p>
          </table:table-cell>
          <table:table-cell table:style-name="Table2.A3" office:value-type="float" office:value="0.602797">
            <text:p text:style-name="P7">0.602797</text:p>
          </table:table-cell>
          <table:table-cell table:style-name="Table2.A3" office:value-type="float" office:value="0.0011">
            <text:p text:style-name="P7">0.0011</text:p>
          </table:table-cell>
          <table:table-cell table:style-name="Table2.A3" office:value-type="float" office:value="0.50843">
            <text:p text:style-name="P7">0.50843</text:p>
          </table:table-cell>
          <table:table-cell table:style-name="Table2.I3" office:value-type="float" office:value="0.411083">
            <text:p text:style-name="P7">0.411083</text:p>
          </table:table-cell>
        </table:table-row>
        <table:table-row table:style-name="Table2.1">
          <table:table-cell table:style-name="Table2.A3" office:value-type="float" office:value="0.001179">
            <text:p text:style-name="P7">0.001179</text:p>
          </table:table-cell>
          <table:table-cell table:style-name="Table2.A3" office:value-type="float" office:value="0.322223">
            <text:p text:style-name="P7">0.322223</text:p>
          </table:table-cell>
          <table:table-cell table:style-name="Table2.A3" office:value-type="float" office:value="0.000056">
            <text:p text:style-name="P7">0.000056</text:p>
          </table:table-cell>
          <table:table-cell table:style-name="Table2.A3" office:value-type="float" office:value="0.002254">
            <text:p text:style-name="P7">0.002254</text:p>
          </table:table-cell>
          <table:table-cell table:style-name="Table2.A3" office:value-type="float" office:value="0.721545">
            <text:p text:style-name="P7">0.721545</text:p>
          </table:table-cell>
          <table:table-cell table:style-name="Table2.A3" office:value-type="float" office:value="0.727909">
            <text:p text:style-name="P7">0.727909</text:p>
          </table:table-cell>
          <table:table-cell table:style-name="Table2.A3" office:value-type="float" office:value="0.001212">
            <text:p text:style-name="P7">0.001212</text:p>
          </table:table-cell>
          <table:table-cell table:style-name="Table2.A3" office:value-type="float" office:value="0.607223">
            <text:p text:style-name="P7">0.607223</text:p>
          </table:table-cell>
          <table:table-cell table:style-name="Table2.I3" office:value-type="float" office:value="0.489777">
            <text:p text:style-name="P7">0.489777</text:p>
          </table:table-cell>
        </table:table-row>
        <table:table-row table:style-name="Table2.1">
          <table:table-cell table:style-name="Table2.A3" office:value-type="float" office:value="0.001302">
            <text:p text:style-name="P7">0.001302</text:p>
          </table:table-cell>
          <table:table-cell table:style-name="Table2.A3" office:value-type="float" office:value="0.378445">
            <text:p text:style-name="P7">0.378445</text:p>
          </table:table-cell>
          <table:table-cell table:style-name="Table2.A3" office:value-type="float" office:value="0.000061">
            <text:p text:style-name="P7">0.000061</text:p>
          </table:table-cell>
          <table:table-cell table:style-name="Table2.A3" office:value-type="float" office:value="0.002477">
            <text:p text:style-name="P7">0.002477</text:p>
          </table:table-cell>
          <table:table-cell table:style-name="Table2.A3" office:value-type="float" office:value="0.846601">
            <text:p text:style-name="P7">0.846601</text:p>
          </table:table-cell>
          <table:table-cell table:style-name="Table2.A3" office:value-type="float" office:value="0.864297">
            <text:p text:style-name="P7">0.864297</text:p>
          </table:table-cell>
          <table:table-cell table:style-name="Table2.A3" office:value-type="float" office:value="0.001334">
            <text:p text:style-name="P7">0.001334</text:p>
          </table:table-cell>
          <table:table-cell table:style-name="Table2.A3" office:value-type="float" office:value="0.713077">
            <text:p text:style-name="P7">0.713077</text:p>
          </table:table-cell>
          <table:table-cell table:style-name="Table2.I3" office:value-type="float" office:value="0.576046">
            <text:p text:style-name="P7">0.576046</text:p>
          </table:table-cell>
        </table:table-row>
        <table:table-row table:style-name="Table2.1">
          <table:table-cell table:style-name="Table2.A3" office:value-type="float" office:value="0.001392">
            <text:p text:style-name="P7">0.001392</text:p>
          </table:table-cell>
          <table:table-cell table:style-name="Table2.A3" office:value-type="float" office:value="0.438636">
            <text:p text:style-name="P7">0.438636</text:p>
          </table:table-cell>
          <table:table-cell table:style-name="Table2.A3" office:value-type="float" office:value="0.000064">
            <text:p text:style-name="P7">0.000064</text:p>
          </table:table-cell>
          <table:table-cell table:style-name="Table2.A3" office:value-type="float" office:value="0.002659">
            <text:p text:style-name="P7">0.002659</text:p>
          </table:table-cell>
          <table:table-cell table:style-name="Table2.A3" office:value-type="float" office:value="0.992857">
            <text:p text:style-name="P7">0.992857</text:p>
          </table:table-cell>
          <table:table-cell table:style-name="Table2.A3" office:value-type="float" office:value="1.010824">
            <text:p text:style-name="P7">1.010824</text:p>
          </table:table-cell>
          <table:table-cell table:style-name="Table2.A3" office:value-type="float" office:value="0.001443">
            <text:p text:style-name="P7">0.001443</text:p>
          </table:table-cell>
          <table:table-cell table:style-name="Table2.A3" office:value-type="float" office:value="0.828301">
            <text:p text:style-name="P7">0.828301</text:p>
          </table:table-cell>
          <table:table-cell table:style-name="Table2.I3" office:value-type="float" office:value="0.671808">
            <text:p text:style-name="P7">0.671808</text:p>
          </table:table-cell>
        </table:table-row>
        <table:table-row table:style-name="Table2.1">
          <table:table-cell table:style-name="Table2.A3" office:value-type="float" office:value="0.001502">
            <text:p text:style-name="P7">0.001502</text:p>
          </table:table-cell>
          <table:table-cell table:style-name="Table2.A3" office:value-type="float" office:value="0.503547">
            <text:p text:style-name="P7">0.503547</text:p>
          </table:table-cell>
          <table:table-cell table:style-name="Table2.A3" office:value-type="float" office:value="0.000069">
            <text:p text:style-name="P7">0.000069</text:p>
          </table:table-cell>
          <table:table-cell table:style-name="Table2.A3" office:value-type="float" office:value="0.002885">
            <text:p text:style-name="P7">0.002885</text:p>
          </table:table-cell>
          <table:table-cell table:style-name="Table2.A3" office:value-type="float" office:value="1.145322">
            <text:p text:style-name="P7">1.145322</text:p>
          </table:table-cell>
          <table:table-cell table:style-name="Table2.A3" office:value-type="float" office:value="1.166523">
            <text:p text:style-name="P7">1.166523</text:p>
          </table:table-cell>
          <table:table-cell table:style-name="Table2.A3" office:value-type="float" office:value="0.001546">
            <text:p text:style-name="P7">0.001546</text:p>
          </table:table-cell>
          <table:table-cell table:style-name="Table2.A3" office:value-type="float" office:value="0.949916">
            <text:p text:style-name="P7">0.949916</text:p>
          </table:table-cell>
          <table:table-cell table:style-name="Table2.I3" office:value-type="float" office:value="0.767992">
            <text:p text:style-name="P7">0.767992</text:p>
          </table:table-cell>
        </table:table-row>
        <text:soft-page-break/>
        <table:table-row table:style-name="Table2.1">
          <table:table-cell table:style-name="Table2.A3" office:value-type="float" office:value="0.0016">
            <text:p text:style-name="P7">0.0016</text:p>
          </table:table-cell>
          <table:table-cell table:style-name="Table2.A3" office:value-type="float" office:value="0.577444">
            <text:p text:style-name="P7">0.577444</text:p>
          </table:table-cell>
          <table:table-cell table:style-name="Table2.A3" office:value-type="float" office:value="0.000076">
            <text:p text:style-name="P7">0.000076</text:p>
          </table:table-cell>
          <table:table-cell table:style-name="Table2.A3" office:value-type="float" office:value="0.003096">
            <text:p text:style-name="P7">0.003096</text:p>
          </table:table-cell>
          <table:table-cell table:style-name="Table2.A3" office:value-type="float" office:value="1.306651">
            <text:p text:style-name="P7">1.306651</text:p>
          </table:table-cell>
          <table:table-cell table:style-name="Table2.A3" office:value-type="float" office:value="1.333172">
            <text:p text:style-name="P7">1.333172</text:p>
          </table:table-cell>
          <table:table-cell table:style-name="Table2.A3" office:value-type="float" office:value="0.001653">
            <text:p text:style-name="P7">0.001653</text:p>
          </table:table-cell>
          <table:table-cell table:style-name="Table2.A3" office:value-type="float" office:value="1.087562">
            <text:p text:style-name="P7">1.087562</text:p>
          </table:table-cell>
          <table:table-cell table:style-name="Table2.I3" office:value-type="float" office:value="0.900411">
            <text:p text:style-name="P7">0.900411</text:p>
          </table:table-cell>
        </table:table-row>
        <table:table-row table:style-name="Table2.1">
          <table:table-cell table:style-name="Table2.A3" office:value-type="float" office:value="0.001721">
            <text:p text:style-name="P7">0.001721</text:p>
          </table:table-cell>
          <table:table-cell table:style-name="Table2.A3" office:value-type="float" office:value="0.649388">
            <text:p text:style-name="P7">0.649388</text:p>
          </table:table-cell>
          <table:table-cell table:style-name="Table2.A3" office:value-type="float" office:value="0.000081">
            <text:p text:style-name="P7">0.000081</text:p>
          </table:table-cell>
          <table:table-cell table:style-name="Table2.A3" office:value-type="float" office:value="0.003275">
            <text:p text:style-name="P7">0.003275</text:p>
          </table:table-cell>
          <table:table-cell table:style-name="Table2.A3" office:value-type="float" office:value="1.488106">
            <text:p text:style-name="P7">1.488106</text:p>
          </table:table-cell>
          <table:table-cell table:style-name="Table2.A3" office:value-type="float" office:value="1.518454">
            <text:p text:style-name="P7">1.518454</text:p>
          </table:table-cell>
          <table:table-cell table:style-name="Table2.A3" office:value-type="float" office:value="0.001762">
            <text:p text:style-name="P7">0.001762</text:p>
          </table:table-cell>
          <table:table-cell table:style-name="Table2.A3" office:value-type="float" office:value="1.214121">
            <text:p text:style-name="P7">1.214121</text:p>
          </table:table-cell>
          <table:table-cell table:style-name="Table2.I3" office:value-type="float" office:value="0.983046">
            <text:p text:style-name="P7">0.983046</text:p>
          </table:table-cell>
        </table:table-row>
        <table:table-row table:style-name="Table2.1">
          <table:table-cell table:style-name="Table2.A3" office:value-type="float" office:value="0.001843">
            <text:p text:style-name="P7">0.001843</text:p>
          </table:table-cell>
          <table:table-cell table:style-name="Table2.A3" office:value-type="float" office:value="0.729212">
            <text:p text:style-name="P7">0.729212</text:p>
          </table:table-cell>
          <table:table-cell table:style-name="Table2.A3" office:value-type="float" office:value="0.000085">
            <text:p text:style-name="P7">0.000085</text:p>
          </table:table-cell>
          <table:table-cell table:style-name="Table2.A3" office:value-type="float" office:value="0.003493">
            <text:p text:style-name="P7">0.003493</text:p>
          </table:table-cell>
          <table:table-cell table:style-name="Table2.A3" office:value-type="float" office:value="1.665149">
            <text:p text:style-name="P7">1.665149</text:p>
          </table:table-cell>
          <table:table-cell table:style-name="Table2.A3" office:value-type="float" office:value="1.692946">
            <text:p text:style-name="P7">1.692946</text:p>
          </table:table-cell>
          <table:table-cell table:style-name="Table2.A3" office:value-type="float" office:value="0.001879">
            <text:p text:style-name="P7">0.001879</text:p>
          </table:table-cell>
          <table:table-cell table:style-name="Table2.A3" office:value-type="float" office:value="1.372696">
            <text:p text:style-name="P7">1.372696</text:p>
          </table:table-cell>
          <table:table-cell table:style-name="Table2.I3" office:value-type="float" office:value="1.11072">
            <text:p text:style-name="P7">1.11072</text:p>
          </table:table-cell>
        </table:table-row>
        <table:table-row table:style-name="Table2.1">
          <table:table-cell table:style-name="Table2.A3" office:value-type="float" office:value="0.001948">
            <text:p text:style-name="P7">0.001948</text:p>
          </table:table-cell>
          <table:table-cell table:style-name="Table2.A3" office:value-type="float" office:value="0.808894">
            <text:p text:style-name="P7">0.808894</text:p>
          </table:table-cell>
          <table:table-cell table:style-name="Table2.A3" office:value-type="float" office:value="0.000089">
            <text:p text:style-name="P7">0.000089</text:p>
          </table:table-cell>
          <table:table-cell table:style-name="Table2.A3" office:value-type="float" office:value="0.003679">
            <text:p text:style-name="P7">0.003679</text:p>
          </table:table-cell>
          <table:table-cell table:style-name="Table2.A3" office:value-type="float" office:value="1.878277">
            <text:p text:style-name="P7">1.878277</text:p>
          </table:table-cell>
          <table:table-cell table:style-name="Table2.A3" office:value-type="float" office:value="1.912655">
            <text:p text:style-name="P7">1.912655</text:p>
          </table:table-cell>
          <table:table-cell table:style-name="Table2.A3" office:value-type="float" office:value="0.001994">
            <text:p text:style-name="P7">0.001994</text:p>
          </table:table-cell>
          <table:table-cell table:style-name="Table2.A3" office:value-type="float" office:value="1.541808">
            <text:p text:style-name="P7">1.541808</text:p>
          </table:table-cell>
          <table:table-cell table:style-name="Table2.I3" office:value-type="float" office:value="1.238768">
            <text:p text:style-name="P7">1.238768</text:p>
          </table:table-cell>
        </table:table-row>
        <table:table-row table:style-name="Table2.1">
          <table:table-cell table:style-name="Table2.A3" office:value-type="float" office:value="0.002068">
            <text:p text:style-name="P7">0.002068</text:p>
          </table:table-cell>
          <table:table-cell table:style-name="Table2.A3" office:value-type="float" office:value="0.90967">
            <text:p text:style-name="P7">0.90967</text:p>
          </table:table-cell>
          <table:table-cell table:style-name="Table2.A3" office:value-type="float" office:value="0.000095">
            <text:p text:style-name="P7">0.000095</text:p>
          </table:table-cell>
          <table:table-cell table:style-name="Table2.A3" office:value-type="float" office:value="0.003866">
            <text:p text:style-name="P7">0.003866</text:p>
          </table:table-cell>
          <table:table-cell table:style-name="Table2.A3" office:value-type="float" office:value="2.084826">
            <text:p text:style-name="P7">2.084826</text:p>
          </table:table-cell>
          <table:table-cell table:style-name="Table2.A3" office:value-type="float" office:value="2.128715">
            <text:p text:style-name="P7">2.128715</text:p>
          </table:table-cell>
          <table:table-cell table:style-name="Table2.A3" office:value-type="float" office:value="0.002095">
            <text:p text:style-name="P7">0.002095</text:p>
          </table:table-cell>
          <table:table-cell table:style-name="Table2.A3" office:value-type="float" office:value="1.706299">
            <text:p text:style-name="P7">1.706299</text:p>
          </table:table-cell>
          <table:table-cell table:style-name="Table2.I3" office:value-type="float" office:value="1.373847">
            <text:p text:style-name="P7">1.373847</text:p>
          </table:table-cell>
        </table:table-row>
        <table:table-row table:style-name="Table2.1">
          <table:table-cell table:style-name="Table2.A3" office:value-type="float" office:value="0.002183">
            <text:p text:style-name="P7">0.002183</text:p>
          </table:table-cell>
          <table:table-cell table:style-name="Table2.A3" office:value-type="float" office:value="1.004242">
            <text:p text:style-name="P7">1.004242</text:p>
          </table:table-cell>
          <table:table-cell table:style-name="Table2.A3" office:value-type="float" office:value="0.000099">
            <text:p text:style-name="P7">0.000099</text:p>
          </table:table-cell>
          <table:table-cell table:style-name="Table2.A3" office:value-type="float" office:value="0.004074">
            <text:p text:style-name="P7">0.004074</text:p>
          </table:table-cell>
          <table:table-cell table:style-name="Table2.A3" office:value-type="float" office:value="2.311683">
            <text:p text:style-name="P7">2.311683</text:p>
          </table:table-cell>
          <table:table-cell table:style-name="Table2.A3" office:value-type="float" office:value="2.367501">
            <text:p text:style-name="P7">2.367501</text:p>
          </table:table-cell>
          <table:table-cell table:style-name="Table2.A3" office:value-type="float" office:value="0.002216">
            <text:p text:style-name="P7">0.002216</text:p>
          </table:table-cell>
          <table:table-cell table:style-name="Table2.A3" office:value-type="float" office:value="1.876403">
            <text:p text:style-name="P7">1.876403</text:p>
          </table:table-cell>
          <table:table-cell table:style-name="Table2.I3" office:value-type="float" office:value="1.522303">
            <text:p text:style-name="P7">1.522303</text:p>
          </table:table-cell>
        </table:table-row>
        <table:table-row table:style-name="Table2.1">
          <table:table-cell table:style-name="Table2.A3" office:value-type="float" office:value="0.002295">
            <text:p text:style-name="P7">0.002295</text:p>
          </table:table-cell>
          <table:table-cell table:style-name="Table2.A3" office:value-type="float" office:value="1.099715">
            <text:p text:style-name="P7">1.099715</text:p>
          </table:table-cell>
          <table:table-cell table:style-name="Table2.A3" office:value-type="float" office:value="0.000103">
            <text:p text:style-name="P7">0.000103</text:p>
          </table:table-cell>
          <table:table-cell table:style-name="Table2.A3" office:value-type="float" office:value="0.004306">
            <text:p text:style-name="P7">0.004306</text:p>
          </table:table-cell>
          <table:table-cell table:style-name="Table2.A3" office:value-type="float" office:value="2.53616">
            <text:p text:style-name="P7">2.53616</text:p>
          </table:table-cell>
          <table:table-cell table:style-name="Table2.A3" office:value-type="float" office:value="2.623441">
            <text:p text:style-name="P7">2.623441</text:p>
          </table:table-cell>
          <table:table-cell table:style-name="Table2.A3" office:value-type="float" office:value="0.002317">
            <text:p text:style-name="P7">0.002317</text:p>
          </table:table-cell>
          <table:table-cell table:style-name="Table2.A3" office:value-type="float" office:value="2.03763">
            <text:p text:style-name="P7">2.03763</text:p>
          </table:table-cell>
          <table:table-cell table:style-name="Table2.I3" office:value-type="float" office:value="1.645603">
            <text:p text:style-name="P7">1.645603</text:p>
          </table:table-cell>
        </table:table-row>
        <table:table-row table:style-name="Table2.1">
          <table:table-cell table:style-name="Table2.A3" office:value-type="float" office:value="0.002407">
            <text:p text:style-name="P7">0.002407</text:p>
          </table:table-cell>
          <table:table-cell table:style-name="Table2.A3" office:value-type="float" office:value="1.184713">
            <text:p text:style-name="P7">1.184713</text:p>
          </table:table-cell>
          <table:table-cell table:style-name="Table2.A3" office:value-type="float" office:value="0.000107">
            <text:p text:style-name="P7">0.000107</text:p>
          </table:table-cell>
          <table:table-cell table:style-name="Table2.A3" office:value-type="float" office:value="0.004485">
            <text:p text:style-name="P7">0.004485</text:p>
          </table:table-cell>
          <table:table-cell table:style-name="Table2.A3" office:value-type="float" office:value="2.769388">
            <text:p text:style-name="P7">2.769388</text:p>
          </table:table-cell>
          <table:table-cell table:style-name="Table2.A3" office:value-type="float" office:value="2.823215">
            <text:p text:style-name="P7">2.823215</text:p>
          </table:table-cell>
          <table:table-cell table:style-name="Table2.A3" office:value-type="float" office:value="0.002441">
            <text:p text:style-name="P7">0.002441</text:p>
          </table:table-cell>
          <table:table-cell table:style-name="Table2.A3" office:value-type="float" office:value="2.22191">
            <text:p text:style-name="P7">2.22191</text:p>
          </table:table-cell>
          <table:table-cell table:style-name="Table2.I3" office:value-type="float" office:value="1.797036">
            <text:p text:style-name="P7">1.797036</text:p>
          </table:table-cell>
        </table:table-row>
        <table:table-row table:style-name="Table2.1">
          <table:table-cell table:style-name="Table2.A3" office:value-type="float" office:value="0.002511">
            <text:p text:style-name="P7">0.002511</text:p>
          </table:table-cell>
          <table:table-cell table:style-name="Table2.A3" office:value-type="float" office:value="1.287959">
            <text:p text:style-name="P7">1.287959</text:p>
          </table:table-cell>
          <table:table-cell table:style-name="Table2.A3" office:value-type="float" office:value="0.00011">
            <text:p text:style-name="P7">0.00011</text:p>
          </table:table-cell>
          <table:table-cell table:style-name="Table2.A3" office:value-type="float" office:value="0.004681">
            <text:p text:style-name="P7">0.004681</text:p>
          </table:table-cell>
          <table:table-cell table:style-name="Table2.A3" office:value-type="float" office:value="2.999945">
            <text:p text:style-name="P7">2.999945</text:p>
          </table:table-cell>
          <table:table-cell table:style-name="Table2.A3" office:value-type="float" office:value="3.074567">
            <text:p text:style-name="P7">3.074567</text:p>
          </table:table-cell>
          <table:table-cell table:style-name="Table2.A3" office:value-type="float" office:value="0.002559">
            <text:p text:style-name="P7">0.002559</text:p>
          </table:table-cell>
          <table:table-cell table:style-name="Table2.A3" office:value-type="float" office:value="2.439179">
            <text:p text:style-name="P7">2.439179</text:p>
          </table:table-cell>
          <table:table-cell table:style-name="Table2.I3" office:value-type="float" office:value="1.990128">
            <text:p text:style-name="P7">1.990128</text:p>
          </table:table-cell>
        </table:table-row>
        <table:table-row table:style-name="Table2.1">
          <table:table-cell table:style-name="Table2.A3" office:value-type="float" office:value="0.002624">
            <text:p text:style-name="P7">0.002624</text:p>
          </table:table-cell>
          <table:table-cell table:style-name="Table2.A3" office:value-type="float" office:value="1.401323">
            <text:p text:style-name="P7">1.401323</text:p>
          </table:table-cell>
          <table:table-cell table:style-name="Table2.A3" office:value-type="float" office:value="0.000117">
            <text:p text:style-name="P7">0.000117</text:p>
          </table:table-cell>
          <table:table-cell table:style-name="Table2.A3" office:value-type="float" office:value="0.004906">
            <text:p text:style-name="P7">0.004906</text:p>
          </table:table-cell>
          <table:table-cell table:style-name="Table2.A3" office:value-type="float" office:value="3.276674">
            <text:p text:style-name="P7">3.276674</text:p>
          </table:table-cell>
          <table:table-cell table:style-name="Table2.A3" office:value-type="float" office:value="3.342791">
            <text:p text:style-name="P7">3.342791</text:p>
          </table:table-cell>
          <table:table-cell table:style-name="Table2.A3" office:value-type="float" office:value="0.002644">
            <text:p text:style-name="P7">0.002644</text:p>
          </table:table-cell>
          <table:table-cell table:style-name="Table2.A3" office:value-type="float" office:value="2.677728">
            <text:p text:style-name="P7">2.677728</text:p>
          </table:table-cell>
          <table:table-cell table:style-name="Table2.I3" office:value-type="float" office:value="2.139734">
            <text:p text:style-name="P7">2.139734</text:p>
          </table:table-cell>
        </table:table-row>
        <table:table-row table:style-name="Table2.1">
          <table:table-cell table:style-name="Table2.A3" office:value-type="float" office:value="0.002746">
            <text:p text:style-name="P7">0.002746</text:p>
          </table:table-cell>
          <table:table-cell table:style-name="Table2.A3" office:value-type="float" office:value="1.526917">
            <text:p text:style-name="P7">1.526917</text:p>
          </table:table-cell>
          <table:table-cell table:style-name="Table2.A3" office:value-type="float" office:value="0.000122">
            <text:p text:style-name="P7">0.000122</text:p>
          </table:table-cell>
          <table:table-cell table:style-name="Table2.A3" office:value-type="float" office:value="0.005137">
            <text:p text:style-name="P7">0.005137</text:p>
          </table:table-cell>
          <table:table-cell table:style-name="Table2.A3" office:value-type="float" office:value="3.578168">
            <text:p text:style-name="P7">3.578168</text:p>
          </table:table-cell>
          <table:table-cell table:style-name="Table2.A3" office:value-type="float" office:value="3.643374">
            <text:p text:style-name="P7">3.643374</text:p>
          </table:table-cell>
          <table:table-cell table:style-name="Table2.A3" office:value-type="float" office:value="0.002808">
            <text:p text:style-name="P7">0.002808</text:p>
          </table:table-cell>
          <table:table-cell table:style-name="Table2.A3" office:value-type="float" office:value="2.892">
            <text:p text:style-name="P7">2.892</text:p>
          </table:table-cell>
          <table:table-cell table:style-name="Table2.I3" office:value-type="float" office:value="2.313282">
            <text:p text:style-name="P7">2.313282</text:p>
          </table:table-cell>
        </table:table-row>
        <table:table-row table:style-name="Table2.1">
          <table:table-cell table:style-name="Table2.A3" office:value-type="float" office:value="0.002858">
            <text:p text:style-name="P7">0.002858</text:p>
          </table:table-cell>
          <table:table-cell table:style-name="Table2.A3" office:value-type="float" office:value="1.644772">
            <text:p text:style-name="P7">1.644772</text:p>
          </table:table-cell>
          <table:table-cell table:style-name="Table2.A3" office:value-type="float" office:value="0.000124">
            <text:p text:style-name="P7">0.000124</text:p>
          </table:table-cell>
          <table:table-cell table:style-name="Table2.A3" office:value-type="float" office:value="0.005317">
            <text:p text:style-name="P7">0.005317</text:p>
          </table:table-cell>
          <table:table-cell table:style-name="Table2.A3" office:value-type="float" office:value="3.863106">
            <text:p text:style-name="P7">3.863106</text:p>
          </table:table-cell>
          <table:table-cell table:style-name="Table2.A3" office:value-type="float" office:value="3.919382">
            <text:p text:style-name="P7">3.919382</text:p>
          </table:table-cell>
          <table:table-cell table:style-name="Table2.A3" office:value-type="float" office:value="0.002917">
            <text:p text:style-name="P7">0.002917</text:p>
          </table:table-cell>
          <table:table-cell table:style-name="Table2.A3" office:value-type="float" office:value="3.112359">
            <text:p text:style-name="P7">3.112359</text:p>
          </table:table-cell>
          <table:table-cell table:style-name="Table2.I3" office:value-type="float" office:value="2.509366">
            <text:p text:style-name="P7">2.509366</text:p>
          </table:table-cell>
        </table:table-row>
        <table:table-row table:style-name="Table2.1">
          <table:table-cell table:style-name="Table2.A3" office:value-type="float" office:value="0.002975">
            <text:p text:style-name="P7">0.002975</text:p>
          </table:table-cell>
          <table:table-cell table:style-name="Table2.A3" office:value-type="float" office:value="1.769177">
            <text:p text:style-name="P7">1.769177</text:p>
          </table:table-cell>
          <table:table-cell table:style-name="Table2.A3" office:value-type="float" office:value="0.000131">
            <text:p text:style-name="P7">0.000131</text:p>
          </table:table-cell>
          <table:table-cell table:style-name="Table2.A3" office:value-type="float" office:value="0.005503">
            <text:p text:style-name="P7">0.005503</text:p>
          </table:table-cell>
          <table:table-cell table:style-name="Table2.A3" office:value-type="float" office:value="4.16156">
            <text:p text:style-name="P7">4.16156</text:p>
          </table:table-cell>
          <table:table-cell table:style-name="Table2.A3" office:value-type="float" office:value="4.279504">
            <text:p text:style-name="P7">4.279504</text:p>
          </table:table-cell>
          <table:table-cell table:style-name="Table2.A3" office:value-type="float" office:value="0.003028">
            <text:p text:style-name="P7">0.003028</text:p>
          </table:table-cell>
          <table:table-cell table:style-name="Table2.A3" office:value-type="float" office:value="3.343899">
            <text:p text:style-name="P7">3.343899</text:p>
          </table:table-cell>
          <table:table-cell table:style-name="Table2.I3" office:value-type="float" office:value="2.683897">
            <text:p text:style-name="P7">2.683897</text:p>
          </table:table-cell>
        </table:table-row>
        <table:table-row table:style-name="Table2.1">
          <table:table-cell table:style-name="Table2.A3" office:value-type="float" office:value="0.00481">
            <text:p text:style-name="P7">0.00481</text:p>
          </table:table-cell>
          <table:table-cell table:style-name="Table2.A3" office:value-type="float" office:value="1.912695">
            <text:p text:style-name="P7">1.912695</text:p>
          </table:table-cell>
          <table:table-cell table:style-name="Table2.A3" office:value-type="float" office:value="0.000135">
            <text:p text:style-name="P7">0.000135</text:p>
          </table:table-cell>
          <table:table-cell table:style-name="Table2.A3" office:value-type="float" office:value="0.005688">
            <text:p text:style-name="P7">0.005688</text:p>
          </table:table-cell>
          <table:table-cell table:style-name="Table2.A3" office:value-type="float" office:value="4.456695">
            <text:p text:style-name="P7">4.456695</text:p>
          </table:table-cell>
          <table:table-cell table:style-name="Table2.A3" office:value-type="float" office:value="4.551687">
            <text:p text:style-name="P7">4.551687</text:p>
          </table:table-cell>
          <table:table-cell table:style-name="Table2.A3" office:value-type="float" office:value="0.003141">
            <text:p text:style-name="P7">0.003141</text:p>
          </table:table-cell>
          <table:table-cell table:style-name="Table2.A3" office:value-type="float" office:value="3.620263">
            <text:p text:style-name="P7">3.620263</text:p>
          </table:table-cell>
          <table:table-cell table:style-name="Table2.I3" office:value-type="float" office:value="2.880175">
            <text:p text:style-name="P7">2.880175</text:p>
          </table:table-cell>
        </table:table-row>
        <table:table-row table:style-name="Table2.1">
          <table:table-cell table:style-name="Table2.A3" office:value-type="float" office:value="0.003226">
            <text:p text:style-name="P7">0.003226</text:p>
          </table:table-cell>
          <table:table-cell table:style-name="Table2.A3" office:value-type="float" office:value="2.031718">
            <text:p text:style-name="P7">2.031718</text:p>
          </table:table-cell>
          <table:table-cell table:style-name="Table2.A3" office:value-type="float" office:value="0.00014">
            <text:p text:style-name="P7">0.00014</text:p>
          </table:table-cell>
          <table:table-cell table:style-name="Table2.A3" office:value-type="float" office:value="0.005983">
            <text:p text:style-name="P7">0.005983</text:p>
          </table:table-cell>
          <table:table-cell table:style-name="Table2.A3" office:value-type="float" office:value="4.817999">
            <text:p text:style-name="P7">4.817999</text:p>
          </table:table-cell>
          <table:table-cell table:style-name="Table2.A3" office:value-type="float" office:value="4.906144">
            <text:p text:style-name="P7">4.906144</text:p>
          </table:table-cell>
          <table:table-cell table:style-name="Table2.A3" office:value-type="float" office:value="0.003258">
            <text:p text:style-name="P7">0.003258</text:p>
          </table:table-cell>
          <table:table-cell table:style-name="Table2.A3" office:value-type="float" office:value="3.931444">
            <text:p text:style-name="P7">3.931444</text:p>
          </table:table-cell>
          <table:table-cell table:style-name="Table2.I3" office:value-type="float" office:value="3.114337">
            <text:p text:style-name="P7">3.114337</text:p>
          </table:table-cell>
        </table:table-row>
        <table:table-row table:style-name="Table2.1">
          <table:table-cell table:style-name="Table2.A3" office:value-type="float" office:value="0.00333">
            <text:p text:style-name="P7">0.00333</text:p>
          </table:table-cell>
          <table:table-cell table:style-name="Table2.A3" office:value-type="float" office:value="2.16499">
            <text:p text:style-name="P7">2.16499</text:p>
          </table:table-cell>
          <table:table-cell table:style-name="Table2.A3" office:value-type="float" office:value="0.000147">
            <text:p text:style-name="P7">0.000147</text:p>
          </table:table-cell>
          <table:table-cell table:style-name="Table2.A3" office:value-type="float" office:value="0.006176">
            <text:p text:style-name="P7">0.006176</text:p>
          </table:table-cell>
          <table:table-cell table:style-name="Table2.A3" office:value-type="float" office:value="5.106767">
            <text:p text:style-name="P7">5.106767</text:p>
          </table:table-cell>
          <table:table-cell table:style-name="Table2.A3" office:value-type="float" office:value="5.239294">
            <text:p text:style-name="P7">5.239294</text:p>
          </table:table-cell>
          <table:table-cell table:style-name="Table2.A3" office:value-type="float" office:value="0.003349">
            <text:p text:style-name="P7">0.003349</text:p>
          </table:table-cell>
          <table:table-cell table:style-name="Table2.A3" office:value-type="float" office:value="4.129335">
            <text:p text:style-name="P7">4.129335</text:p>
          </table:table-cell>
          <table:table-cell table:style-name="Table2.I3" office:value-type="float" office:value="3.302136">
            <text:p text:style-name="P7">3.302136</text:p>
          </table:table-cell>
        </table:table-row>
        <table:table-row table:style-name="Table2.1">
          <table:table-cell table:style-name="Table2.A3" office:value-type="float" office:value="0.003439">
            <text:p text:style-name="P7">0.003439</text:p>
          </table:table-cell>
          <table:table-cell table:style-name="Table2.A3" office:value-type="float" office:value="2.294148">
            <text:p text:style-name="P7">2.294148</text:p>
          </table:table-cell>
          <table:table-cell table:style-name="Table2.A3" office:value-type="float" office:value="0.000146">
            <text:p text:style-name="P7">0.000146</text:p>
          </table:table-cell>
          <table:table-cell table:style-name="Table2.A3" office:value-type="float" office:value="0.00636">
            <text:p text:style-name="P7">0.00636</text:p>
          </table:table-cell>
          <table:table-cell table:style-name="Table2.A3" office:value-type="float" office:value="5.449196">
            <text:p text:style-name="P7">5.449196</text:p>
          </table:table-cell>
          <table:table-cell table:style-name="Table2.A3" office:value-type="float" office:value="5.553657">
            <text:p text:style-name="P7">5.553657</text:p>
          </table:table-cell>
          <table:table-cell table:style-name="Table2.A3" office:value-type="float" office:value="0.003472">
            <text:p text:style-name="P7">0.003472</text:p>
          </table:table-cell>
          <table:table-cell table:style-name="Table2.A3" office:value-type="float" office:value="4.324072">
            <text:p text:style-name="P7">4.324072</text:p>
          </table:table-cell>
          <table:table-cell table:style-name="Table2.I3" office:value-type="float" office:value="3.481426">
            <text:p text:style-name="P7">3.481426</text:p>
          </table:table-cell>
        </table:table-row>
        <table:table-row table:style-name="Table2.1">
          <table:table-cell table:style-name="Table2.A3" office:value-type="float" office:value="0.003547">
            <text:p text:style-name="P7">0.003547</text:p>
          </table:table-cell>
          <table:table-cell table:style-name="Table2.A3" office:value-type="float" office:value="2.434747">
            <text:p text:style-name="P7">2.434747</text:p>
          </table:table-cell>
          <table:table-cell table:style-name="Table2.A3" office:value-type="float" office:value="0.000154">
            <text:p text:style-name="P7">0.000154</text:p>
          </table:table-cell>
          <table:table-cell table:style-name="Table2.A3" office:value-type="float" office:value="0.0066">
            <text:p text:style-name="P7">0.0066</text:p>
          </table:table-cell>
          <table:table-cell table:style-name="Table2.A3" office:value-type="float" office:value="5.772966">
            <text:p text:style-name="P7">5.772966</text:p>
          </table:table-cell>
          <table:table-cell table:style-name="Table2.A3" office:value-type="float" office:value="5.899141">
            <text:p text:style-name="P7">5.899141</text:p>
          </table:table-cell>
          <table:table-cell table:style-name="Table2.A3" office:value-type="float" office:value="0.003603">
            <text:p text:style-name="P7">0.003603</text:p>
          </table:table-cell>
          <table:table-cell table:style-name="Table2.A3" office:value-type="float" office:value="4.593543">
            <text:p text:style-name="P7">4.593543</text:p>
          </table:table-cell>
          <table:table-cell table:style-name="Table2.I3" office:value-type="float" office:value="3.703514">
            <text:p text:style-name="P7">3.703514</text:p>
          </table:table-cell>
        </table:table-row>
        <table:table-row table:style-name="Table2.1">
          <table:table-cell table:style-name="Table2.A3" office:value-type="float" office:value="0.003775">
            <text:p text:style-name="P7">0.003775</text:p>
          </table:table-cell>
          <table:table-cell table:style-name="Table2.A3" office:value-type="float" office:value="2.598942">
            <text:p text:style-name="P7">2.598942</text:p>
          </table:table-cell>
          <table:table-cell table:style-name="Table2.A3" office:value-type="float" office:value="0.000159">
            <text:p text:style-name="P7">0.000159</text:p>
          </table:table-cell>
          <table:table-cell table:style-name="Table2.A3" office:value-type="float" office:value="0.006752">
            <text:p text:style-name="P7">0.006752</text:p>
          </table:table-cell>
          <table:table-cell table:style-name="Table2.A3" office:value-type="float" office:value="6.146273">
            <text:p text:style-name="P7">6.146273</text:p>
          </table:table-cell>
          <table:table-cell table:style-name="Table2.A3" office:value-type="float" office:value="6.266996">
            <text:p text:style-name="P7">6.266996</text:p>
          </table:table-cell>
          <table:table-cell table:style-name="Table2.A3" office:value-type="float" office:value="0.003713">
            <text:p text:style-name="P7">0.003713</text:p>
          </table:table-cell>
          <table:table-cell table:style-name="Table2.A3" office:value-type="float" office:value="4.857097">
            <text:p text:style-name="P7">4.857097</text:p>
          </table:table-cell>
          <table:table-cell table:style-name="Table2.I3" office:value-type="float" office:value="3.973974">
            <text:p text:style-name="P7">3.973974</text:p>
          </table:table-cell>
        </table:table-row>
        <table:table-row table:style-name="Table2.1">
          <table:table-cell table:style-name="Table2.A3" office:value-type="float" office:value="0.003913">
            <text:p text:style-name="P7">0.003913</text:p>
          </table:table-cell>
          <table:table-cell table:style-name="Table2.A3" office:value-type="float" office:value="2.759084">
            <text:p text:style-name="P7">2.759084</text:p>
          </table:table-cell>
          <table:table-cell table:style-name="Table2.A3" office:value-type="float" office:value="0.000163">
            <text:p text:style-name="P7">0.000163</text:p>
          </table:table-cell>
          <table:table-cell table:style-name="Table2.A3" office:value-type="float" office:value="0.007007">
            <text:p text:style-name="P7">0.007007</text:p>
          </table:table-cell>
          <table:table-cell table:style-name="Table2.A3" office:value-type="float" office:value="6.618772">
            <text:p text:style-name="P7">6.618772</text:p>
          </table:table-cell>
          <table:table-cell table:style-name="Table2.A3" office:value-type="float" office:value="6.998094">
            <text:p text:style-name="P7">6.998094</text:p>
          </table:table-cell>
          <table:table-cell table:style-name="Table2.A3" office:value-type="float" office:value="0.004018">
            <text:p text:style-name="P7">0.004018</text:p>
          </table:table-cell>
          <table:table-cell table:style-name="Table2.A3" office:value-type="float" office:value="6.827837">
            <text:p text:style-name="P7">6.827837</text:p>
          </table:table-cell>
          <table:table-cell table:style-name="Table2.I3" office:value-type="float" office:value="4.969997">
            <text:p text:style-name="P7">4.969997</text:p>
          </table:table-cell>
        </table:table-row>
        <table:table-row table:style-name="Table2.1">
          <table:table-cell table:style-name="Table2.A3" office:value-type="float" office:value="0.005818">
            <text:p text:style-name="P7">0.005818</text:p>
          </table:table-cell>
          <table:table-cell table:style-name="Table2.A3" office:value-type="float" office:value="3.506766">
            <text:p text:style-name="P7">3.506766</text:p>
          </table:table-cell>
          <table:table-cell table:style-name="Table2.A3" office:value-type="float" office:value="0.000165">
            <text:p text:style-name="P7">0.000165</text:p>
          </table:table-cell>
          <table:table-cell table:style-name="Table2.A3" office:value-type="float" office:value="0.007893">
            <text:p text:style-name="P7">0.007893</text:p>
          </table:table-cell>
          <table:table-cell table:style-name="Table2.A3" office:value-type="float" office:value="7.167429">
            <text:p text:style-name="P7">7.167429</text:p>
          </table:table-cell>
          <table:table-cell table:style-name="Table2.A3" office:value-type="float" office:value="7.103906">
            <text:p text:style-name="P7">7.103906</text:p>
          </table:table-cell>
          <table:table-cell table:style-name="Table2.A3" office:value-type="float" office:value="0.003959">
            <text:p text:style-name="P7">0.003959</text:p>
          </table:table-cell>
          <table:table-cell table:style-name="Table2.A3" office:value-type="float" office:value="5.573006">
            <text:p text:style-name="P7">5.573006</text:p>
          </table:table-cell>
          <table:table-cell table:style-name="Table2.I3" office:value-type="float" office:value="4.419009">
            <text:p text:style-name="P7">4.419009</text:p>
          </table:table-cell>
        </table:table-row>
        <table:table-row table:style-name="Table2.1">
          <table:table-cell table:style-name="Table2.A3" office:value-type="float" office:value="0.00402">
            <text:p text:style-name="P7">0.00402</text:p>
          </table:table-cell>
          <table:table-cell table:style-name="Table2.A3" office:value-type="float" office:value="3.078014">
            <text:p text:style-name="P7">3.078014</text:p>
          </table:table-cell>
          <table:table-cell table:style-name="Table2.A3" office:value-type="float" office:value="0.000174">
            <text:p text:style-name="P7">0.000174</text:p>
          </table:table-cell>
          <table:table-cell table:style-name="Table2.A3" office:value-type="float" office:value="0.007334">
            <text:p text:style-name="P7">0.007334</text:p>
          </table:table-cell>
          <table:table-cell table:style-name="Table2.A3" office:value-type="float" office:value="7.337721">
            <text:p text:style-name="P7">7.337721</text:p>
          </table:table-cell>
          <table:table-cell table:style-name="Table2.A3" office:value-type="float" office:value="7.501199">
            <text:p text:style-name="P7">7.501199</text:p>
          </table:table-cell>
          <table:table-cell table:style-name="Table2.A3" office:value-type="float" office:value="0.004049">
            <text:p text:style-name="P7">0.004049</text:p>
          </table:table-cell>
          <table:table-cell table:style-name="Table2.A3" office:value-type="float" office:value="5.862208">
            <text:p text:style-name="P7">5.862208</text:p>
          </table:table-cell>
          <table:table-cell table:style-name="Table2.I3" office:value-type="float" office:value="4.684444">
            <text:p text:style-name="P7">4.684444</text:p>
          </table:table-cell>
        </table:table-row>
        <table:table-row table:style-name="Table2.1">
          <table:table-cell table:style-name="Table2.A3" office:value-type="float" office:value="0.004153">
            <text:p text:style-name="P7">0.004153</text:p>
          </table:table-cell>
          <table:table-cell table:style-name="Table2.A3" office:value-type="float" office:value="3.240677">
            <text:p text:style-name="P7">3.240677</text:p>
          </table:table-cell>
          <table:table-cell table:style-name="Table2.A3" office:value-type="float" office:value="0.000178">
            <text:p text:style-name="P7">0.000178</text:p>
          </table:table-cell>
          <table:table-cell table:style-name="Table2.A3" office:value-type="float" office:value="0.007583">
            <text:p text:style-name="P7">0.007583</text:p>
          </table:table-cell>
          <table:table-cell table:style-name="Table2.A3" office:value-type="float" office:value="7.724112">
            <text:p text:style-name="P7">7.724112</text:p>
          </table:table-cell>
          <table:table-cell table:style-name="Table2.A3" office:value-type="float" office:value="7.914362">
            <text:p text:style-name="P7">7.914362</text:p>
          </table:table-cell>
          <table:table-cell table:style-name="Table2.A3" office:value-type="float" office:value="0.004181">
            <text:p text:style-name="P7">0.004181</text:p>
          </table:table-cell>
          <table:table-cell table:style-name="Table2.A3" office:value-type="float" office:value="6.113566">
            <text:p text:style-name="P7">6.113566</text:p>
          </table:table-cell>
          <table:table-cell table:style-name="Table2.I3" office:value-type="float" office:value="4.930073">
            <text:p text:style-name="P7">4.930073</text:p>
          </table:table-cell>
        </table:table-row>
        <table:table-row table:style-name="Table2.1">
          <table:table-cell table:style-name="Table2.A3" office:value-type="float" office:value="0.004561">
            <text:p text:style-name="P7">0.004561</text:p>
          </table:table-cell>
          <table:table-cell table:style-name="Table2.A3" office:value-type="float" office:value="3.415596">
            <text:p text:style-name="P7">3.415596</text:p>
          </table:table-cell>
          <table:table-cell table:style-name="Table2.A3" office:value-type="float" office:value="0.000179">
            <text:p text:style-name="P7">0.000179</text:p>
          </table:table-cell>
          <table:table-cell table:style-name="Table2.A3" office:value-type="float" office:value="0.007808">
            <text:p text:style-name="P7">0.007808</text:p>
          </table:table-cell>
          <table:table-cell table:style-name="Table2.A3" office:value-type="float" office:value="8.152361">
            <text:p text:style-name="P7">8.152361</text:p>
          </table:table-cell>
          <table:table-cell table:style-name="Table2.A3" office:value-type="float" office:value="8.302298">
            <text:p text:style-name="P7">8.302298</text:p>
          </table:table-cell>
          <table:table-cell table:style-name="Table2.A3" office:value-type="float" office:value="0.004283">
            <text:p text:style-name="P7">0.004283</text:p>
          </table:table-cell>
          <table:table-cell table:style-name="Table2.A3" office:value-type="float" office:value="6.434502">
            <text:p text:style-name="P7">6.434502</text:p>
          </table:table-cell>
          <table:table-cell table:style-name="Table2.I3" office:value-type="float" office:value="6.07008">
            <text:p text:style-name="P7">6.07008</text:p>
          </table:table-cell>
        </table:table-row>
        <table:table-row table:style-name="Table2.1">
          <table:table-cell table:style-name="Table2.A3" office:value-type="float" office:value="0.004391">
            <text:p text:style-name="P7">0.004391</text:p>
          </table:table-cell>
          <table:table-cell table:style-name="Table2.A3" office:value-type="float" office:value="3.631591">
            <text:p text:style-name="P7">3.631591</text:p>
          </table:table-cell>
          <table:table-cell table:style-name="Table2.A3" office:value-type="float" office:value="0.000188">
            <text:p text:style-name="P7">0.000188</text:p>
          </table:table-cell>
          <table:table-cell table:style-name="Table2.A3" office:value-type="float" office:value="0.007966">
            <text:p text:style-name="P7">0.007966</text:p>
          </table:table-cell>
          <table:table-cell table:style-name="Table2.A3" office:value-type="float" office:value="8.551498">
            <text:p text:style-name="P7">8.551498</text:p>
          </table:table-cell>
          <table:table-cell table:style-name="Table2.A3" office:value-type="float" office:value="8.739087">
            <text:p text:style-name="P7">8.739087</text:p>
          </table:table-cell>
          <table:table-cell table:style-name="Table2.A3" office:value-type="float" office:value="0.004716">
            <text:p text:style-name="P7">0.004716</text:p>
          </table:table-cell>
          <table:table-cell table:style-name="Table2.A3" office:value-type="float" office:value="6.805456">
            <text:p text:style-name="P7">6.805456</text:p>
          </table:table-cell>
          <table:table-cell table:style-name="Table2.I3" office:value-type="float" office:value="5.525245">
            <text:p text:style-name="P7">5.525245</text:p>
          </table:table-cell>
        </table:table-row>
        <table:table-row table:style-name="Table2.1">
          <table:table-cell table:style-name="Table2.A3" office:value-type="float" office:value="0.004504">
            <text:p text:style-name="P7">0.004504</text:p>
          </table:table-cell>
          <table:table-cell table:style-name="Table2.A3" office:value-type="float" office:value="3.823459">
            <text:p text:style-name="P7">3.823459</text:p>
          </table:table-cell>
          <table:table-cell table:style-name="Table2.A3" office:value-type="float" office:value="0.000191">
            <text:p text:style-name="P7">0.000191</text:p>
          </table:table-cell>
          <table:table-cell table:style-name="Table2.A3" office:value-type="float" office:value="0.008185">
            <text:p text:style-name="P7">0.008185</text:p>
          </table:table-cell>
          <table:table-cell table:style-name="Table2.A3" office:value-type="float" office:value="9.102684">
            <text:p text:style-name="P7">9.102684</text:p>
          </table:table-cell>
          <table:table-cell table:style-name="Table2.A3" office:value-type="float" office:value="9.236264">
            <text:p text:style-name="P7">9.236264</text:p>
          </table:table-cell>
          <table:table-cell table:style-name="Table2.A3" office:value-type="float" office:value="0.004622">
            <text:p text:style-name="P7">0.004622</text:p>
          </table:table-cell>
          <table:table-cell table:style-name="Table2.A3" office:value-type="float" office:value="7.159821">
            <text:p text:style-name="P7">7.159821</text:p>
          </table:table-cell>
          <table:table-cell table:style-name="Table2.I3" office:value-type="float" office:value="5.732442">
            <text:p text:style-name="P7">5.732442</text:p>
          </table:table-cell>
        </table:table-row>
        <table:table-row table:style-name="Table2.1">
          <table:table-cell table:style-name="Table2.A3" office:value-type="float" office:value="0.004656">
            <text:p text:style-name="P7">0.004656</text:p>
          </table:table-cell>
          <table:table-cell table:style-name="Table2.A3" office:value-type="float" office:value="3.977532">
            <text:p text:style-name="P7">3.977532</text:p>
          </table:table-cell>
          <table:table-cell table:style-name="Table2.A3" office:value-type="float" office:value="0.000195">
            <text:p text:style-name="P7">0.000195</text:p>
          </table:table-cell>
          <table:table-cell table:style-name="Table2.A3" office:value-type="float" office:value="0.008421">
            <text:p text:style-name="P7">0.008421</text:p>
          </table:table-cell>
          <table:table-cell table:style-name="Table2.A3" office:value-type="float" office:value="9.483344">
            <text:p text:style-name="P7">9.483344</text:p>
          </table:table-cell>
          <table:table-cell table:style-name="Table2.A3" office:value-type="float" office:value="9.667302">
            <text:p text:style-name="P7">9.667302</text:p>
          </table:table-cell>
          <table:table-cell table:style-name="Table2.A3" office:value-type="float" office:value="0.004656">
            <text:p text:style-name="P7">0.004656</text:p>
          </table:table-cell>
          <table:table-cell table:style-name="Table2.A3" office:value-type="float" office:value="7.49012">
            <text:p text:style-name="P7">7.49012</text:p>
          </table:table-cell>
          <table:table-cell table:style-name="Table2.I3" office:value-type="float" office:value="6.040259">
            <text:p text:style-name="P7">6.040259</text:p>
          </table:table-cell>
        </table:table-row>
        <table:table-row table:style-name="Table2.1">
          <table:table-cell table:style-name="Table2.A3" office:value-type="float" office:value="0.00468">
            <text:p text:style-name="P7">0.00468</text:p>
          </table:table-cell>
          <table:table-cell table:style-name="Table2.A3" office:value-type="float" office:value="4.154098">
            <text:p text:style-name="P7">4.154098</text:p>
          </table:table-cell>
          <table:table-cell table:style-name="Table2.A3" office:value-type="float" office:value="0.000198">
            <text:p text:style-name="P7">0.000198</text:p>
          </table:table-cell>
          <table:table-cell table:style-name="Table2.A3" office:value-type="float" office:value="0.00869">
            <text:p text:style-name="P7">0.00869</text:p>
          </table:table-cell>
          <table:table-cell table:style-name="Table2.A3" office:value-type="float" office:value="9.937491">
            <text:p text:style-name="P7">9.937491</text:p>
          </table:table-cell>
          <table:table-cell table:style-name="Table2.A3" office:value-type="float" office:value="10.140636">
            <text:p text:style-name="P7">10.140636</text:p>
          </table:table-cell>
          <table:table-cell table:style-name="Table2.A3" office:value-type="float" office:value="0.00477">
            <text:p text:style-name="P7">0.00477</text:p>
          </table:table-cell>
          <table:table-cell table:style-name="Table2.A3" office:value-type="float" office:value="7.775626">
            <text:p text:style-name="P7">7.775626</text:p>
          </table:table-cell>
          <table:table-cell table:style-name="Table2.I3" office:value-type="float" office:value="6.272884">
            <text:p text:style-name="P7">6.272884</text:p>
          </table:table-cell>
        </table:table-row>
        <table:table-row table:style-name="Table2.1">
          <table:table-cell table:style-name="Table2.A3" office:value-type="float" office:value="0.004867">
            <text:p text:style-name="P7">0.004867</text:p>
          </table:table-cell>
          <table:table-cell table:style-name="Table2.A3" office:value-type="float" office:value="4.332582">
            <text:p text:style-name="P7">4.332582</text:p>
          </table:table-cell>
          <table:table-cell table:style-name="Table2.A3" office:value-type="float" office:value="0.000207">
            <text:p text:style-name="P7">0.000207</text:p>
          </table:table-cell>
          <table:table-cell table:style-name="Table2.A3" office:value-type="float" office:value="0.008906">
            <text:p text:style-name="P7">0.008906</text:p>
          </table:table-cell>
          <table:table-cell table:style-name="Table2.A3" office:value-type="float" office:value="10.356506">
            <text:p text:style-name="P7">10.356506</text:p>
          </table:table-cell>
          <table:table-cell table:style-name="Table2.A3" office:value-type="float" office:value="10.564962">
            <text:p text:style-name="P7">10.564962</text:p>
          </table:table-cell>
          <table:table-cell table:style-name="Table2.A3" office:value-type="float" office:value="0.004878">
            <text:p text:style-name="P7">0.004878</text:p>
          </table:table-cell>
          <table:table-cell table:style-name="Table2.A3" office:value-type="float" office:value="8.283954">
            <text:p text:style-name="P7">8.283954</text:p>
          </table:table-cell>
          <table:table-cell table:style-name="Table2.I3" office:value-type="float" office:value="6.739696">
            <text:p text:style-name="P7">6.739696</text:p>
          </table:table-cell>
        </table:table-row>
        <table:table-row table:style-name="Table2.1">
          <table:table-cell table:style-name="Table2.A3" office:value-type="float" office:value="0.004969">
            <text:p text:style-name="P7">0.004969</text:p>
          </table:table-cell>
          <table:table-cell table:style-name="Table2.A3" office:value-type="float" office:value="4.586988">
            <text:p text:style-name="P7">4.586988</text:p>
          </table:table-cell>
          <table:table-cell table:style-name="Table2.A3" office:value-type="float" office:value="0.000211">
            <text:p text:style-name="P7">0.000211</text:p>
          </table:table-cell>
          <table:table-cell table:style-name="Table2.A3" office:value-type="float" office:value="0.009063">
            <text:p text:style-name="P7">0.009063</text:p>
          </table:table-cell>
          <table:table-cell table:style-name="Table2.A3" office:value-type="float" office:value="10.944079">
            <text:p text:style-name="P7">10.944079</text:p>
          </table:table-cell>
          <table:table-cell table:style-name="Table2.A3" office:value-type="float" office:value="11.176934">
            <text:p text:style-name="P7">11.176934</text:p>
          </table:table-cell>
          <table:table-cell table:style-name="Table2.A3" office:value-type="float" office:value="0.004991">
            <text:p text:style-name="P7">0.004991</text:p>
          </table:table-cell>
          <table:table-cell table:style-name="Table2.A3" office:value-type="float" office:value="8.682455">
            <text:p text:style-name="P7">8.682455</text:p>
          </table:table-cell>
          <table:table-cell table:style-name="Table2.I3" office:value-type="float" office:value="6.949007">
            <text:p text:style-name="P7">6.949007</text:p>
          </table:table-cell>
        </table:table-row>
        <table:table-row table:style-name="Table2.1">
          <table:table-cell table:style-name="Table2.A3" office:value-type="float" office:value="0.005108">
            <text:p text:style-name="P7">0.005108</text:p>
          </table:table-cell>
          <table:table-cell table:style-name="Table2.A3" office:value-type="float" office:value="4.794977">
            <text:p text:style-name="P7">4.794977</text:p>
          </table:table-cell>
          <table:table-cell table:style-name="Table2.A3" office:value-type="float" office:value="0.000214">
            <text:p text:style-name="P7">0.000214</text:p>
          </table:table-cell>
          <table:table-cell table:style-name="Table2.A3" office:value-type="float" office:value="0.009296">
            <text:p text:style-name="P7">0.009296</text:p>
          </table:table-cell>
          <table:table-cell table:style-name="Table2.A3" office:value-type="float" office:value="11.52592">
            <text:p text:style-name="P7">11.52592</text:p>
          </table:table-cell>
          <table:table-cell table:style-name="Table2.A3" office:value-type="float" office:value="11.654709">
            <text:p text:style-name="P7">11.654709</text:p>
          </table:table-cell>
          <table:table-cell table:style-name="Table2.A3" office:value-type="float" office:value="0.005171">
            <text:p text:style-name="P7">0.005171</text:p>
          </table:table-cell>
          <table:table-cell table:style-name="Table2.A3" office:value-type="float" office:value="8.931597">
            <text:p text:style-name="P7">8.931597</text:p>
          </table:table-cell>
          <table:table-cell table:style-name="Table2.I3" office:value-type="float" office:value="7.204966">
            <text:p text:style-name="P7">7.204966</text:p>
          </table:table-cell>
        </table:table-row>
        <table:table-row table:style-name="Table2.1">
          <table:table-cell table:style-name="Table2.A3" office:value-type="float" office:value="0.005229">
            <text:p text:style-name="P7">0.005229</text:p>
          </table:table-cell>
          <table:table-cell table:style-name="Table2.A3" office:value-type="float" office:value="5.00866">
            <text:p text:style-name="P7">5.00866</text:p>
          </table:table-cell>
          <table:table-cell table:style-name="Table2.A3" office:value-type="float" office:value="0.000214">
            <text:p text:style-name="P7">0.000214</text:p>
          </table:table-cell>
          <table:table-cell table:style-name="Table2.A3" office:value-type="float" office:value="0.009713">
            <text:p text:style-name="P7">0.009713</text:p>
          </table:table-cell>
          <table:table-cell table:style-name="Table2.A3" office:value-type="float" office:value="12.003505">
            <text:p text:style-name="P7">12.003505</text:p>
          </table:table-cell>
          <table:table-cell table:style-name="Table2.A3" office:value-type="float" office:value="12.413534">
            <text:p text:style-name="P7">12.413534</text:p>
          </table:table-cell>
          <table:table-cell table:style-name="Table2.A3" office:value-type="float" office:value="0.005288">
            <text:p text:style-name="P7">0.005288</text:p>
          </table:table-cell>
          <table:table-cell table:style-name="Table2.A3" office:value-type="float" office:value="9.390633">
            <text:p text:style-name="P7">9.390633</text:p>
          </table:table-cell>
          <table:table-cell table:style-name="Table2.I3" office:value-type="float" office:value="7.491826">
            <text:p text:style-name="P7">7.491826</text:p>
          </table:table-cell>
        </table:table-row>
        <table:table-row table:style-name="Table2.1">
          <table:table-cell table:style-name="Table2.A3" office:value-type="float" office:value="0.005331">
            <text:p text:style-name="P7">0.005331</text:p>
          </table:table-cell>
          <table:table-cell table:style-name="Table2.A3" office:value-type="float" office:value="5.162577">
            <text:p text:style-name="P7">5.162577</text:p>
          </table:table-cell>
          <table:table-cell table:style-name="Table2.A3" office:value-type="float" office:value="0.000223">
            <text:p text:style-name="P7">0.000223</text:p>
          </table:table-cell>
          <table:table-cell table:style-name="Table2.A3" office:value-type="float" office:value="0.009651">
            <text:p text:style-name="P7">0.009651</text:p>
          </table:table-cell>
          <table:table-cell table:style-name="Table2.A3" office:value-type="float" office:value="12.424963">
            <text:p text:style-name="P7">12.424963</text:p>
          </table:table-cell>
          <table:table-cell table:style-name="Table2.A3" office:value-type="float" office:value="12.748058">
            <text:p text:style-name="P7">12.748058</text:p>
          </table:table-cell>
          <table:table-cell table:style-name="Table2.A3" office:value-type="float" office:value="0.005401">
            <text:p text:style-name="P7">0.005401</text:p>
          </table:table-cell>
          <table:table-cell table:style-name="Table2.A3" office:value-type="float" office:value="9.845923">
            <text:p text:style-name="P7">9.845923</text:p>
          </table:table-cell>
          <table:table-cell table:style-name="Table2.I3" office:value-type="float" office:value="7.933476">
            <text:p text:style-name="P7">7.933476</text:p>
          </table:table-cell>
        </table:table-row>
        <table:table-row table:style-name="Table2.1">
          <table:table-cell table:style-name="Table2.A3" office:value-type="float" office:value="0.006824">
            <text:p text:style-name="P7">0.006824</text:p>
          </table:table-cell>
          <table:table-cell table:style-name="Table2.A3" office:value-type="float" office:value="5.395789">
            <text:p text:style-name="P7">5.395789</text:p>
          </table:table-cell>
          <table:table-cell table:style-name="Table2.A3" office:value-type="float" office:value="0.000229">
            <text:p text:style-name="P7">0.000229</text:p>
          </table:table-cell>
          <table:table-cell table:style-name="Table2.A3" office:value-type="float" office:value="0.009826">
            <text:p text:style-name="P7">0.009826</text:p>
          </table:table-cell>
          <table:table-cell table:style-name="Table2.A3" office:value-type="float" office:value="12.972192">
            <text:p text:style-name="P7">12.972192</text:p>
          </table:table-cell>
          <table:table-cell table:style-name="Table2.A3" office:value-type="float" office:value="13.295049">
            <text:p text:style-name="P7">13.295049</text:p>
          </table:table-cell>
          <table:table-cell table:style-name="Table2.A3" office:value-type="float" office:value="0.005437">
            <text:p text:style-name="P7">0.005437</text:p>
          </table:table-cell>
          <table:table-cell table:style-name="Table2.A3" office:value-type="float" office:value="10.195917">
            <text:p text:style-name="P7">10.195917</text:p>
          </table:table-cell>
          <table:table-cell table:style-name="Table2.I3" office:value-type="float" office:value="8.168281">
            <text:p text:style-name="P7">8.168281</text:p>
          </table:table-cell>
        </table:table-row>
        <table:table-row table:style-name="Table2.1">
          <table:table-cell table:style-name="Table2.A3" office:value-type="float" office:value="0.00555">
            <text:p text:style-name="P7">0.00555</text:p>
          </table:table-cell>
          <table:table-cell table:style-name="Table2.A3" office:value-type="float" office:value="5.644363">
            <text:p text:style-name="P7">5.644363</text:p>
          </table:table-cell>
          <table:table-cell table:style-name="Table2.A3" office:value-type="float" office:value="0.000234">
            <text:p text:style-name="P7">0.000234</text:p>
          </table:table-cell>
          <table:table-cell table:style-name="Table2.A3" office:value-type="float" office:value="0.010044">
            <text:p text:style-name="P7">0.010044</text:p>
          </table:table-cell>
          <table:table-cell table:style-name="Table2.A3" office:value-type="float" office:value="13.621124">
            <text:p text:style-name="P7">13.621124</text:p>
          </table:table-cell>
          <table:table-cell table:style-name="Table2.A3" office:value-type="float" office:value="13.845642">
            <text:p text:style-name="P7">13.845642</text:p>
          </table:table-cell>
          <table:table-cell table:style-name="Table2.A3" office:value-type="float" office:value="0.005566">
            <text:p text:style-name="P7">0.005566</text:p>
          </table:table-cell>
          <table:table-cell table:style-name="Table2.A3" office:value-type="float" office:value="10.603388">
            <text:p text:style-name="P7">10.603388</text:p>
          </table:table-cell>
          <table:table-cell table:style-name="Table2.I3" office:value-type="float" office:value="8.523527">
            <text:p text:style-name="P7">8.523527</text:p>
          </table:table-cell>
        </table:table-row>
      </table:table>
      <text:p text:style-name="P2"/>
      <text:p text:style-name="P2"><text:soft-page-break/><draw:frame draw:style-name="fr3" draw:name="Object1" text:anchor-type="as-char" svg:width="6.2984in" svg:height="3.0008in" draw:z-index="8"><draw:object xlink:href="./Object 1" xlink:type="simple" xlink:show="embed" xlink:actuate="onLoad"/><draw:image xlink:href="./ObjectReplacements/Object 1" xlink:type="simple" xlink:show="embed" xlink:actuate="onLoad"/></draw:frame></text:p>
      <text:p text:style-name="P2"><draw:frame draw:style-name="fr3" draw:name="Object2" text:anchor-type="as-char" svg:width="6.2992in" svg:height="2.889in" draw:z-index="9"><draw:object xlink:href="./Object 2" xlink:type="simple" xlink:show="embed" xlink:actuate="onLoad"/><draw:image xlink:href="./ObjectReplacements/Object 2" xlink:type="simple" xlink:show="embed" xlink:actuate="onLoad"/></draw:frame></text:p>
      <text:p text:style-name="P2"><draw:frame draw:style-name="fr3" draw:name="Object3" text:anchor-type="as-char" svg:width="6.2992in" svg:height="3.0953in" draw:z-index="10"><draw:object xlink:href="./Object 3" xlink:type="simple" xlink:show="embed" xlink:actuate="onLoad"/><draw:image xlink:href="./ObjectReplacements/Object 3" xlink:type="simple" xlink:show="embed" xlink:actuate="onLoad"/></draw:frame></text:p>
      <text:list xml:id="list122851212914132" text:continue-numbering="true" text:style-name="L1">
        <text:list-item>
          <text:p text:style-name="P31"><text:soft-page-break/>Висновки:</text:p>
          <text:list>
            <text:list-item>
              <text:p text:style-name="P10"><text:span text:style-name="T6">За графіком видно, що сортування бульбашкою працює значно повільніше ніж сортування злиттям, причому для великого масиву розміром 50 000 сортування злиттям працює у 1369 разів швидше. Це </text:span><text:bookmark text:name="result_box"/><text:span text:style-name="T7">відповідає </text:span><text:bookmark text:name="result_box1"/><text:span text:style-name="T7">тому що складність </text:span><text:span text:style-name="T8">сортування злиттям має складність </text:span><text:span text:style-name="T9">O(n log n), а складність </text:span><text:span text:style-name="T8">сортування бульбашкою </text:span><text:span text:style-name="T9">O(n^2)</text:span></text:p>
            </text:list-item>
            <text:list-item>
              <text:p text:style-name="P32"><text:span text:style-name="T9">У </text:span><text:span text:style-name="T7">таблиці ми бачимо, що середній випадок </text:span><text:span text:style-name="T10">у сортувалки бульбашкою</text:span><text:span text:style-name="T7"> працює </text:span><text:span text:style-name="T10">повільніше ніж найгірший випадок, це пов’язано з тим, що процесор кешує данні, а так як у найгіршого випадку відсортований масив, тому останній елемент <text:s/>переходить у кінець послідовно через усі елементи, а у випадкових числах елементи переходять випадково, тому не так добре кешуеться.</text:span></text:p>
            </text:list-item>
          </text:list>
        </text:list-item>
        <text:list-item>
          <text:p text:style-name="P33"><text:span text:style-name="T9">К</text:span><text:span text:style-name="T7">од:</text:span></text:p>
        </text:list-item>
      </text:list>
      <text:p text:style-name="P4">#include &lt;stdio.h&gt;</text:p>
      <text:p text:style-name="P4">#include &lt;stdlib.h&gt;</text:p>
      <text:p text:style-name="P4">#include &lt;time.h&gt;</text:p>
      <text:p text:style-name="P4">#include &lt;limits.h&gt;</text:p>
      <text:p text:style-name="P4"/>
      <text:p text:style-name="P4">void ign_other(FILE * input) {</text:p>
      <text:p text:style-name="P4"><text:tab/>char c = 0;</text:p>
      <text:p text:style-name="P4"><text:tab/>while (c!='\n')</text:p>
      <text:p text:style-name="P4"><text:tab/><text:tab/>c=fgetc(input);</text:p>
      <text:p text:style-name="P4">}</text:p>
      <text:p text:style-name="P4"/>
      <text:p text:style-name="P4">int* merge_sort(int *up, int *down, unsigned int left, unsigned int right)</text:p>
      <text:p text:style-name="P4">{</text:p>
      <text:p text:style-name="P4"><text:tab/>if (left == right)</text:p>
      <text:p text:style-name="P4"><text:tab/>{</text:p>
      <text:p text:style-name="P4"><text:tab/><text:tab/>down[left] = up[left];</text:p>
      <text:p text:style-name="P4"><text:tab/><text:tab/>return down;</text:p>
      <text:p text:style-name="P4"><text:tab/>}</text:p>
      <text:p text:style-name="P4"/>
      <text:p text:style-name="P4"><text:tab/>unsigned int middle = (left + right) / 2;</text:p>
      <text:p text:style-name="P4"/>
      <text:p text:style-name="P4"><text:tab/>int *l_buff = merge_sort(up, down, left, middle);</text:p>
      <text:p text:style-name="P4"><text:tab/>int *r_buff = merge_sort(up, down, middle + 1, right);</text:p>
      <text:p text:style-name="P4"/>
      <text:p text:style-name="P4"><text:tab/>int *target = l_buff == up ? down : up;</text:p>
      <text:p text:style-name="P4"/>
      <text:p text:style-name="P4"><text:tab/>unsigned int l_cur = left, r_cur = middle + 1;</text:p>
      <text:p text:style-name="P4"><text:tab/>for (unsigned int i = left; i &lt;= right; i++)</text:p>
      <text:p text:style-name="P4"><text:tab/>{</text:p>
      <text:p text:style-name="P4"><text:tab/><text:tab/>if (l_cur &lt;= middle &amp;&amp; r_cur &lt;= right)</text:p>
      <text:p text:style-name="P4"><text:tab/><text:tab/>{</text:p>
      <text:p text:style-name="P4"><text:tab/><text:tab/><text:tab/>if (l_buff[l_cur] &lt; r_buff[r_cur])</text:p>
      <text:p text:style-name="P4"><text:tab/><text:tab/><text:tab/>{</text:p>
      <text:p text:style-name="P4"><text:tab/><text:tab/><text:tab/><text:tab/>target[i] = l_buff[l_cur];</text:p>
      <text:p text:style-name="P4"><text:tab/><text:tab/><text:tab/><text:tab/>l_cur++;</text:p>
      <text:p text:style-name="P4"><text:tab/><text:tab/><text:tab/>}</text:p>
      <text:p text:style-name="P4"><text:tab/><text:tab/><text:tab/>else</text:p>
      <text:p text:style-name="P4"><text:soft-page-break/><text:tab/><text:tab/><text:tab/>{</text:p>
      <text:p text:style-name="P4"><text:tab/><text:tab/><text:tab/><text:tab/>target[i] = r_buff[r_cur];</text:p>
      <text:p text:style-name="P4"><text:tab/><text:tab/><text:tab/><text:tab/>r_cur++;</text:p>
      <text:p text:style-name="P4"><text:tab/><text:tab/><text:tab/>}</text:p>
      <text:p text:style-name="P4"><text:tab/><text:tab/>}</text:p>
      <text:p text:style-name="P4"><text:tab/><text:tab/>else if (l_cur &lt;= middle)</text:p>
      <text:p text:style-name="P4"><text:tab/><text:tab/>{</text:p>
      <text:p text:style-name="P4"><text:tab/><text:tab/><text:tab/>target[i] = l_buff[l_cur];</text:p>
      <text:p text:style-name="P4"><text:tab/><text:tab/><text:tab/>l_cur++;</text:p>
      <text:p text:style-name="P4"><text:tab/><text:tab/>}</text:p>
      <text:p text:style-name="P4"><text:tab/><text:tab/>else</text:p>
      <text:p text:style-name="P4"><text:tab/><text:tab/>{</text:p>
      <text:p text:style-name="P4"><text:tab/><text:tab/><text:tab/>target[i] = r_buff[r_cur];</text:p>
      <text:p text:style-name="P4"><text:tab/><text:tab/><text:tab/>r_cur++;</text:p>
      <text:p text:style-name="P4"><text:tab/><text:tab/>}</text:p>
      <text:p text:style-name="P4"><text:tab/>}</text:p>
      <text:p text:style-name="P4"><text:tab/>return target;</text:p>
      <text:p text:style-name="P4">}</text:p>
      <text:p text:style-name="P4"/>
      <text:p text:style-name="P4">void bubleSort(int *mas, int size) {</text:p>
      <text:p text:style-name="P4"><text:tab/>for(int i = 0; i &lt; size; i++) {</text:p>
      <text:p text:style-name="P4"><text:tab/><text:tab/>for(int j = 0; j &lt; size - i - 1; j++) {</text:p>
      <text:p text:style-name="P4"><text:tab/><text:tab/><text:tab/>if(mas[j] &gt; mas[j+1]) {</text:p>
      <text:p text:style-name="P4"><text:tab/><text:tab/><text:tab/><text:tab/>int tmp = mas[j];</text:p>
      <text:p text:style-name="P4"><text:tab/><text:tab/><text:tab/><text:tab/>mas[j] = mas[j+1];</text:p>
      <text:p text:style-name="P4"><text:tab/><text:tab/><text:tab/><text:tab/>mas[j+1] = tmp;</text:p>
      <text:p text:style-name="P4"><text:tab/><text:tab/><text:tab/>}</text:p>
      <text:p text:style-name="P4"><text:tab/><text:tab/>}</text:p>
      <text:p text:style-name="P4"><text:tab/>}</text:p>
      <text:p text:style-name="P4">}</text:p>
      <text:p text:style-name="P4"/>
      <text:p text:style-name="P4">void bubleSortFlagged(int *mas, int size) {</text:p>
      <text:p text:style-name="P4"><text:tab/>char f = 0,tmp;</text:p>
      <text:p text:style-name="P4"><text:tab/>for(int i = 0; i &lt; size; i++) {</text:p>
      <text:p text:style-name="P4"><text:tab/><text:tab/>for(int j = 0; j &lt; size - i - 1; j++) {</text:p>
      <text:p text:style-name="P4"><text:tab/><text:tab/><text:tab/>if(mas[j] &gt; mas[j+1]) {</text:p>
      <text:p text:style-name="P4"><text:tab/><text:tab/><text:tab/><text:tab/>f = 1;</text:p>
      <text:p text:style-name="P4"><text:tab/><text:tab/><text:tab/><text:tab/>tmp = mas[j];</text:p>
      <text:p text:style-name="P4"><text:tab/><text:tab/><text:tab/><text:tab/>mas[j] = mas[j+1];</text:p>
      <text:p text:style-name="P4"><text:tab/><text:tab/><text:tab/><text:tab/>mas[j+1] = tmp;</text:p>
      <text:p text:style-name="P4"><text:tab/><text:tab/><text:tab/>}</text:p>
      <text:p text:style-name="P4"><text:tab/><text:tab/>}</text:p>
      <text:p text:style-name="P4"><text:tab/><text:tab/>if (f == 0) break;</text:p>
      <text:p text:style-name="P4"><text:tab/>}</text:p>
      <text:p text:style-name="P4">}</text:p>
      <text:p text:style-name="P4"/>
      <text:p text:style-name="P4">int main(int argc,char *argv[]) {</text:p>
      <text:p text:style-name="P4"><text:tab/>srand(time(NULL));</text:p>
      <text:p text:style-name="P4"><text:tab/>int * a, * b ,* c, * d, min = 0, max = 0, n = 0, i = 0;</text:p>
      <text:p text:style-name="P4"><text:tab/>char first_run = 1;</text:p>
      <text:p text:style-name="P4"><text:tab/>clock_t t1,t2;</text:p>
      <text:p text:style-name="P4"><text:tab/>double dur[9];</text:p>
      <text:p text:style-name="P4"><text:tab/>FILE * src, * dst, * stat;</text:p>
      <text:p text:style-name="P4"><text:tab/>if (argc &gt; 3) {</text:p>
      <text:p text:style-name="P4"><text:tab/><text:tab/>sscanf(argv[1],"%i",&amp;n);</text:p>
      <text:p text:style-name="P4"><text:tab/><text:tab/>sscanf(argv[2],"%i",&amp;min);</text:p>
      <text:p text:style-name="P4"><text:tab/><text:tab/>sscanf(argv[3],"%i",&amp;max);</text:p>
      <text:p text:style-name="P4"><text:tab/><text:tab/>if (n &lt; 1 || n &gt; INT_MAX-1) return 1;</text:p>
      <text:p text:style-name="P4"><text:soft-page-break/><text:tab/><text:tab/>if (min &gt;= max) return 1;</text:p>
      <text:p text:style-name="P4"><text:tab/>}</text:p>
      <text:p text:style-name="P4"><text:tab/>while (n &lt; 1 || n &gt; INT_MAX-1) {</text:p>
      <text:p text:style-name="P4"><text:tab/><text:tab/>printf("Введіть довжину масиву:\n");</text:p>
      <text:p text:style-name="P4"><text:tab/><text:tab/>scanf("%i",&amp;n);</text:p>
      <text:p text:style-name="P4"><text:tab/><text:tab/>ign_other(stdin);</text:p>
      <text:p text:style-name="P4"><text:tab/><text:tab/>if (n &lt; 1 || n &gt; INT_MAX-1) {</text:p>
      <text:p text:style-name="P4"><text:tab/><text:tab/><text:tab/>system("clear");</text:p>
      <text:p text:style-name="P4"><text:tab/><text:tab/><text:tab/>printf("Вы ввели неправильну довжину, дозволено тільки ціле число від 1 до %i\n",INT_MAX-1);</text:p>
      <text:p text:style-name="P4"><text:tab/><text:tab/>}</text:p>
      <text:p text:style-name="P4"><text:tab/>}</text:p>
      <text:p text:style-name="P4"><text:tab/>while (min &gt;= max) {</text:p>
      <text:p text:style-name="P4"><text:tab/><text:tab/>printf("Введіть інтервал дозволених значень в масиві:\n");</text:p>
      <text:p text:style-name="P4"><text:tab/><text:tab/>scanf("%i%i",&amp;min,&amp;max);</text:p>
      <text:p text:style-name="P4"><text:tab/><text:tab/>ign_other(stdin);</text:p>
      <text:p text:style-name="P4"><text:tab/><text:tab/>if (min &gt;= max) {</text:p>
      <text:p text:style-name="P4"><text:tab/><text:tab/><text:tab/>system("clear");</text:p>
      <text:p text:style-name="P4"><text:tab/><text:tab/><text:tab/>printf("Вы ввели неправильний інтервал, дозволено тільки цілі числа, при чому перше число повинно бути менше ніж друге\n");</text:p>
      <text:p text:style-name="P4"><text:tab/><text:tab/>}</text:p>
      <text:p text:style-name="P4"><text:tab/>}</text:p>
      <text:p text:style-name="P4"><text:tab/>src =<text:tab/>fopen("src.txt","w");</text:p>
      <text:p text:style-name="P4"><text:tab/>dst =<text:tab/>fopen("dst.txt","w");</text:p>
      <text:p text:style-name="P4"><text:tab/>stat =<text:tab/>fopen("statistics.csv","w");</text:p>
      <text:p text:style-name="P4"><text:tab/>if (!src || !dst || !stat) {</text:p>
      <text:p text:style-name="P4"><text:tab/><text:tab/>if (argc &lt; 4)</text:p>
      <text:p text:style-name="P4"><text:tab/><text:tab/><text:tab/>printf("Невозможно создать файл\n");</text:p>
      <text:p text:style-name="P4"><text:tab/><text:tab/>return 1;</text:p>
      <text:p text:style-name="P4"><text:tab/>}</text:p>
      <text:p text:style-name="P4"><text:tab/>for (; n &lt;= 50000; n += 1000) {</text:p>
      <text:p text:style-name="P4"><text:tab/><text:tab/>// ######### //</text:p>
      <text:p text:style-name="P4"><text:tab/><text:tab/>// Best time //</text:p>
      <text:p text:style-name="P4"><text:tab/><text:tab/>// ######### //</text:p>
      <text:p text:style-name="P4"><text:tab/><text:tab/>a = (int*) calloc(n, sizeof(int));</text:p>
      <text:p text:style-name="P4"><text:tab/><text:tab/>b = (int*) calloc(n, sizeof(int));</text:p>
      <text:p text:style-name="P4"><text:tab/><text:tab/>for (i = 0; i &lt; n; i++) {</text:p>
      <text:p text:style-name="P4"><text:tab/><text:tab/><text:tab/>a[i] = i;</text:p>
      <text:p text:style-name="P4"><text:tab/><text:tab/><text:tab/>if (first_run == 1) fprintf(src,"%i ",i);</text:p>
      <text:p text:style-name="P4"><text:tab/><text:tab/>}</text:p>
      <text:p text:style-name="P4"><text:tab/><text:tab/>if (first_run == 1) fprintf(src,"\n");</text:p>
      <text:p text:style-name="P4"/>
      <text:p text:style-name="P4"><text:tab/><text:tab/>// Merge sort</text:p>
      <text:p text:style-name="P4"><text:tab/><text:tab/>t1 = clock();</text:p>
      <text:p text:style-name="P4"><text:tab/><text:tab/>c = merge_sort(a,b,0,n-1);</text:p>
      <text:p text:style-name="P4"><text:tab/><text:tab/>t2 = clock();</text:p>
      <text:p text:style-name="P4"><text:tab/><text:tab/>dur[0] = 1.0 * (t2 - t1) / CLOCKS_PER_SEC;</text:p>
      <text:p text:style-name="P4"><text:tab/><text:tab/>if (a == c) free(b);</text:p>
      <text:p text:style-name="P4"><text:tab/><text:tab/>else {</text:p>
      <text:p text:style-name="P4"><text:tab/><text:tab/><text:tab/>free(a);</text:p>
      <text:p text:style-name="P4"><text:tab/><text:tab/><text:tab/>a=b;</text:p>
      <text:p text:style-name="P4"><text:tab/><text:tab/>}</text:p>
      <text:p text:style-name="P4"><text:tab/><text:tab/>if (first_run == 1) {</text:p>
      <text:p text:style-name="P4"><text:tab/><text:tab/><text:tab/>for (i = 0; i &lt; n; i++)</text:p>
      <text:p text:style-name="P4"><text:tab/><text:tab/><text:tab/><text:tab/>fprintf(dst,"%i ",a[i]);</text:p>
      <text:p text:style-name="P4"><text:tab/><text:tab/><text:tab/>fprintf(dst,"\n");</text:p>
      <text:p text:style-name="P4"><text:tab/><text:tab/>}</text:p>
      <text:p text:style-name="P4"/>
      <text:p text:style-name="P4"><text:soft-page-break/><text:tab/><text:tab/>// Bubble sort</text:p>
      <text:p text:style-name="P4"><text:tab/><text:tab/>t1 = clock();</text:p>
      <text:p text:style-name="P4"><text:tab/><text:tab/>bubleSort(a,n);</text:p>
      <text:p text:style-name="P4"><text:tab/><text:tab/>t2 = clock();</text:p>
      <text:p text:style-name="P4"><text:tab/><text:tab/>dur[1] = 1.0 * (t2 - t1) / CLOCKS_PER_SEC;</text:p>
      <text:p text:style-name="P4"><text:tab/><text:tab/>if (first_run == 1) {</text:p>
      <text:p text:style-name="P4"><text:tab/><text:tab/><text:tab/>for (i = 0; i &lt; n; i++)</text:p>
      <text:p text:style-name="P4"><text:tab/><text:tab/><text:tab/><text:tab/>fprintf(dst,"%i ",a[i]);</text:p>
      <text:p text:style-name="P4"><text:tab/><text:tab/><text:tab/>fprintf(dst,"\n");</text:p>
      <text:p text:style-name="P4"><text:tab/><text:tab/>}</text:p>
      <text:p text:style-name="P4"/>
      <text:p text:style-name="P4"><text:tab/><text:tab/>// Flagged bubble sort</text:p>
      <text:p text:style-name="P4"><text:tab/><text:tab/>t1 = clock();</text:p>
      <text:p text:style-name="P4"><text:tab/><text:tab/>bubleSortFlagged(a,n);</text:p>
      <text:p text:style-name="P4"><text:tab/><text:tab/>t2 = clock();</text:p>
      <text:p text:style-name="P4"><text:tab/><text:tab/>dur[2] = 1.0 * (t2 - t1) / CLOCKS_PER_SEC;</text:p>
      <text:p text:style-name="P4"><text:tab/><text:tab/>if (first_run == 1) {</text:p>
      <text:p text:style-name="P4"><text:tab/><text:tab/><text:tab/>for (i = 0; i &lt; n; i++)</text:p>
      <text:p text:style-name="P4"><text:tab/><text:tab/><text:tab/><text:tab/>fprintf(dst,"%i ",a[i]);</text:p>
      <text:p text:style-name="P4"><text:tab/><text:tab/><text:tab/>fprintf(dst,"\n\n");</text:p>
      <text:p text:style-name="P4"><text:tab/><text:tab/>}</text:p>
      <text:p text:style-name="P4"/>
      <text:p text:style-name="P4"/>
      <text:p text:style-name="P4"><text:tab/><text:tab/>// ########### //</text:p>
      <text:p text:style-name="P4"><text:tab/><text:tab/>// Common time //</text:p>
      <text:p text:style-name="P4"><text:tab/><text:tab/>// ########### //</text:p>
      <text:p text:style-name="P4"><text:tab/><text:tab/>b = (int*) calloc(n, sizeof(int));</text:p>
      <text:p text:style-name="P4"><text:tab/><text:tab/>c = (int*) calloc(n, sizeof(int));</text:p>
      <text:p text:style-name="P4"><text:tab/><text:tab/>for (i = 0; i &lt; n; i++) {</text:p>
      <text:p text:style-name="P4"><text:tab/><text:tab/><text:tab/>a[i]=rand()%(max - min + 1) + min;</text:p>
      <text:p text:style-name="P4"><text:tab/><text:tab/><text:tab/>b[i]=a[i];</text:p>
      <text:p text:style-name="P4"><text:tab/><text:tab/><text:tab/>if (first_run == 1) {</text:p>
      <text:p text:style-name="P4"><text:tab/><text:tab/><text:tab/><text:tab/>fprintf(src,"%i ",a[i]);</text:p>
      <text:p text:style-name="P4"><text:tab/><text:tab/><text:tab/>}</text:p>
      <text:p text:style-name="P4"><text:tab/><text:tab/>}</text:p>
      <text:p text:style-name="P4"><text:tab/><text:tab/>if (first_run == 1) {</text:p>
      <text:p text:style-name="P4"><text:tab/><text:tab/><text:tab/>fprintf(src,"\n");</text:p>
      <text:p text:style-name="P4"><text:tab/><text:tab/>}</text:p>
      <text:p text:style-name="P4"/>
      <text:p text:style-name="P4"><text:tab/><text:tab/>// Merge sort</text:p>
      <text:p text:style-name="P4"><text:tab/><text:tab/>t1 = clock();</text:p>
      <text:p text:style-name="P4"><text:tab/><text:tab/>d = merge_sort(b,c,0,n-1);</text:p>
      <text:p text:style-name="P4"><text:tab/><text:tab/>t2 = clock();</text:p>
      <text:p text:style-name="P4"><text:tab/><text:tab/>dur[3] = 1.0 * (t2 - t1) / CLOCKS_PER_SEC;</text:p>
      <text:p text:style-name="P4"><text:tab/><text:tab/>if (b == d) free(c);</text:p>
      <text:p text:style-name="P4"><text:tab/><text:tab/>else {</text:p>
      <text:p text:style-name="P4"><text:tab/><text:tab/><text:tab/>free(b); b = c;</text:p>
      <text:p text:style-name="P4"><text:tab/><text:tab/>}</text:p>
      <text:p text:style-name="P4"><text:tab/><text:tab/>if (first_run == 1) {</text:p>
      <text:p text:style-name="P4"><text:tab/><text:tab/><text:tab/>for (i = 0; i &lt; n; i++)</text:p>
      <text:p text:style-name="P4"><text:tab/><text:tab/><text:tab/><text:tab/>fprintf(dst,"%i ",b[i]);</text:p>
      <text:p text:style-name="P4"><text:tab/><text:tab/><text:tab/>fprintf(dst,"\n");</text:p>
      <text:p text:style-name="P4"><text:tab/><text:tab/>}</text:p>
      <text:p text:style-name="P4"/>
      <text:p text:style-name="P4"><text:tab/><text:tab/>// Bubble sort</text:p>
      <text:p text:style-name="P4"><text:tab/><text:tab/>for (i = 0; i &lt; n; i++)</text:p>
      <text:p text:style-name="P4"><text:tab/><text:tab/><text:tab/>b[i] = a[i];</text:p>
      <text:p text:style-name="P4"><text:tab/><text:tab/>t1 = clock();</text:p>
      <text:p text:style-name="P4"><text:soft-page-break/><text:tab/><text:tab/>bubleSort(b,n);</text:p>
      <text:p text:style-name="P4"><text:tab/><text:tab/>t2 = clock();</text:p>
      <text:p text:style-name="P4"><text:tab/><text:tab/>dur[4] = 1.0 * (t2 - t1) / CLOCKS_PER_SEC;</text:p>
      <text:p text:style-name="P4"><text:tab/><text:tab/>if (first_run == 1) {</text:p>
      <text:p text:style-name="P4"><text:tab/><text:tab/><text:tab/>for (i = 0; i &lt; n; i++)</text:p>
      <text:p text:style-name="P4"><text:tab/><text:tab/><text:tab/><text:tab/>fprintf(dst,"%i ",b[i]);</text:p>
      <text:p text:style-name="P4"><text:tab/><text:tab/><text:tab/>fprintf(dst,"\n");</text:p>
      <text:p text:style-name="P4"><text:tab/><text:tab/>}</text:p>
      <text:p text:style-name="P4"/>
      <text:p text:style-name="P4"><text:tab/><text:tab/>// Flagged bubble sort</text:p>
      <text:p text:style-name="P4"><text:tab/><text:tab/>for (i = 0; i &lt; n; i++)</text:p>
      <text:p text:style-name="P4"><text:tab/><text:tab/><text:tab/>b[i] = a[i];</text:p>
      <text:p text:style-name="P4"><text:tab/><text:tab/>t1 = clock();</text:p>
      <text:p text:style-name="P4"><text:tab/><text:tab/>bubleSortFlagged(b,n);</text:p>
      <text:p text:style-name="P4"><text:tab/><text:tab/>t2 = clock();</text:p>
      <text:p text:style-name="P4"><text:tab/><text:tab/>dur[5] = 1.0 * (t2 - t1) / CLOCKS_PER_SEC;</text:p>
      <text:p text:style-name="P4"><text:tab/><text:tab/>if (first_run == 1) {</text:p>
      <text:p text:style-name="P4"><text:tab/><text:tab/><text:tab/>for (i = 0; i &lt; n; i++)</text:p>
      <text:p text:style-name="P4"><text:tab/><text:tab/><text:tab/><text:tab/>fprintf(dst,"%i ",b[i]);</text:p>
      <text:p text:style-name="P4"><text:tab/><text:tab/><text:tab/>fprintf(dst,"\n\n");</text:p>
      <text:p text:style-name="P4"><text:tab/><text:tab/>}</text:p>
      <text:p text:style-name="P4"/>
      <text:p text:style-name="P4"/>
      <text:p text:style-name="P4"><text:tab/><text:tab/>// ########### //</text:p>
      <text:p text:style-name="P4"><text:tab/><text:tab/>// Worst time //</text:p>
      <text:p text:style-name="P4"><text:tab/><text:tab/>// ########### //</text:p>
      <text:p text:style-name="P4"><text:tab/><text:tab/>for (i = 0; i &lt; n; i++) {</text:p>
      <text:p text:style-name="P4"><text:tab/><text:tab/><text:tab/>a[i] = n - i;</text:p>
      <text:p text:style-name="P4"><text:tab/><text:tab/><text:tab/>if (first_run == 1) fprintf(src,"%i ",a[i]);</text:p>
      <text:p text:style-name="P4"><text:tab/><text:tab/>}</text:p>
      <text:p text:style-name="P4"><text:tab/><text:tab/>if (first_run == 1) fprintf(src,"\n");</text:p>
      <text:p text:style-name="P4"/>
      <text:p text:style-name="P4"><text:tab/><text:tab/>// Merge sort</text:p>
      <text:p text:style-name="P4"><text:tab/><text:tab/>t1 = clock();</text:p>
      <text:p text:style-name="P4"><text:tab/><text:tab/>c = merge_sort(a,b,0,n-1);</text:p>
      <text:p text:style-name="P4"><text:tab/><text:tab/>t2 = clock();</text:p>
      <text:p text:style-name="P4"><text:tab/><text:tab/>dur[6] = 1.0 * (t2 - t1) / CLOCKS_PER_SEC;</text:p>
      <text:p text:style-name="P4"><text:tab/><text:tab/>if (a == c) free(b);</text:p>
      <text:p text:style-name="P4"><text:tab/><text:tab/>else {</text:p>
      <text:p text:style-name="P4"><text:tab/><text:tab/><text:tab/>free(a);</text:p>
      <text:p text:style-name="P4"><text:tab/><text:tab/><text:tab/>a=b;</text:p>
      <text:p text:style-name="P4"><text:tab/><text:tab/>}</text:p>
      <text:p text:style-name="P4"><text:tab/><text:tab/>if (first_run == 1) {</text:p>
      <text:p text:style-name="P4"><text:tab/><text:tab/><text:tab/>for (i = 0; i &lt; n; i++)</text:p>
      <text:p text:style-name="P4"><text:tab/><text:tab/><text:tab/><text:tab/>fprintf(dst,"%i ",a[i]);</text:p>
      <text:p text:style-name="P4"><text:tab/><text:tab/><text:tab/>fprintf(dst,"\n");</text:p>
      <text:p text:style-name="P4"><text:tab/><text:tab/>}</text:p>
      <text:p text:style-name="P4"/>
      <text:p text:style-name="P4"><text:tab/><text:tab/>// Bubble sort</text:p>
      <text:p text:style-name="P4"><text:tab/><text:tab/>for (i = 0; i &lt; n; i++)</text:p>
      <text:p text:style-name="P4"><text:tab/><text:tab/><text:tab/>a[i] = n - i;</text:p>
      <text:p text:style-name="P4"><text:tab/><text:tab/>t1 = clock();</text:p>
      <text:p text:style-name="P4"><text:tab/><text:tab/>bubleSort(a,n);</text:p>
      <text:p text:style-name="P4"><text:tab/><text:tab/>t2 = clock();</text:p>
      <text:p text:style-name="P4"><text:tab/><text:tab/>dur[7] = 1.0 * (t2 - t1) / CLOCKS_PER_SEC;</text:p>
      <text:p text:style-name="P4"><text:tab/><text:tab/>if (first_run == 1) {</text:p>
      <text:p text:style-name="P4"><text:tab/><text:tab/><text:tab/>for (i = 0; i &lt; n; i++)</text:p>
      <text:p text:style-name="P4"><text:tab/><text:tab/><text:tab/><text:tab/>fprintf(dst,"%i ",a[i]);</text:p>
      <text:p text:style-name="P4"><text:soft-page-break/><text:tab/><text:tab/><text:tab/>fprintf(dst,"\n");</text:p>
      <text:p text:style-name="P4"><text:tab/><text:tab/>}</text:p>
      <text:p text:style-name="P4"/>
      <text:p text:style-name="P4"><text:tab/><text:tab/>// Flagged bubble sort</text:p>
      <text:p text:style-name="P4"><text:tab/><text:tab/>for (i = 0; i &lt; n; i++)</text:p>
      <text:p text:style-name="P4"><text:tab/><text:tab/><text:tab/>a[i] = n - i;</text:p>
      <text:p text:style-name="P4"><text:tab/><text:tab/>t1 = clock();</text:p>
      <text:p text:style-name="P4"><text:tab/><text:tab/>bubleSortFlagged(a,n);</text:p>
      <text:p text:style-name="P4"><text:tab/><text:tab/>t2 = clock();</text:p>
      <text:p text:style-name="P4"><text:tab/><text:tab/>dur[8] = 1.0 * (t2 - t1) / CLOCKS_PER_SEC;</text:p>
      <text:p text:style-name="P4"><text:tab/><text:tab/>if (first_run == 1) {</text:p>
      <text:p text:style-name="P4"><text:tab/><text:tab/><text:tab/>for (i = 0; i &lt; n; i++)</text:p>
      <text:p text:style-name="P4"><text:tab/><text:tab/><text:tab/><text:tab/>fprintf(dst,"%i ",a[i]);</text:p>
      <text:p text:style-name="P4"><text:tab/><text:tab/><text:tab/>fprintf(dst,"\n\n");</text:p>
      <text:p text:style-name="P4"><text:tab/><text:tab/>}</text:p>
      <text:p text:style-name="P4"/>
      <text:p text:style-name="P4"/>
      <text:p text:style-name="P4"><text:tab/><text:tab/>fprintf(stat,"%i,%lf,%lf,%lf,%lf,%lf,%lf,%lf,%lf,%lf\n", n, dur[0], dur[1], dur[2], dur[3], dur[4], dur[5], dur[6], dur[7], dur[8]);</text:p>
      <text:p text:style-name="P4"><text:tab/><text:tab/>printf("%i,%lf,%lf,%lf,%lf,%lf,%lf,%lf,%lf,%lf\n", n, dur[0], dur[1], dur[2], dur[3], dur[4], dur[5], dur[6], dur[7], dur[8]);</text:p>
      <text:p text:style-name="P4"><text:tab/><text:tab/>if (first_run == 1) {</text:p>
      <text:p text:style-name="P4"><text:tab/><text:tab/><text:tab/>fclose(src);</text:p>
      <text:p text:style-name="P4"><text:tab/><text:tab/><text:tab/>fclose(dst);</text:p>
      <text:p text:style-name="P4"><text:tab/><text:tab/>}</text:p>
      <text:p text:style-name="P4"><text:tab/><text:tab/>free(a);</text:p>
      <text:p text:style-name="P4"><text:tab/><text:tab/>if (first_run == 1) {</text:p>
      <text:p text:style-name="P4"><text:tab/><text:tab/><text:tab/>first_run = 0;</text:p>
      <text:p text:style-name="P4"><text:tab/><text:tab/><text:tab/>n = 1000;</text:p>
      <text:p text:style-name="P4"><text:tab/><text:tab/>}</text:p>
      <text:p text:style-name="P4"><text:tab/>}</text:p>
      <text:p text:style-name="P4"><text:tab/>fclose(stat);</text:p>
      <text:p text:style-name="P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Bold" svg:font-family="'Monospace Bold'" style:font-adornments="Bold"/>
    <style:font-face style:name="FreeSans1" svg:font-family="FreeSans" style:font-family-generic="swiss"/>
    <style:font-face style:name="Monospace" svg:font-family="Monospace"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onospace" fo:font-family="Monospace" style:font-style-name="Regular" style:font-pitch="fixed" fo:language="uk" fo:country="UA"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00%" fo:text-indent="0.2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master-page-name="">
      <loext:graphic-properties draw:fill="none" draw:fill-color="#729fcf"/>
      <style:paragraph-properties fo:margin-top="0in" fo:margin-bottom="0in" loext:contextual-spacing="false" fo:text-align="center" style:justify-single-word="false" style:page-number="auto" fo:background-color="transparent"/>
      <style:text-properties style:font-name="Monospace Bold" fo:font-family="'Monospace Bold'" style:font-style-name="Bold" fo:font-size="18pt" fo:font-style="normal"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de" style:family="paragraph" style:parent-style-name="Standard">
      <style:paragraph-properties fo:margin-top="0in" fo:margin-bottom="0in" loext:contextual-spacing="false" fo:line-height="100%"/>
      <style:text-properties fo:font-size="10pt" officeooo:rsid="0021c295" style:font-size-asian="10.5pt"/>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492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5T14:40:57.615980735</meta:creation-date>
    <dc:date>2018-05-04T12:28:47.035571945</dc:date>
    <meta:editing-duration>PT14H54M12S</meta:editing-duration>
    <meta:editing-cycles>108</meta:editing-cycles>
    <meta:generator>LibreOffice/5.1.6.2$Linux_x86 LibreOffice_project/10m0$Build-2</meta:generator>
    <meta:document-statistic meta:table-count="2" meta:image-count="8" meta:object-count="3" meta:page-count="14" meta:paragraph-count="857" meta:word-count="3872" meta:character-count="21298" meta:non-whitespace-character-count="1773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10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10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100">
      <style:chart-properties chart:symbol-type="none" chart:link-data-style-to-source="true"/>
      <style:graphic-properties draw:stroke="dash" draw:stroke-dash="Fine_20_Dashed"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7.621cm" xlink:href="." xlink:type="simple" chart:class="chart:line" chart:style-name="ch1">
        <chart:legend chart:legend-position="end" svg:x="10.838cm" svg:y="3.013cm" style:legend-expansion="high" chart:style-name="ch2"/>
        <chart:plot-area chart:style-name="ch3" chart:data-source-has-labels="both" svg:x="0.319cm" svg:y="0.152cm" svg:width="10.2cm" svg:height="7.317cm">
          <chartooo:coordinate-region svg:x="0.854cm" svg:y="0.152cm" svg:width="9.665cm" svg:height="5.933cm"/>
          <chart:axis chart:dimension="x" chart:name="primary-x" chart:style-name="ch4" chartooo:axis-type="auto">
            <chartooo:date-scale/>
            <chart:categories table:cell-range-address="local-table.$A$2:.$A$51"/>
          </chart:axis>
          <chart:axis chart:dimension="y" chart:name="primary-y" chart:style-name="ch5">
            <chart:grid chart:style-name="ch6" chart:class="major"/>
          </chart:axis>
          <chart:series chart:style-name="ch7" chart:values-cell-range-address="local-table.$B$2:.$B$51" chart:label-cell-address="local-table.$B$1" chart:class="chart:line">
            <chart:data-point chart:repeated="50"/>
          </chart:series>
          <chart:series chart:style-name="ch8" chart:values-cell-range-address="local-table.$C$2:.$C$51" chart:label-cell-address="local-table.$C$1" chart:class="chart:line">
            <chart:data-point chart:repeated="50"/>
          </chart:series>
          <chart:series chart:style-name="ch9" chart:values-cell-range-address="local-table.$D$2:.$D$51" chart:label-cell-address="local-table.$D$1" chart:class="chart:line">
            <chart:data-point chart:repeated="5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erge sort</text:p>
              </table:table-cell>
              <table:table-cell office:value-type="string">
                <text:p>Bubble sort</text:p>
              </table:table-cell>
              <table:table-cell office:value-type="string">
                <text:p>Flagged bubble sort</text:p>
              </table:table-cell>
            </table:table-row>
          </table:table-header-rows>
          <table:table-rows>
            <table:table-row>
              <table:table-cell office:value-type="float" office:value="100">
                <text:p>100</text:p>
              </table:table-cell>
              <table:table-cell office:value-type="float" office:value="0.000021">
                <text:p>0.000021</text:p>
              </table:table-cell>
              <table:table-cell office:value-type="float" office:value="0.000057">
                <text:p>0.000057</text:p>
              </table:table-cell>
              <table:table-cell office:value-type="float" office:value="0.000003">
                <text:p>0.000003</text:p>
              </table:table-cell>
            </table:table-row>
            <table:table-row>
              <table:table-cell office:value-type="float" office:value="2000">
                <text:p>2000</text:p>
              </table:table-cell>
              <table:table-cell office:value-type="float" office:value="0.000427">
                <text:p>0.000427</text:p>
              </table:table-cell>
              <table:table-cell office:value-type="float" office:value="0.01563">
                <text:p>0.01563</text:p>
              </table:table-cell>
              <table:table-cell office:value-type="float" office:value="0.00001">
                <text:p>0.00001</text:p>
              </table:table-cell>
            </table:table-row>
            <table:table-row>
              <table:table-cell office:value-type="float" office:value="3000">
                <text:p>3000</text:p>
              </table:table-cell>
              <table:table-cell office:value-type="float" office:value="0.000262">
                <text:p>0.000262</text:p>
              </table:table-cell>
              <table:table-cell office:value-type="float" office:value="0.020304">
                <text:p>0.020304</text:p>
              </table:table-cell>
              <table:table-cell office:value-type="float" office:value="0.000015">
                <text:p>0.000015</text:p>
              </table:table-cell>
            </table:table-row>
            <table:table-row>
              <table:table-cell office:value-type="float" office:value="4000">
                <text:p>4000</text:p>
              </table:table-cell>
              <table:table-cell office:value-type="float" office:value="0.000355">
                <text:p>0.000355</text:p>
              </table:table-cell>
              <table:table-cell office:value-type="float" office:value="0.035779">
                <text:p>0.035779</text:p>
              </table:table-cell>
              <table:table-cell office:value-type="float" office:value="0.000019">
                <text:p>0.000019</text:p>
              </table:table-cell>
            </table:table-row>
            <table:table-row>
              <table:table-cell office:value-type="float" office:value="5000">
                <text:p>5000</text:p>
              </table:table-cell>
              <table:table-cell office:value-type="float" office:value="0.000458">
                <text:p>0.000458</text:p>
              </table:table-cell>
              <table:table-cell office:value-type="float" office:value="0.056006">
                <text:p>0.056006</text:p>
              </table:table-cell>
              <table:table-cell office:value-type="float" office:value="0.000023">
                <text:p>0.000023</text:p>
              </table:table-cell>
            </table:table-row>
            <table:table-row>
              <table:table-cell office:value-type="float" office:value="6000">
                <text:p>6000</text:p>
              </table:table-cell>
              <table:table-cell office:value-type="float" office:value="0.000556">
                <text:p>0.000556</text:p>
              </table:table-cell>
              <table:table-cell office:value-type="float" office:value="0.084677">
                <text:p>0.084677</text:p>
              </table:table-cell>
              <table:table-cell office:value-type="float" office:value="0.000029">
                <text:p>0.000029</text:p>
              </table:table-cell>
            </table:table-row>
            <table:table-row>
              <table:table-cell office:value-type="float" office:value="7000">
                <text:p>7000</text:p>
              </table:table-cell>
              <table:table-cell office:value-type="float" office:value="0.00066">
                <text:p>0.00066</text:p>
              </table:table-cell>
              <table:table-cell office:value-type="float" office:value="0.110774">
                <text:p>0.110774</text:p>
              </table:table-cell>
              <table:table-cell office:value-type="float" office:value="0.000034">
                <text:p>0.000034</text:p>
              </table:table-cell>
            </table:table-row>
            <table:table-row>
              <table:table-cell office:value-type="float" office:value="8000">
                <text:p>8000</text:p>
              </table:table-cell>
              <table:table-cell office:value-type="float" office:value="0.000782">
                <text:p>0.000782</text:p>
              </table:table-cell>
              <table:table-cell office:value-type="float" office:value="0.144023">
                <text:p>0.144023</text:p>
              </table:table-cell>
              <table:table-cell office:value-type="float" office:value="0.000038">
                <text:p>0.000038</text:p>
              </table:table-cell>
            </table:table-row>
            <table:table-row>
              <table:table-cell office:value-type="float" office:value="9000">
                <text:p>9000</text:p>
              </table:table-cell>
              <table:table-cell office:value-type="float" office:value="0.000883">
                <text:p>0.000883</text:p>
              </table:table-cell>
              <table:table-cell office:value-type="float" office:value="0.182095">
                <text:p>0.182095</text:p>
              </table:table-cell>
              <table:table-cell office:value-type="float" office:value="0.000043">
                <text:p>0.000043</text:p>
              </table:table-cell>
            </table:table-row>
            <table:table-row>
              <table:table-cell office:value-type="float" office:value="10000">
                <text:p>10000</text:p>
              </table:table-cell>
              <table:table-cell office:value-type="float" office:value="0.000975">
                <text:p>0.000975</text:p>
              </table:table-cell>
              <table:table-cell office:value-type="float" office:value="0.224702">
                <text:p>0.224702</text:p>
              </table:table-cell>
              <table:table-cell office:value-type="float" office:value="0.000047">
                <text:p>0.000047</text:p>
              </table:table-cell>
            </table:table-row>
            <table:table-row>
              <table:table-cell office:value-type="float" office:value="11000">
                <text:p>11000</text:p>
              </table:table-cell>
              <table:table-cell office:value-type="float" office:value="0.001101">
                <text:p>0.001101</text:p>
              </table:table-cell>
              <table:table-cell office:value-type="float" office:value="0.270727">
                <text:p>0.270727</text:p>
              </table:table-cell>
              <table:table-cell office:value-type="float" office:value="0.000052">
                <text:p>0.000052</text:p>
              </table:table-cell>
            </table:table-row>
            <table:table-row>
              <table:table-cell office:value-type="float" office:value="12000">
                <text:p>12000</text:p>
              </table:table-cell>
              <table:table-cell office:value-type="float" office:value="0.001179">
                <text:p>0.001179</text:p>
              </table:table-cell>
              <table:table-cell office:value-type="float" office:value="0.322223">
                <text:p>0.322223</text:p>
              </table:table-cell>
              <table:table-cell office:value-type="float" office:value="0.000056">
                <text:p>0.000056</text:p>
              </table:table-cell>
            </table:table-row>
            <table:table-row>
              <table:table-cell office:value-type="float" office:value="13000">
                <text:p>13000</text:p>
              </table:table-cell>
              <table:table-cell office:value-type="float" office:value="0.001302">
                <text:p>0.001302</text:p>
              </table:table-cell>
              <table:table-cell office:value-type="float" office:value="0.378445">
                <text:p>0.378445</text:p>
              </table:table-cell>
              <table:table-cell office:value-type="float" office:value="0.000061">
                <text:p>0.000061</text:p>
              </table:table-cell>
            </table:table-row>
            <table:table-row>
              <table:table-cell office:value-type="float" office:value="14000">
                <text:p>14000</text:p>
              </table:table-cell>
              <table:table-cell office:value-type="float" office:value="0.001392">
                <text:p>0.001392</text:p>
              </table:table-cell>
              <table:table-cell office:value-type="float" office:value="0.438636">
                <text:p>0.438636</text:p>
              </table:table-cell>
              <table:table-cell office:value-type="float" office:value="0.000064">
                <text:p>0.000064</text:p>
              </table:table-cell>
            </table:table-row>
            <table:table-row>
              <table:table-cell office:value-type="float" office:value="15000">
                <text:p>15000</text:p>
              </table:table-cell>
              <table:table-cell office:value-type="float" office:value="0.001502">
                <text:p>0.001502</text:p>
              </table:table-cell>
              <table:table-cell office:value-type="float" office:value="0.503547">
                <text:p>0.503547</text:p>
              </table:table-cell>
              <table:table-cell office:value-type="float" office:value="0.000069">
                <text:p>0.000069</text:p>
              </table:table-cell>
            </table:table-row>
            <table:table-row>
              <table:table-cell office:value-type="float" office:value="16000">
                <text:p>16000</text:p>
              </table:table-cell>
              <table:table-cell office:value-type="float" office:value="0.0016">
                <text:p>0.0016</text:p>
              </table:table-cell>
              <table:table-cell office:value-type="float" office:value="0.577444">
                <text:p>0.577444</text:p>
              </table:table-cell>
              <table:table-cell office:value-type="float" office:value="0.000076">
                <text:p>0.000076</text:p>
              </table:table-cell>
            </table:table-row>
            <table:table-row>
              <table:table-cell office:value-type="float" office:value="17000">
                <text:p>17000</text:p>
              </table:table-cell>
              <table:table-cell office:value-type="float" office:value="0.001721">
                <text:p>0.001721</text:p>
              </table:table-cell>
              <table:table-cell office:value-type="float" office:value="0.649388">
                <text:p>0.649388</text:p>
              </table:table-cell>
              <table:table-cell office:value-type="float" office:value="0.000081">
                <text:p>0.000081</text:p>
              </table:table-cell>
            </table:table-row>
            <table:table-row>
              <table:table-cell office:value-type="float" office:value="18000">
                <text:p>18000</text:p>
              </table:table-cell>
              <table:table-cell office:value-type="float" office:value="0.001843">
                <text:p>0.001843</text:p>
              </table:table-cell>
              <table:table-cell office:value-type="float" office:value="0.729212">
                <text:p>0.729212</text:p>
              </table:table-cell>
              <table:table-cell office:value-type="float" office:value="0.000085">
                <text:p>0.000085</text:p>
              </table:table-cell>
            </table:table-row>
            <table:table-row>
              <table:table-cell office:value-type="float" office:value="19000">
                <text:p>19000</text:p>
              </table:table-cell>
              <table:table-cell office:value-type="float" office:value="0.001948">
                <text:p>0.001948</text:p>
              </table:table-cell>
              <table:table-cell office:value-type="float" office:value="0.808894">
                <text:p>0.808894</text:p>
              </table:table-cell>
              <table:table-cell office:value-type="float" office:value="0.000089">
                <text:p>0.000089</text:p>
              </table:table-cell>
            </table:table-row>
            <table:table-row>
              <table:table-cell office:value-type="float" office:value="20000">
                <text:p>20000</text:p>
              </table:table-cell>
              <table:table-cell office:value-type="float" office:value="0.002068">
                <text:p>0.002068</text:p>
              </table:table-cell>
              <table:table-cell office:value-type="float" office:value="0.90967">
                <text:p>0.90967</text:p>
              </table:table-cell>
              <table:table-cell office:value-type="float" office:value="0.000095">
                <text:p>0.000095</text:p>
              </table:table-cell>
            </table:table-row>
            <table:table-row>
              <table:table-cell office:value-type="float" office:value="21000">
                <text:p>21000</text:p>
              </table:table-cell>
              <table:table-cell office:value-type="float" office:value="0.002183">
                <text:p>0.002183</text:p>
              </table:table-cell>
              <table:table-cell office:value-type="float" office:value="1.004242">
                <text:p>1.004242</text:p>
              </table:table-cell>
              <table:table-cell office:value-type="float" office:value="0.000099">
                <text:p>0.000099</text:p>
              </table:table-cell>
            </table:table-row>
            <table:table-row>
              <table:table-cell office:value-type="float" office:value="22000">
                <text:p>22000</text:p>
              </table:table-cell>
              <table:table-cell office:value-type="float" office:value="0.002295">
                <text:p>0.002295</text:p>
              </table:table-cell>
              <table:table-cell office:value-type="float" office:value="1.099715">
                <text:p>1.099715</text:p>
              </table:table-cell>
              <table:table-cell office:value-type="float" office:value="0.000103">
                <text:p>0.000103</text:p>
              </table:table-cell>
            </table:table-row>
            <table:table-row>
              <table:table-cell office:value-type="float" office:value="23000">
                <text:p>23000</text:p>
              </table:table-cell>
              <table:table-cell office:value-type="float" office:value="0.002407">
                <text:p>0.002407</text:p>
              </table:table-cell>
              <table:table-cell office:value-type="float" office:value="1.184713">
                <text:p>1.184713</text:p>
              </table:table-cell>
              <table:table-cell office:value-type="float" office:value="0.000107">
                <text:p>0.000107</text:p>
              </table:table-cell>
            </table:table-row>
            <table:table-row>
              <table:table-cell office:value-type="float" office:value="24000">
                <text:p>24000</text:p>
              </table:table-cell>
              <table:table-cell office:value-type="float" office:value="0.002511">
                <text:p>0.002511</text:p>
              </table:table-cell>
              <table:table-cell office:value-type="float" office:value="1.287959">
                <text:p>1.287959</text:p>
              </table:table-cell>
              <table:table-cell office:value-type="float" office:value="0.00011">
                <text:p>0.00011</text:p>
              </table:table-cell>
            </table:table-row>
            <table:table-row>
              <table:table-cell office:value-type="float" office:value="25000">
                <text:p>25000</text:p>
              </table:table-cell>
              <table:table-cell office:value-type="float" office:value="0.002624">
                <text:p>0.002624</text:p>
              </table:table-cell>
              <table:table-cell office:value-type="float" office:value="1.401323">
                <text:p>1.401323</text:p>
              </table:table-cell>
              <table:table-cell office:value-type="float" office:value="0.000117">
                <text:p>0.000117</text:p>
              </table:table-cell>
            </table:table-row>
            <table:table-row>
              <table:table-cell office:value-type="float" office:value="26000">
                <text:p>26000</text:p>
              </table:table-cell>
              <table:table-cell office:value-type="float" office:value="0.002746">
                <text:p>0.002746</text:p>
              </table:table-cell>
              <table:table-cell office:value-type="float" office:value="1.526917">
                <text:p>1.526917</text:p>
              </table:table-cell>
              <table:table-cell office:value-type="float" office:value="0.000122">
                <text:p>0.000122</text:p>
              </table:table-cell>
            </table:table-row>
            <table:table-row>
              <table:table-cell office:value-type="float" office:value="27000">
                <text:p>27000</text:p>
              </table:table-cell>
              <table:table-cell office:value-type="float" office:value="0.002858">
                <text:p>0.002858</text:p>
              </table:table-cell>
              <table:table-cell office:value-type="float" office:value="1.644772">
                <text:p>1.644772</text:p>
              </table:table-cell>
              <table:table-cell office:value-type="float" office:value="0.000124">
                <text:p>0.000124</text:p>
              </table:table-cell>
            </table:table-row>
            <table:table-row>
              <table:table-cell office:value-type="float" office:value="28000">
                <text:p>28000</text:p>
              </table:table-cell>
              <table:table-cell office:value-type="float" office:value="0.002975">
                <text:p>0.002975</text:p>
              </table:table-cell>
              <table:table-cell office:value-type="float" office:value="1.769177">
                <text:p>1.769177</text:p>
              </table:table-cell>
              <table:table-cell office:value-type="float" office:value="0.000131">
                <text:p>0.000131</text:p>
              </table:table-cell>
            </table:table-row>
            <table:table-row>
              <table:table-cell office:value-type="float" office:value="29000">
                <text:p>29000</text:p>
              </table:table-cell>
              <table:table-cell office:value-type="float" office:value="0.00481">
                <text:p>0.00481</text:p>
              </table:table-cell>
              <table:table-cell office:value-type="float" office:value="1.912695">
                <text:p>1.912695</text:p>
              </table:table-cell>
              <table:table-cell office:value-type="float" office:value="0.000135">
                <text:p>0.000135</text:p>
              </table:table-cell>
            </table:table-row>
            <table:table-row>
              <table:table-cell office:value-type="float" office:value="30000">
                <text:p>30000</text:p>
              </table:table-cell>
              <table:table-cell office:value-type="float" office:value="0.003226">
                <text:p>0.003226</text:p>
              </table:table-cell>
              <table:table-cell office:value-type="float" office:value="2.031718">
                <text:p>2.031718</text:p>
              </table:table-cell>
              <table:table-cell office:value-type="float" office:value="0.00014">
                <text:p>0.00014</text:p>
              </table:table-cell>
            </table:table-row>
            <table:table-row>
              <table:table-cell office:value-type="float" office:value="31000">
                <text:p>31000</text:p>
              </table:table-cell>
              <table:table-cell office:value-type="float" office:value="0.00333">
                <text:p>0.00333</text:p>
              </table:table-cell>
              <table:table-cell office:value-type="float" office:value="2.16499">
                <text:p>2.16499</text:p>
              </table:table-cell>
              <table:table-cell office:value-type="float" office:value="0.000147">
                <text:p>0.000147</text:p>
              </table:table-cell>
            </table:table-row>
            <table:table-row>
              <table:table-cell office:value-type="float" office:value="32000">
                <text:p>32000</text:p>
              </table:table-cell>
              <table:table-cell office:value-type="float" office:value="0.003439">
                <text:p>0.003439</text:p>
              </table:table-cell>
              <table:table-cell office:value-type="float" office:value="2.294148">
                <text:p>2.294148</text:p>
              </table:table-cell>
              <table:table-cell office:value-type="float" office:value="0.000146">
                <text:p>0.000146</text:p>
              </table:table-cell>
            </table:table-row>
            <table:table-row>
              <table:table-cell office:value-type="float" office:value="33000">
                <text:p>33000</text:p>
              </table:table-cell>
              <table:table-cell office:value-type="float" office:value="0.003547">
                <text:p>0.003547</text:p>
              </table:table-cell>
              <table:table-cell office:value-type="float" office:value="2.434747">
                <text:p>2.434747</text:p>
              </table:table-cell>
              <table:table-cell office:value-type="float" office:value="0.000154">
                <text:p>0.000154</text:p>
              </table:table-cell>
            </table:table-row>
            <table:table-row>
              <table:table-cell office:value-type="float" office:value="34000">
                <text:p>34000</text:p>
              </table:table-cell>
              <table:table-cell office:value-type="float" office:value="0.003775">
                <text:p>0.003775</text:p>
              </table:table-cell>
              <table:table-cell office:value-type="float" office:value="2.598942">
                <text:p>2.598942</text:p>
              </table:table-cell>
              <table:table-cell office:value-type="float" office:value="0.000159">
                <text:p>0.000159</text:p>
              </table:table-cell>
            </table:table-row>
            <table:table-row>
              <table:table-cell office:value-type="float" office:value="35000">
                <text:p>35000</text:p>
              </table:table-cell>
              <table:table-cell office:value-type="float" office:value="0.003913">
                <text:p>0.003913</text:p>
              </table:table-cell>
              <table:table-cell office:value-type="float" office:value="2.759084">
                <text:p>2.759084</text:p>
              </table:table-cell>
              <table:table-cell office:value-type="float" office:value="0.000163">
                <text:p>0.000163</text:p>
              </table:table-cell>
            </table:table-row>
            <table:table-row>
              <table:table-cell office:value-type="float" office:value="36000">
                <text:p>36000</text:p>
              </table:table-cell>
              <table:table-cell office:value-type="float" office:value="0.005818">
                <text:p>0.005818</text:p>
              </table:table-cell>
              <table:table-cell office:value-type="float" office:value="3.506766">
                <text:p>3.506766</text:p>
              </table:table-cell>
              <table:table-cell office:value-type="float" office:value="0.000165">
                <text:p>0.000165</text:p>
              </table:table-cell>
            </table:table-row>
            <table:table-row>
              <table:table-cell office:value-type="float" office:value="37000">
                <text:p>37000</text:p>
              </table:table-cell>
              <table:table-cell office:value-type="float" office:value="0.00402">
                <text:p>0.00402</text:p>
              </table:table-cell>
              <table:table-cell office:value-type="float" office:value="3.078014">
                <text:p>3.078014</text:p>
              </table:table-cell>
              <table:table-cell office:value-type="float" office:value="0.000174">
                <text:p>0.000174</text:p>
              </table:table-cell>
            </table:table-row>
            <table:table-row>
              <table:table-cell office:value-type="float" office:value="38000">
                <text:p>38000</text:p>
              </table:table-cell>
              <table:table-cell office:value-type="float" office:value="0.004153">
                <text:p>0.004153</text:p>
              </table:table-cell>
              <table:table-cell office:value-type="float" office:value="3.240677">
                <text:p>3.240677</text:p>
              </table:table-cell>
              <table:table-cell office:value-type="float" office:value="0.000178">
                <text:p>0.000178</text:p>
              </table:table-cell>
            </table:table-row>
            <table:table-row>
              <table:table-cell office:value-type="float" office:value="39000">
                <text:p>39000</text:p>
              </table:table-cell>
              <table:table-cell office:value-type="float" office:value="0.004561">
                <text:p>0.004561</text:p>
              </table:table-cell>
              <table:table-cell office:value-type="float" office:value="3.415596">
                <text:p>3.415596</text:p>
              </table:table-cell>
              <table:table-cell office:value-type="float" office:value="0.000179">
                <text:p>0.000179</text:p>
              </table:table-cell>
            </table:table-row>
            <table:table-row>
              <table:table-cell office:value-type="float" office:value="40000">
                <text:p>40000</text:p>
              </table:table-cell>
              <table:table-cell office:value-type="float" office:value="0.004391">
                <text:p>0.004391</text:p>
              </table:table-cell>
              <table:table-cell office:value-type="float" office:value="3.631591">
                <text:p>3.631591</text:p>
              </table:table-cell>
              <table:table-cell office:value-type="float" office:value="0.000188">
                <text:p>0.000188</text:p>
              </table:table-cell>
            </table:table-row>
            <table:table-row>
              <table:table-cell office:value-type="float" office:value="41000">
                <text:p>41000</text:p>
              </table:table-cell>
              <table:table-cell office:value-type="float" office:value="0.004504">
                <text:p>0.004504</text:p>
              </table:table-cell>
              <table:table-cell office:value-type="float" office:value="3.823459">
                <text:p>3.823459</text:p>
              </table:table-cell>
              <table:table-cell office:value-type="float" office:value="0.000191">
                <text:p>0.000191</text:p>
              </table:table-cell>
            </table:table-row>
            <table:table-row>
              <table:table-cell office:value-type="float" office:value="42000">
                <text:p>42000</text:p>
              </table:table-cell>
              <table:table-cell office:value-type="float" office:value="0.004656">
                <text:p>0.004656</text:p>
              </table:table-cell>
              <table:table-cell office:value-type="float" office:value="3.977532">
                <text:p>3.977532</text:p>
              </table:table-cell>
              <table:table-cell office:value-type="float" office:value="0.000195">
                <text:p>0.000195</text:p>
              </table:table-cell>
            </table:table-row>
            <table:table-row>
              <table:table-cell office:value-type="float" office:value="43000">
                <text:p>43000</text:p>
              </table:table-cell>
              <table:table-cell office:value-type="float" office:value="0.00468">
                <text:p>0.00468</text:p>
              </table:table-cell>
              <table:table-cell office:value-type="float" office:value="4.154098">
                <text:p>4.154098</text:p>
              </table:table-cell>
              <table:table-cell office:value-type="float" office:value="0.000198">
                <text:p>0.000198</text:p>
              </table:table-cell>
            </table:table-row>
            <table:table-row>
              <table:table-cell office:value-type="float" office:value="44000">
                <text:p>44000</text:p>
              </table:table-cell>
              <table:table-cell office:value-type="float" office:value="0.004867">
                <text:p>0.004867</text:p>
              </table:table-cell>
              <table:table-cell office:value-type="float" office:value="4.332582">
                <text:p>4.332582</text:p>
              </table:table-cell>
              <table:table-cell office:value-type="float" office:value="0.000207">
                <text:p>0.000207</text:p>
              </table:table-cell>
            </table:table-row>
            <table:table-row>
              <table:table-cell office:value-type="float" office:value="45000">
                <text:p>45000</text:p>
              </table:table-cell>
              <table:table-cell office:value-type="float" office:value="0.004969">
                <text:p>0.004969</text:p>
              </table:table-cell>
              <table:table-cell office:value-type="float" office:value="4.586988">
                <text:p>4.586988</text:p>
              </table:table-cell>
              <table:table-cell office:value-type="float" office:value="0.000211">
                <text:p>0.000211</text:p>
              </table:table-cell>
            </table:table-row>
            <table:table-row>
              <table:table-cell office:value-type="float" office:value="46000">
                <text:p>46000</text:p>
              </table:table-cell>
              <table:table-cell office:value-type="float" office:value="0.005108">
                <text:p>0.005108</text:p>
              </table:table-cell>
              <table:table-cell office:value-type="float" office:value="4.794977">
                <text:p>4.794977</text:p>
              </table:table-cell>
              <table:table-cell office:value-type="float" office:value="0.000214">
                <text:p>0.000214</text:p>
              </table:table-cell>
            </table:table-row>
            <table:table-row>
              <table:table-cell office:value-type="float" office:value="47000">
                <text:p>47000</text:p>
              </table:table-cell>
              <table:table-cell office:value-type="float" office:value="0.005229">
                <text:p>0.005229</text:p>
              </table:table-cell>
              <table:table-cell office:value-type="float" office:value="5.00866">
                <text:p>5.00866</text:p>
              </table:table-cell>
              <table:table-cell office:value-type="float" office:value="0.000214">
                <text:p>0.000214</text:p>
              </table:table-cell>
            </table:table-row>
            <table:table-row>
              <table:table-cell office:value-type="float" office:value="48000">
                <text:p>48000</text:p>
              </table:table-cell>
              <table:table-cell office:value-type="float" office:value="0.005331">
                <text:p>0.005331</text:p>
              </table:table-cell>
              <table:table-cell office:value-type="float" office:value="5.162577">
                <text:p>5.162577</text:p>
              </table:table-cell>
              <table:table-cell office:value-type="float" office:value="0.000223">
                <text:p>0.000223</text:p>
              </table:table-cell>
            </table:table-row>
            <table:table-row>
              <table:table-cell office:value-type="float" office:value="49000">
                <text:p>49000</text:p>
              </table:table-cell>
              <table:table-cell office:value-type="float" office:value="0.006824">
                <text:p>0.006824</text:p>
              </table:table-cell>
              <table:table-cell office:value-type="float" office:value="5.395789">
                <text:p>5.395789</text:p>
              </table:table-cell>
              <table:table-cell office:value-type="float" office:value="0.000229">
                <text:p>0.000229</text:p>
              </table:table-cell>
            </table:table-row>
            <table:table-row>
              <table:table-cell office:value-type="float" office:value="50000">
                <text:p>50000</text:p>
              </table:table-cell>
              <table:table-cell office:value-type="float" office:value="0.00555">
                <text:p>0.00555</text:p>
              </table:table-cell>
              <table:table-cell office:value-type="float" office:value="5.644363">
                <text:p>5.644363</text:p>
              </table:table-cell>
              <table:table-cell office:value-type="float" office:value="0.000234">
                <text:p>0.00023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10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0">
      <style:chart-properties chart:symbol-type="none" chart:link-data-style-to-source="true"/>
      <style:graphic-properties draw:stroke-dash="Fine_20_Dashed" svg:stroke-width="0.08cm" svg:stroke-color="#004586" draw:fill-color="#004586" dr3d:edge-rounding="5%"/>
      <style:text-properties fo:font-size="10pt" style:font-size-asian="10pt" style:font-size-complex="10pt"/>
    </style:style>
    <style:style style:name="ch8" style:family="chart" style:data-style-name="N100">
      <style:chart-properties chart:symbol-type="none" chart:link-data-style-to-source="true"/>
      <style:graphic-properties draw:stroke="dash" draw:stroke-dash="Fine_20_Dashed" svg:stroke-width="0.08cm" svg:stroke-color="#ffd320" draw:fill-color="#ffd320" dr3d:edge-rounding="5%"/>
      <style:text-properties fo:font-size="10pt" style:font-size-asian="10pt" style:font-size-complex="10pt"/>
    </style:style>
    <style:style style:name="ch9" style:family="chart" style:data-style-name="N10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7.337cm" xlink:href="." xlink:type="simple" chart:class="chart:scatter" chart:style-name="ch1">
        <chart:legend chart:legend-position="end" svg:x="10.838cm" svg:y="2.871cm" style:legend-expansion="high" chart:style-name="ch2"/>
        <chart:plot-area chart:style-name="ch3" chart:data-source-has-labels="both" svg:x="0.319cm" svg:y="0.146cm" svg:width="10.201cm" svg:height="7.045cm">
          <chartooo:coordinate-region svg:x="0.755cm" svg:y="0.345cm" svg:width="9.115cm" svg:height="6.199cm"/>
          <chart:axis chart:dimension="x" chart:name="primary-x" chart:style-name="ch4" chartooo:axis-type="auto">
            <chart:categories table:cell-range-address="local-table.$A$2:.$A$51"/>
          </chart:axis>
          <chart:axis chart:dimension="y" chart:name="primary-y" chart:style-name="ch5">
            <chart:grid chart:style-name="ch6" chart:class="major"/>
          </chart:axis>
          <chart:series chart:style-name="ch7" chart:values-cell-range-address="local-table.$C$2:.$C$51" chart:label-cell-address="local-table.$C$1" chart:class="chart:scatter">
            <chart:domain table:cell-range-address="local-table.$B$2:.$B$51"/>
            <chart:data-point chart:repeated="50"/>
          </chart:series>
          <chart:series chart:style-name="ch8" chart:values-cell-range-address="local-table.$D$2:.$D$51" chart:label-cell-address="local-table.$D$1" chart:class="chart:scatter">
            <chart:data-point chart:repeated="50"/>
          </chart:series>
          <chart:series chart:style-name="ch9" chart:values-cell-range-address="local-table.$E$2:.$E$51" chart:label-cell-address="local-table.$E$1" chart:class="chart:scatter">
            <chart:data-point chart:repeated="50"/>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Merge sort</text:p>
              </table:table-cell>
              <table:table-cell office:value-type="string">
                <text:p>Flagged bubble sort</text:p>
              </table:table-cell>
              <table:table-cell office:value-type="string">
                <text:p>Bubble sort</text:p>
              </table:table-cell>
            </table:table-row>
          </table:table-header-rows>
          <table:table-rows>
            <table:table-row>
              <table:table-cell office:value-type="float" office:value="100">
                <text:p>100</text:p>
              </table:table-cell>
              <table:table-cell office:value-type="float" office:value="100">
                <text:p>100</text:p>
              </table:table-cell>
              <table:table-cell office:value-type="float" office:value="0.000031">
                <text:p>0.000031</text:p>
              </table:table-cell>
              <table:table-cell office:value-type="float" office:value="0.000108">
                <text:p>0.000108</text:p>
              </table:table-cell>
              <table:table-cell office:value-type="float" office:value="0.000106">
                <text:p>0.000106</text:p>
              </table:table-cell>
            </table:table-row>
            <table:table-row>
              <table:table-cell office:value-type="float" office:value="2000">
                <text:p>2000</text:p>
              </table:table-cell>
              <table:table-cell office:value-type="float" office:value="2000">
                <text:p>2000</text:p>
              </table:table-cell>
              <table:table-cell office:value-type="float" office:value="0.000351">
                <text:p>0.000351</text:p>
              </table:table-cell>
              <table:table-cell office:value-type="float" office:value="0.014998">
                <text:p>0.014998</text:p>
              </table:table-cell>
              <table:table-cell office:value-type="float" office:value="0.014908">
                <text:p>0.014908</text:p>
              </table:table-cell>
            </table:table-row>
            <table:table-row>
              <table:table-cell office:value-type="float" office:value="3000">
                <text:p>3000</text:p>
              </table:table-cell>
              <table:table-cell office:value-type="float" office:value="3000">
                <text:p>3000</text:p>
              </table:table-cell>
              <table:table-cell office:value-type="float" office:value="0.000528">
                <text:p>0.000528</text:p>
              </table:table-cell>
              <table:table-cell office:value-type="float" office:value="0.034935">
                <text:p>0.034935</text:p>
              </table:table-cell>
              <table:table-cell office:value-type="float" office:value="0.034703">
                <text:p>0.034703</text:p>
              </table:table-cell>
            </table:table-row>
            <table:table-row>
              <table:table-cell office:value-type="float" office:value="4000">
                <text:p>4000</text:p>
              </table:table-cell>
              <table:table-cell office:value-type="float" office:value="4000">
                <text:p>4000</text:p>
              </table:table-cell>
              <table:table-cell office:value-type="float" office:value="0.000714">
                <text:p>0.000714</text:p>
              </table:table-cell>
              <table:table-cell office:value-type="float" office:value="0.064291">
                <text:p>0.064291</text:p>
              </table:table-cell>
              <table:table-cell office:value-type="float" office:value="0.063563">
                <text:p>0.063563</text:p>
              </table:table-cell>
            </table:table-row>
            <table:table-row>
              <table:table-cell office:value-type="float" office:value="5000">
                <text:p>5000</text:p>
              </table:table-cell>
              <table:table-cell office:value-type="float" office:value="5000">
                <text:p>5000</text:p>
              </table:table-cell>
              <table:table-cell office:value-type="float" office:value="0.000912">
                <text:p>0.000912</text:p>
              </table:table-cell>
              <table:table-cell office:value-type="float" office:value="0.107052">
                <text:p>0.107052</text:p>
              </table:table-cell>
              <table:table-cell office:value-type="float" office:value="0.106244">
                <text:p>0.106244</text:p>
              </table:table-cell>
            </table:table-row>
            <table:table-row>
              <table:table-cell office:value-type="float" office:value="6000">
                <text:p>6000</text:p>
              </table:table-cell>
              <table:table-cell office:value-type="float" office:value="6000">
                <text:p>6000</text:p>
              </table:table-cell>
              <table:table-cell office:value-type="float" office:value="0.00123">
                <text:p>0.00123</text:p>
              </table:table-cell>
              <table:table-cell office:value-type="float" office:value="0.159599">
                <text:p>0.159599</text:p>
              </table:table-cell>
              <table:table-cell office:value-type="float" office:value="0.161572">
                <text:p>0.161572</text:p>
              </table:table-cell>
            </table:table-row>
            <table:table-row>
              <table:table-cell office:value-type="float" office:value="7000">
                <text:p>7000</text:p>
              </table:table-cell>
              <table:table-cell office:value-type="float" office:value="7000">
                <text:p>7000</text:p>
              </table:table-cell>
              <table:table-cell office:value-type="float" office:value="0.001365">
                <text:p>0.001365</text:p>
              </table:table-cell>
              <table:table-cell office:value-type="float" office:value="0.230634">
                <text:p>0.230634</text:p>
              </table:table-cell>
              <table:table-cell office:value-type="float" office:value="0.227711">
                <text:p>0.227711</text:p>
              </table:table-cell>
            </table:table-row>
            <table:table-row>
              <table:table-cell office:value-type="float" office:value="8000">
                <text:p>8000</text:p>
              </table:table-cell>
              <table:table-cell office:value-type="float" office:value="8000">
                <text:p>8000</text:p>
              </table:table-cell>
              <table:table-cell office:value-type="float" office:value="0.001492">
                <text:p>0.001492</text:p>
              </table:table-cell>
              <table:table-cell office:value-type="float" office:value="0.305487">
                <text:p>0.305487</text:p>
              </table:table-cell>
              <table:table-cell office:value-type="float" office:value="0.300677">
                <text:p>0.300677</text:p>
              </table:table-cell>
            </table:table-row>
            <table:table-row>
              <table:table-cell office:value-type="float" office:value="9000">
                <text:p>9000</text:p>
              </table:table-cell>
              <table:table-cell office:value-type="float" office:value="9000">
                <text:p>9000</text:p>
              </table:table-cell>
              <table:table-cell office:value-type="float" office:value="0.001683">
                <text:p>0.001683</text:p>
              </table:table-cell>
              <table:table-cell office:value-type="float" office:value="0.391041">
                <text:p>0.391041</text:p>
              </table:table-cell>
              <table:table-cell office:value-type="float" office:value="0.385578">
                <text:p>0.385578</text:p>
              </table:table-cell>
            </table:table-row>
            <table:table-row>
              <table:table-cell office:value-type="float" office:value="10000">
                <text:p>10000</text:p>
              </table:table-cell>
              <table:table-cell office:value-type="float" office:value="10000">
                <text:p>10000</text:p>
              </table:table-cell>
              <table:table-cell office:value-type="float" office:value="0.00196">
                <text:p>0.00196</text:p>
              </table:table-cell>
              <table:table-cell office:value-type="float" office:value="0.49602">
                <text:p>0.49602</text:p>
              </table:table-cell>
              <table:table-cell office:value-type="float" office:value="0.487221">
                <text:p>0.487221</text:p>
              </table:table-cell>
            </table:table-row>
            <table:table-row>
              <table:table-cell office:value-type="float" office:value="11000">
                <text:p>11000</text:p>
              </table:table-cell>
              <table:table-cell office:value-type="float" office:value="11000">
                <text:p>11000</text:p>
              </table:table-cell>
              <table:table-cell office:value-type="float" office:value="0.002106">
                <text:p>0.002106</text:p>
              </table:table-cell>
              <table:table-cell office:value-type="float" office:value="0.602797">
                <text:p>0.602797</text:p>
              </table:table-cell>
              <table:table-cell office:value-type="float" office:value="0.592436">
                <text:p>0.592436</text:p>
              </table:table-cell>
            </table:table-row>
            <table:table-row>
              <table:table-cell office:value-type="float" office:value="12000">
                <text:p>12000</text:p>
              </table:table-cell>
              <table:table-cell office:value-type="float" office:value="12000">
                <text:p>12000</text:p>
              </table:table-cell>
              <table:table-cell office:value-type="float" office:value="0.002254">
                <text:p>0.002254</text:p>
              </table:table-cell>
              <table:table-cell office:value-type="float" office:value="0.727909">
                <text:p>0.727909</text:p>
              </table:table-cell>
              <table:table-cell office:value-type="float" office:value="0.721545">
                <text:p>0.721545</text:p>
              </table:table-cell>
            </table:table-row>
            <table:table-row>
              <table:table-cell office:value-type="float" office:value="13000">
                <text:p>13000</text:p>
              </table:table-cell>
              <table:table-cell office:value-type="float" office:value="13000">
                <text:p>13000</text:p>
              </table:table-cell>
              <table:table-cell office:value-type="float" office:value="0.002477">
                <text:p>0.002477</text:p>
              </table:table-cell>
              <table:table-cell office:value-type="float" office:value="0.864297">
                <text:p>0.864297</text:p>
              </table:table-cell>
              <table:table-cell office:value-type="float" office:value="0.846601">
                <text:p>0.846601</text:p>
              </table:table-cell>
            </table:table-row>
            <table:table-row>
              <table:table-cell office:value-type="float" office:value="14000">
                <text:p>14000</text:p>
              </table:table-cell>
              <table:table-cell office:value-type="float" office:value="14000">
                <text:p>14000</text:p>
              </table:table-cell>
              <table:table-cell office:value-type="float" office:value="0.002659">
                <text:p>0.002659</text:p>
              </table:table-cell>
              <table:table-cell office:value-type="float" office:value="1.010824">
                <text:p>1.010824</text:p>
              </table:table-cell>
              <table:table-cell office:value-type="float" office:value="0.992857">
                <text:p>0.992857</text:p>
              </table:table-cell>
            </table:table-row>
            <table:table-row>
              <table:table-cell office:value-type="float" office:value="15000">
                <text:p>15000</text:p>
              </table:table-cell>
              <table:table-cell office:value-type="float" office:value="15000">
                <text:p>15000</text:p>
              </table:table-cell>
              <table:table-cell office:value-type="float" office:value="0.002885">
                <text:p>0.002885</text:p>
              </table:table-cell>
              <table:table-cell office:value-type="float" office:value="1.166523">
                <text:p>1.166523</text:p>
              </table:table-cell>
              <table:table-cell office:value-type="float" office:value="1.145322">
                <text:p>1.145322</text:p>
              </table:table-cell>
            </table:table-row>
            <table:table-row>
              <table:table-cell office:value-type="float" office:value="16000">
                <text:p>16000</text:p>
              </table:table-cell>
              <table:table-cell office:value-type="float" office:value="16000">
                <text:p>16000</text:p>
              </table:table-cell>
              <table:table-cell office:value-type="float" office:value="0.003096">
                <text:p>0.003096</text:p>
              </table:table-cell>
              <table:table-cell office:value-type="float" office:value="1.333172">
                <text:p>1.333172</text:p>
              </table:table-cell>
              <table:table-cell office:value-type="float" office:value="1.306651">
                <text:p>1.306651</text:p>
              </table:table-cell>
            </table:table-row>
            <table:table-row>
              <table:table-cell office:value-type="float" office:value="17000">
                <text:p>17000</text:p>
              </table:table-cell>
              <table:table-cell office:value-type="float" office:value="17000">
                <text:p>17000</text:p>
              </table:table-cell>
              <table:table-cell office:value-type="float" office:value="0.003275">
                <text:p>0.003275</text:p>
              </table:table-cell>
              <table:table-cell office:value-type="float" office:value="1.518454">
                <text:p>1.518454</text:p>
              </table:table-cell>
              <table:table-cell office:value-type="float" office:value="1.488106">
                <text:p>1.488106</text:p>
              </table:table-cell>
            </table:table-row>
            <table:table-row>
              <table:table-cell office:value-type="float" office:value="18000">
                <text:p>18000</text:p>
              </table:table-cell>
              <table:table-cell office:value-type="float" office:value="18000">
                <text:p>18000</text:p>
              </table:table-cell>
              <table:table-cell office:value-type="float" office:value="0.003493">
                <text:p>0.003493</text:p>
              </table:table-cell>
              <table:table-cell office:value-type="float" office:value="1.692946">
                <text:p>1.692946</text:p>
              </table:table-cell>
              <table:table-cell office:value-type="float" office:value="1.665149">
                <text:p>1.665149</text:p>
              </table:table-cell>
            </table:table-row>
            <table:table-row>
              <table:table-cell office:value-type="float" office:value="19000">
                <text:p>19000</text:p>
              </table:table-cell>
              <table:table-cell office:value-type="float" office:value="19000">
                <text:p>19000</text:p>
              </table:table-cell>
              <table:table-cell office:value-type="float" office:value="0.003679">
                <text:p>0.003679</text:p>
              </table:table-cell>
              <table:table-cell office:value-type="float" office:value="1.912655">
                <text:p>1.912655</text:p>
              </table:table-cell>
              <table:table-cell office:value-type="float" office:value="1.878277">
                <text:p>1.878277</text:p>
              </table:table-cell>
            </table:table-row>
            <table:table-row>
              <table:table-cell office:value-type="float" office:value="20000">
                <text:p>20000</text:p>
              </table:table-cell>
              <table:table-cell office:value-type="float" office:value="20000">
                <text:p>20000</text:p>
              </table:table-cell>
              <table:table-cell office:value-type="float" office:value="0.003866">
                <text:p>0.003866</text:p>
              </table:table-cell>
              <table:table-cell office:value-type="float" office:value="2.128715">
                <text:p>2.128715</text:p>
              </table:table-cell>
              <table:table-cell office:value-type="float" office:value="2.084826">
                <text:p>2.084826</text:p>
              </table:table-cell>
            </table:table-row>
            <table:table-row>
              <table:table-cell office:value-type="float" office:value="21000">
                <text:p>21000</text:p>
              </table:table-cell>
              <table:table-cell office:value-type="float" office:value="21000">
                <text:p>21000</text:p>
              </table:table-cell>
              <table:table-cell office:value-type="float" office:value="0.004074">
                <text:p>0.004074</text:p>
              </table:table-cell>
              <table:table-cell office:value-type="float" office:value="2.367501">
                <text:p>2.367501</text:p>
              </table:table-cell>
              <table:table-cell office:value-type="float" office:value="2.311683">
                <text:p>2.311683</text:p>
              </table:table-cell>
            </table:table-row>
            <table:table-row>
              <table:table-cell office:value-type="float" office:value="22000">
                <text:p>22000</text:p>
              </table:table-cell>
              <table:table-cell office:value-type="float" office:value="22000">
                <text:p>22000</text:p>
              </table:table-cell>
              <table:table-cell office:value-type="float" office:value="0.004306">
                <text:p>0.004306</text:p>
              </table:table-cell>
              <table:table-cell office:value-type="float" office:value="2.623441">
                <text:p>2.623441</text:p>
              </table:table-cell>
              <table:table-cell office:value-type="float" office:value="2.53616">
                <text:p>2.53616</text:p>
              </table:table-cell>
            </table:table-row>
            <table:table-row>
              <table:table-cell office:value-type="float" office:value="23000">
                <text:p>23000</text:p>
              </table:table-cell>
              <table:table-cell office:value-type="float" office:value="23000">
                <text:p>23000</text:p>
              </table:table-cell>
              <table:table-cell office:value-type="float" office:value="0.004485">
                <text:p>0.004485</text:p>
              </table:table-cell>
              <table:table-cell office:value-type="float" office:value="2.823215">
                <text:p>2.823215</text:p>
              </table:table-cell>
              <table:table-cell office:value-type="float" office:value="2.769388">
                <text:p>2.769388</text:p>
              </table:table-cell>
            </table:table-row>
            <table:table-row>
              <table:table-cell office:value-type="float" office:value="24000">
                <text:p>24000</text:p>
              </table:table-cell>
              <table:table-cell office:value-type="float" office:value="24000">
                <text:p>24000</text:p>
              </table:table-cell>
              <table:table-cell office:value-type="float" office:value="0.004681">
                <text:p>0.004681</text:p>
              </table:table-cell>
              <table:table-cell office:value-type="float" office:value="3.074567">
                <text:p>3.074567</text:p>
              </table:table-cell>
              <table:table-cell office:value-type="float" office:value="2.999945">
                <text:p>2.999945</text:p>
              </table:table-cell>
            </table:table-row>
            <table:table-row>
              <table:table-cell office:value-type="float" office:value="25000">
                <text:p>25000</text:p>
              </table:table-cell>
              <table:table-cell office:value-type="float" office:value="25000">
                <text:p>25000</text:p>
              </table:table-cell>
              <table:table-cell office:value-type="float" office:value="0.004906">
                <text:p>0.004906</text:p>
              </table:table-cell>
              <table:table-cell office:value-type="float" office:value="3.342791">
                <text:p>3.342791</text:p>
              </table:table-cell>
              <table:table-cell office:value-type="float" office:value="3.276674">
                <text:p>3.276674</text:p>
              </table:table-cell>
            </table:table-row>
            <table:table-row>
              <table:table-cell office:value-type="float" office:value="26000">
                <text:p>26000</text:p>
              </table:table-cell>
              <table:table-cell office:value-type="float" office:value="26000">
                <text:p>26000</text:p>
              </table:table-cell>
              <table:table-cell office:value-type="float" office:value="0.005137">
                <text:p>0.005137</text:p>
              </table:table-cell>
              <table:table-cell office:value-type="float" office:value="3.643374">
                <text:p>3.643374</text:p>
              </table:table-cell>
              <table:table-cell office:value-type="float" office:value="3.578168">
                <text:p>3.578168</text:p>
              </table:table-cell>
            </table:table-row>
            <table:table-row>
              <table:table-cell office:value-type="float" office:value="27000">
                <text:p>27000</text:p>
              </table:table-cell>
              <table:table-cell office:value-type="float" office:value="27000">
                <text:p>27000</text:p>
              </table:table-cell>
              <table:table-cell office:value-type="float" office:value="0.005317">
                <text:p>0.005317</text:p>
              </table:table-cell>
              <table:table-cell office:value-type="float" office:value="3.919382">
                <text:p>3.919382</text:p>
              </table:table-cell>
              <table:table-cell office:value-type="float" office:value="3.863106">
                <text:p>3.863106</text:p>
              </table:table-cell>
            </table:table-row>
            <table:table-row>
              <table:table-cell office:value-type="float" office:value="28000">
                <text:p>28000</text:p>
              </table:table-cell>
              <table:table-cell office:value-type="float" office:value="28000">
                <text:p>28000</text:p>
              </table:table-cell>
              <table:table-cell office:value-type="float" office:value="0.005503">
                <text:p>0.005503</text:p>
              </table:table-cell>
              <table:table-cell office:value-type="float" office:value="4.279504">
                <text:p>4.279504</text:p>
              </table:table-cell>
              <table:table-cell office:value-type="float" office:value="4.16156">
                <text:p>4.16156</text:p>
              </table:table-cell>
            </table:table-row>
            <table:table-row>
              <table:table-cell office:value-type="float" office:value="29000">
                <text:p>29000</text:p>
              </table:table-cell>
              <table:table-cell office:value-type="float" office:value="29000">
                <text:p>29000</text:p>
              </table:table-cell>
              <table:table-cell office:value-type="float" office:value="0.005688">
                <text:p>0.005688</text:p>
              </table:table-cell>
              <table:table-cell office:value-type="float" office:value="4.551687">
                <text:p>4.551687</text:p>
              </table:table-cell>
              <table:table-cell office:value-type="float" office:value="4.456695">
                <text:p>4.456695</text:p>
              </table:table-cell>
            </table:table-row>
            <table:table-row>
              <table:table-cell office:value-type="float" office:value="30000">
                <text:p>30000</text:p>
              </table:table-cell>
              <table:table-cell office:value-type="float" office:value="30000">
                <text:p>30000</text:p>
              </table:table-cell>
              <table:table-cell office:value-type="float" office:value="0.005983">
                <text:p>0.005983</text:p>
              </table:table-cell>
              <table:table-cell office:value-type="float" office:value="4.906144">
                <text:p>4.906144</text:p>
              </table:table-cell>
              <table:table-cell office:value-type="float" office:value="4.817999">
                <text:p>4.817999</text:p>
              </table:table-cell>
            </table:table-row>
            <table:table-row>
              <table:table-cell office:value-type="float" office:value="31000">
                <text:p>31000</text:p>
              </table:table-cell>
              <table:table-cell office:value-type="float" office:value="31000">
                <text:p>31000</text:p>
              </table:table-cell>
              <table:table-cell office:value-type="float" office:value="0.006176">
                <text:p>0.006176</text:p>
              </table:table-cell>
              <table:table-cell office:value-type="float" office:value="5.239294">
                <text:p>5.239294</text:p>
              </table:table-cell>
              <table:table-cell office:value-type="float" office:value="5.106767">
                <text:p>5.106767</text:p>
              </table:table-cell>
            </table:table-row>
            <table:table-row>
              <table:table-cell office:value-type="float" office:value="32000">
                <text:p>32000</text:p>
              </table:table-cell>
              <table:table-cell office:value-type="float" office:value="32000">
                <text:p>32000</text:p>
              </table:table-cell>
              <table:table-cell office:value-type="float" office:value="0.00636">
                <text:p>0.00636</text:p>
              </table:table-cell>
              <table:table-cell office:value-type="float" office:value="5.553657">
                <text:p>5.553657</text:p>
              </table:table-cell>
              <table:table-cell office:value-type="float" office:value="5.449196">
                <text:p>5.449196</text:p>
              </table:table-cell>
            </table:table-row>
            <table:table-row>
              <table:table-cell office:value-type="float" office:value="33000">
                <text:p>33000</text:p>
              </table:table-cell>
              <table:table-cell office:value-type="float" office:value="33000">
                <text:p>33000</text:p>
              </table:table-cell>
              <table:table-cell office:value-type="float" office:value="0.0066">
                <text:p>0.0066</text:p>
              </table:table-cell>
              <table:table-cell office:value-type="float" office:value="5.899141">
                <text:p>5.899141</text:p>
              </table:table-cell>
              <table:table-cell office:value-type="float" office:value="5.772966">
                <text:p>5.772966</text:p>
              </table:table-cell>
            </table:table-row>
            <table:table-row>
              <table:table-cell office:value-type="float" office:value="34000">
                <text:p>34000</text:p>
              </table:table-cell>
              <table:table-cell office:value-type="float" office:value="34000">
                <text:p>34000</text:p>
              </table:table-cell>
              <table:table-cell office:value-type="float" office:value="0.006752">
                <text:p>0.006752</text:p>
              </table:table-cell>
              <table:table-cell office:value-type="float" office:value="6.266996">
                <text:p>6.266996</text:p>
              </table:table-cell>
              <table:table-cell office:value-type="float" office:value="6.146273">
                <text:p>6.146273</text:p>
              </table:table-cell>
            </table:table-row>
            <table:table-row>
              <table:table-cell office:value-type="float" office:value="35000">
                <text:p>35000</text:p>
              </table:table-cell>
              <table:table-cell office:value-type="float" office:value="35000">
                <text:p>35000</text:p>
              </table:table-cell>
              <table:table-cell office:value-type="float" office:value="0.007007">
                <text:p>0.007007</text:p>
              </table:table-cell>
              <table:table-cell office:value-type="float" office:value="6.998094">
                <text:p>6.998094</text:p>
              </table:table-cell>
              <table:table-cell office:value-type="float" office:value="6.618772">
                <text:p>6.618772</text:p>
              </table:table-cell>
            </table:table-row>
            <table:table-row>
              <table:table-cell office:value-type="float" office:value="36000">
                <text:p>36000</text:p>
              </table:table-cell>
              <table:table-cell office:value-type="float" office:value="36000">
                <text:p>36000</text:p>
              </table:table-cell>
              <table:table-cell office:value-type="float" office:value="0.007893">
                <text:p>0.007893</text:p>
              </table:table-cell>
              <table:table-cell office:value-type="float" office:value="7.103906">
                <text:p>7.103906</text:p>
              </table:table-cell>
              <table:table-cell office:value-type="float" office:value="7.167429">
                <text:p>7.167429</text:p>
              </table:table-cell>
            </table:table-row>
            <table:table-row>
              <table:table-cell office:value-type="float" office:value="37000">
                <text:p>37000</text:p>
              </table:table-cell>
              <table:table-cell office:value-type="float" office:value="37000">
                <text:p>37000</text:p>
              </table:table-cell>
              <table:table-cell office:value-type="float" office:value="0.007334">
                <text:p>0.007334</text:p>
              </table:table-cell>
              <table:table-cell office:value-type="float" office:value="7.501199">
                <text:p>7.501199</text:p>
              </table:table-cell>
              <table:table-cell office:value-type="float" office:value="7.337721">
                <text:p>7.337721</text:p>
              </table:table-cell>
            </table:table-row>
            <table:table-row>
              <table:table-cell office:value-type="float" office:value="38000">
                <text:p>38000</text:p>
              </table:table-cell>
              <table:table-cell office:value-type="float" office:value="38000">
                <text:p>38000</text:p>
              </table:table-cell>
              <table:table-cell office:value-type="float" office:value="0.007583">
                <text:p>0.007583</text:p>
              </table:table-cell>
              <table:table-cell office:value-type="float" office:value="7.914362">
                <text:p>7.914362</text:p>
              </table:table-cell>
              <table:table-cell office:value-type="float" office:value="7.724112">
                <text:p>7.724112</text:p>
              </table:table-cell>
            </table:table-row>
            <table:table-row>
              <table:table-cell office:value-type="float" office:value="39000">
                <text:p>39000</text:p>
              </table:table-cell>
              <table:table-cell office:value-type="float" office:value="39000">
                <text:p>39000</text:p>
              </table:table-cell>
              <table:table-cell office:value-type="float" office:value="0.007808">
                <text:p>0.007808</text:p>
              </table:table-cell>
              <table:table-cell office:value-type="float" office:value="8.302298">
                <text:p>8.302298</text:p>
              </table:table-cell>
              <table:table-cell office:value-type="float" office:value="8.152361">
                <text:p>8.152361</text:p>
              </table:table-cell>
            </table:table-row>
            <table:table-row>
              <table:table-cell office:value-type="float" office:value="40000">
                <text:p>40000</text:p>
              </table:table-cell>
              <table:table-cell office:value-type="float" office:value="40000">
                <text:p>40000</text:p>
              </table:table-cell>
              <table:table-cell office:value-type="float" office:value="0.007966">
                <text:p>0.007966</text:p>
              </table:table-cell>
              <table:table-cell office:value-type="float" office:value="8.739087">
                <text:p>8.739087</text:p>
              </table:table-cell>
              <table:table-cell office:value-type="float" office:value="8.551498">
                <text:p>8.551498</text:p>
              </table:table-cell>
            </table:table-row>
            <table:table-row>
              <table:table-cell office:value-type="float" office:value="41000">
                <text:p>41000</text:p>
              </table:table-cell>
              <table:table-cell office:value-type="float" office:value="41000">
                <text:p>41000</text:p>
              </table:table-cell>
              <table:table-cell office:value-type="float" office:value="0.008185">
                <text:p>0.008185</text:p>
              </table:table-cell>
              <table:table-cell office:value-type="float" office:value="9.236264">
                <text:p>9.236264</text:p>
              </table:table-cell>
              <table:table-cell office:value-type="float" office:value="9.102684">
                <text:p>9.102684</text:p>
              </table:table-cell>
            </table:table-row>
            <table:table-row>
              <table:table-cell office:value-type="float" office:value="42000">
                <text:p>42000</text:p>
              </table:table-cell>
              <table:table-cell office:value-type="float" office:value="42000">
                <text:p>42000</text:p>
              </table:table-cell>
              <table:table-cell office:value-type="float" office:value="0.008421">
                <text:p>0.008421</text:p>
              </table:table-cell>
              <table:table-cell office:value-type="float" office:value="9.667302">
                <text:p>9.667302</text:p>
              </table:table-cell>
              <table:table-cell office:value-type="float" office:value="9.483344">
                <text:p>9.483344</text:p>
              </table:table-cell>
            </table:table-row>
            <table:table-row>
              <table:table-cell office:value-type="float" office:value="43000">
                <text:p>43000</text:p>
              </table:table-cell>
              <table:table-cell office:value-type="float" office:value="43000">
                <text:p>43000</text:p>
              </table:table-cell>
              <table:table-cell office:value-type="float" office:value="0.00869">
                <text:p>0.00869</text:p>
              </table:table-cell>
              <table:table-cell office:value-type="float" office:value="10.140636">
                <text:p>10.140636</text:p>
              </table:table-cell>
              <table:table-cell office:value-type="float" office:value="9.937491">
                <text:p>9.937491</text:p>
              </table:table-cell>
            </table:table-row>
            <table:table-row>
              <table:table-cell office:value-type="float" office:value="44000">
                <text:p>44000</text:p>
              </table:table-cell>
              <table:table-cell office:value-type="float" office:value="44000">
                <text:p>44000</text:p>
              </table:table-cell>
              <table:table-cell office:value-type="float" office:value="0.008906">
                <text:p>0.008906</text:p>
              </table:table-cell>
              <table:table-cell office:value-type="float" office:value="10.564962">
                <text:p>10.564962</text:p>
              </table:table-cell>
              <table:table-cell office:value-type="float" office:value="10.356506">
                <text:p>10.356506</text:p>
              </table:table-cell>
            </table:table-row>
            <table:table-row>
              <table:table-cell office:value-type="float" office:value="45000">
                <text:p>45000</text:p>
              </table:table-cell>
              <table:table-cell office:value-type="float" office:value="45000">
                <text:p>45000</text:p>
              </table:table-cell>
              <table:table-cell office:value-type="float" office:value="0.009063">
                <text:p>0.009063</text:p>
              </table:table-cell>
              <table:table-cell office:value-type="float" office:value="11.176934">
                <text:p>11.176934</text:p>
              </table:table-cell>
              <table:table-cell office:value-type="float" office:value="10.944079">
                <text:p>10.944079</text:p>
              </table:table-cell>
            </table:table-row>
            <table:table-row>
              <table:table-cell office:value-type="float" office:value="46000">
                <text:p>46000</text:p>
              </table:table-cell>
              <table:table-cell office:value-type="float" office:value="46000">
                <text:p>46000</text:p>
              </table:table-cell>
              <table:table-cell office:value-type="float" office:value="0.009296">
                <text:p>0.009296</text:p>
              </table:table-cell>
              <table:table-cell office:value-type="float" office:value="11.654709">
                <text:p>11.654709</text:p>
              </table:table-cell>
              <table:table-cell office:value-type="float" office:value="11.52592">
                <text:p>11.52592</text:p>
              </table:table-cell>
            </table:table-row>
            <table:table-row>
              <table:table-cell office:value-type="float" office:value="47000">
                <text:p>47000</text:p>
              </table:table-cell>
              <table:table-cell office:value-type="float" office:value="47000">
                <text:p>47000</text:p>
              </table:table-cell>
              <table:table-cell office:value-type="float" office:value="0.009713">
                <text:p>0.009713</text:p>
              </table:table-cell>
              <table:table-cell office:value-type="float" office:value="12.413534">
                <text:p>12.413534</text:p>
              </table:table-cell>
              <table:table-cell office:value-type="float" office:value="12.003505">
                <text:p>12.003505</text:p>
              </table:table-cell>
            </table:table-row>
            <table:table-row>
              <table:table-cell office:value-type="float" office:value="48000">
                <text:p>48000</text:p>
              </table:table-cell>
              <table:table-cell office:value-type="float" office:value="48000">
                <text:p>48000</text:p>
              </table:table-cell>
              <table:table-cell office:value-type="float" office:value="0.009651">
                <text:p>0.009651</text:p>
              </table:table-cell>
              <table:table-cell office:value-type="float" office:value="12.748058">
                <text:p>12.748058</text:p>
              </table:table-cell>
              <table:table-cell office:value-type="float" office:value="12.424963">
                <text:p>12.424963</text:p>
              </table:table-cell>
            </table:table-row>
            <table:table-row>
              <table:table-cell office:value-type="float" office:value="49000">
                <text:p>49000</text:p>
              </table:table-cell>
              <table:table-cell office:value-type="float" office:value="49000">
                <text:p>49000</text:p>
              </table:table-cell>
              <table:table-cell office:value-type="float" office:value="0.009826">
                <text:p>0.009826</text:p>
              </table:table-cell>
              <table:table-cell office:value-type="float" office:value="13.295049">
                <text:p>13.295049</text:p>
              </table:table-cell>
              <table:table-cell office:value-type="float" office:value="12.972192">
                <text:p>12.972192</text:p>
              </table:table-cell>
            </table:table-row>
            <table:table-row>
              <table:table-cell office:value-type="float" office:value="50000">
                <text:p>50000</text:p>
              </table:table-cell>
              <table:table-cell office:value-type="float" office:value="50000">
                <text:p>50000</text:p>
              </table:table-cell>
              <table:table-cell office:value-type="float" office:value="0.010044">
                <text:p>0.010044</text:p>
              </table:table-cell>
              <table:table-cell office:value-type="float" office:value="13.845642">
                <text:p>13.845642</text:p>
              </table:table-cell>
              <table:table-cell office:value-type="float" office:value="13.621124">
                <text:p>13.62112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10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10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10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7.861cm" xlink:href="." xlink:type="simple" chart:class="chart:scatter" chart:style-name="ch1">
        <chart:legend chart:legend-position="end" svg:x="11.638cm" svg:y="3.133cm" style:legend-expansion="high" chart:style-name="ch2"/>
        <chart:plot-area chart:style-name="ch3" chart:data-source-has-labels="both" svg:x="0.319cm" svg:y="0.157cm" svg:width="11.001cm" svg:height="7.547cm">
          <chartooo:coordinate-region svg:x="0.755cm" svg:y="0.357cm" svg:width="9.916cm" svg:height="6.7cm"/>
          <chart:axis chart:dimension="x" chart:name="primary-x" chart:style-name="ch4" chartooo:axis-type="auto">
            <chart:categories table:cell-range-address="local-table.$A$2:.$A$51"/>
          </chart:axis>
          <chart:axis chart:dimension="y" chart:name="primary-y" chart:style-name="ch5">
            <chart:grid chart:style-name="ch6" chart:class="major"/>
          </chart:axis>
          <chart:series chart:style-name="ch7" chart:values-cell-range-address="local-table.$C$2:.$C$51" chart:label-cell-address="local-table.$C$1" chart:class="chart:scatter">
            <chart:domain table:cell-range-address="local-table.$B$2:.$B$51"/>
            <chart:data-point chart:repeated="50"/>
          </chart:series>
          <chart:series chart:style-name="ch8" chart:values-cell-range-address="local-table.$D$2:.$D$51" chart:label-cell-address="local-table.$D$1" chart:class="chart:scatter">
            <chart:data-point chart:repeated="50"/>
          </chart:series>
          <chart:series chart:style-name="ch9" chart:values-cell-range-address="local-table.$E$2:.$E$51" chart:label-cell-address="local-table.$E$1" chart:class="chart:scatter">
            <chart:data-point chart:repeated="50"/>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Merge sort</text:p>
              </table:table-cell>
              <table:table-cell office:value-type="string">
                <text:p>Bubble sort</text:p>
              </table:table-cell>
              <table:table-cell office:value-type="string">
                <text:p>Flagged bubble sort</text:p>
              </table:table-cell>
            </table:table-row>
          </table:table-header-rows>
          <table:table-rows>
            <table:table-row>
              <table:table-cell office:value-type="float" office:value="100">
                <text:p>100</text:p>
              </table:table-cell>
              <table:table-cell office:value-type="float" office:value="100">
                <text:p>100</text:p>
              </table:table-cell>
              <table:table-cell office:value-type="float" office:value="0.000018">
                <text:p>0.000018</text:p>
              </table:table-cell>
              <table:table-cell office:value-type="float" office:value="0.0001">
                <text:p>0.0001</text:p>
              </table:table-cell>
              <table:table-cell office:value-type="float" office:value="0.000102">
                <text:p>0.000102</text:p>
              </table:table-cell>
            </table:table-row>
            <table:table-row>
              <table:table-cell office:value-type="float" office:value="2000">
                <text:p>2000</text:p>
              </table:table-cell>
              <table:table-cell office:value-type="float" office:value="2000">
                <text:p>2000</text:p>
              </table:table-cell>
              <table:table-cell office:value-type="float" office:value="0.000173">
                <text:p>0.000173</text:p>
              </table:table-cell>
              <table:table-cell office:value-type="float" office:value="0.016751">
                <text:p>0.016751</text:p>
              </table:table-cell>
              <table:table-cell office:value-type="float" office:value="0.013592">
                <text:p>0.013592</text:p>
              </table:table-cell>
            </table:table-row>
            <table:table-row>
              <table:table-cell office:value-type="float" office:value="3000">
                <text:p>3000</text:p>
              </table:table-cell>
              <table:table-cell office:value-type="float" office:value="3000">
                <text:p>3000</text:p>
              </table:table-cell>
              <table:table-cell office:value-type="float" office:value="0.000268">
                <text:p>0.000268</text:p>
              </table:table-cell>
              <table:table-cell office:value-type="float" office:value="0.037759">
                <text:p>0.037759</text:p>
              </table:table-cell>
              <table:table-cell office:value-type="float" office:value="0.030708">
                <text:p>0.030708</text:p>
              </table:table-cell>
            </table:table-row>
            <table:table-row>
              <table:table-cell office:value-type="float" office:value="4000">
                <text:p>4000</text:p>
              </table:table-cell>
              <table:table-cell office:value-type="float" office:value="4000">
                <text:p>4000</text:p>
              </table:table-cell>
              <table:table-cell office:value-type="float" office:value="0.000367">
                <text:p>0.000367</text:p>
              </table:table-cell>
              <table:table-cell office:value-type="float" office:value="0.067163">
                <text:p>0.067163</text:p>
              </table:table-cell>
              <table:table-cell office:value-type="float" office:value="0.054431">
                <text:p>0.054431</text:p>
              </table:table-cell>
            </table:table-row>
            <table:table-row>
              <table:table-cell office:value-type="float" office:value="5000">
                <text:p>5000</text:p>
              </table:table-cell>
              <table:table-cell office:value-type="float" office:value="5000">
                <text:p>5000</text:p>
              </table:table-cell>
              <table:table-cell office:value-type="float" office:value="0.000473">
                <text:p>0.000473</text:p>
              </table:table-cell>
              <table:table-cell office:value-type="float" office:value="0.105723">
                <text:p>0.105723</text:p>
              </table:table-cell>
              <table:table-cell office:value-type="float" office:value="0.086836">
                <text:p>0.086836</text:p>
              </table:table-cell>
            </table:table-row>
            <table:table-row>
              <table:table-cell office:value-type="float" office:value="6000">
                <text:p>6000</text:p>
              </table:table-cell>
              <table:table-cell office:value-type="float" office:value="6000">
                <text:p>6000</text:p>
              </table:table-cell>
              <table:table-cell office:value-type="float" office:value="0.00057">
                <text:p>0.00057</text:p>
              </table:table-cell>
              <table:table-cell office:value-type="float" office:value="0.151613">
                <text:p>0.151613</text:p>
              </table:table-cell>
              <table:table-cell office:value-type="float" office:value="0.122625">
                <text:p>0.122625</text:p>
              </table:table-cell>
            </table:table-row>
            <table:table-row>
              <table:table-cell office:value-type="float" office:value="7000">
                <text:p>7000</text:p>
              </table:table-cell>
              <table:table-cell office:value-type="float" office:value="7000">
                <text:p>7000</text:p>
              </table:table-cell>
              <table:table-cell office:value-type="float" office:value="0.000678">
                <text:p>0.000678</text:p>
              </table:table-cell>
              <table:table-cell office:value-type="float" office:value="0.206107">
                <text:p>0.206107</text:p>
              </table:table-cell>
              <table:table-cell office:value-type="float" office:value="0.166394">
                <text:p>0.166394</text:p>
              </table:table-cell>
            </table:table-row>
            <table:table-row>
              <table:table-cell office:value-type="float" office:value="8000">
                <text:p>8000</text:p>
              </table:table-cell>
              <table:table-cell office:value-type="float" office:value="8000">
                <text:p>8000</text:p>
              </table:table-cell>
              <table:table-cell office:value-type="float" office:value="0.000782">
                <text:p>0.000782</text:p>
              </table:table-cell>
              <table:table-cell office:value-type="float" office:value="0.268589">
                <text:p>0.268589</text:p>
              </table:table-cell>
              <table:table-cell office:value-type="float" office:value="0.217048">
                <text:p>0.217048</text:p>
              </table:table-cell>
            </table:table-row>
            <table:table-row>
              <table:table-cell office:value-type="float" office:value="9000">
                <text:p>9000</text:p>
              </table:table-cell>
              <table:table-cell office:value-type="float" office:value="9000">
                <text:p>9000</text:p>
              </table:table-cell>
              <table:table-cell office:value-type="float" office:value="0.000931">
                <text:p>0.000931</text:p>
              </table:table-cell>
              <table:table-cell office:value-type="float" office:value="0.340598">
                <text:p>0.340598</text:p>
              </table:table-cell>
              <table:table-cell office:value-type="float" office:value="0.274724">
                <text:p>0.274724</text:p>
              </table:table-cell>
            </table:table-row>
            <table:table-row>
              <table:table-cell office:value-type="float" office:value="10000">
                <text:p>10000</text:p>
              </table:table-cell>
              <table:table-cell office:value-type="float" office:value="10000">
                <text:p>10000</text:p>
              </table:table-cell>
              <table:table-cell office:value-type="float" office:value="0.001009">
                <text:p>0.001009</text:p>
              </table:table-cell>
              <table:table-cell office:value-type="float" office:value="0.426628">
                <text:p>0.426628</text:p>
              </table:table-cell>
              <table:table-cell office:value-type="float" office:value="0.339193">
                <text:p>0.339193</text:p>
              </table:table-cell>
            </table:table-row>
            <table:table-row>
              <table:table-cell office:value-type="float" office:value="11000">
                <text:p>11000</text:p>
              </table:table-cell>
              <table:table-cell office:value-type="float" office:value="11000">
                <text:p>11000</text:p>
              </table:table-cell>
              <table:table-cell office:value-type="float" office:value="0.0011">
                <text:p>0.0011</text:p>
              </table:table-cell>
              <table:table-cell office:value-type="float" office:value="0.50843">
                <text:p>0.50843</text:p>
              </table:table-cell>
              <table:table-cell office:value-type="float" office:value="0.411083">
                <text:p>0.411083</text:p>
              </table:table-cell>
            </table:table-row>
            <table:table-row>
              <table:table-cell office:value-type="float" office:value="12000">
                <text:p>12000</text:p>
              </table:table-cell>
              <table:table-cell office:value-type="float" office:value="12000">
                <text:p>12000</text:p>
              </table:table-cell>
              <table:table-cell office:value-type="float" office:value="0.001212">
                <text:p>0.001212</text:p>
              </table:table-cell>
              <table:table-cell office:value-type="float" office:value="0.607223">
                <text:p>0.607223</text:p>
              </table:table-cell>
              <table:table-cell office:value-type="float" office:value="0.489777">
                <text:p>0.489777</text:p>
              </table:table-cell>
            </table:table-row>
            <table:table-row>
              <table:table-cell office:value-type="float" office:value="13000">
                <text:p>13000</text:p>
              </table:table-cell>
              <table:table-cell office:value-type="float" office:value="13000">
                <text:p>13000</text:p>
              </table:table-cell>
              <table:table-cell office:value-type="float" office:value="0.001334">
                <text:p>0.001334</text:p>
              </table:table-cell>
              <table:table-cell office:value-type="float" office:value="0.713077">
                <text:p>0.713077</text:p>
              </table:table-cell>
              <table:table-cell office:value-type="float" office:value="0.576046">
                <text:p>0.576046</text:p>
              </table:table-cell>
            </table:table-row>
            <table:table-row>
              <table:table-cell office:value-type="float" office:value="14000">
                <text:p>14000</text:p>
              </table:table-cell>
              <table:table-cell office:value-type="float" office:value="14000">
                <text:p>14000</text:p>
              </table:table-cell>
              <table:table-cell office:value-type="float" office:value="0.001443">
                <text:p>0.001443</text:p>
              </table:table-cell>
              <table:table-cell office:value-type="float" office:value="0.828301">
                <text:p>0.828301</text:p>
              </table:table-cell>
              <table:table-cell office:value-type="float" office:value="0.671808">
                <text:p>0.671808</text:p>
              </table:table-cell>
            </table:table-row>
            <table:table-row>
              <table:table-cell office:value-type="float" office:value="15000">
                <text:p>15000</text:p>
              </table:table-cell>
              <table:table-cell office:value-type="float" office:value="15000">
                <text:p>15000</text:p>
              </table:table-cell>
              <table:table-cell office:value-type="float" office:value="0.001546">
                <text:p>0.001546</text:p>
              </table:table-cell>
              <table:table-cell office:value-type="float" office:value="0.949916">
                <text:p>0.949916</text:p>
              </table:table-cell>
              <table:table-cell office:value-type="float" office:value="0.767992">
                <text:p>0.767992</text:p>
              </table:table-cell>
            </table:table-row>
            <table:table-row>
              <table:table-cell office:value-type="float" office:value="16000">
                <text:p>16000</text:p>
              </table:table-cell>
              <table:table-cell office:value-type="float" office:value="16000">
                <text:p>16000</text:p>
              </table:table-cell>
              <table:table-cell office:value-type="float" office:value="0.001653">
                <text:p>0.001653</text:p>
              </table:table-cell>
              <table:table-cell office:value-type="float" office:value="1.087562">
                <text:p>1.087562</text:p>
              </table:table-cell>
              <table:table-cell office:value-type="float" office:value="0.900411">
                <text:p>0.900411</text:p>
              </table:table-cell>
            </table:table-row>
            <table:table-row>
              <table:table-cell office:value-type="float" office:value="17000">
                <text:p>17000</text:p>
              </table:table-cell>
              <table:table-cell office:value-type="float" office:value="17000">
                <text:p>17000</text:p>
              </table:table-cell>
              <table:table-cell office:value-type="float" office:value="0.001762">
                <text:p>0.001762</text:p>
              </table:table-cell>
              <table:table-cell office:value-type="float" office:value="1.214121">
                <text:p>1.214121</text:p>
              </table:table-cell>
              <table:table-cell office:value-type="float" office:value="0.983046">
                <text:p>0.983046</text:p>
              </table:table-cell>
            </table:table-row>
            <table:table-row>
              <table:table-cell office:value-type="float" office:value="18000">
                <text:p>18000</text:p>
              </table:table-cell>
              <table:table-cell office:value-type="float" office:value="18000">
                <text:p>18000</text:p>
              </table:table-cell>
              <table:table-cell office:value-type="float" office:value="0.001879">
                <text:p>0.001879</text:p>
              </table:table-cell>
              <table:table-cell office:value-type="float" office:value="1.372696">
                <text:p>1.372696</text:p>
              </table:table-cell>
              <table:table-cell office:value-type="float" office:value="1.11072">
                <text:p>1.11072</text:p>
              </table:table-cell>
            </table:table-row>
            <table:table-row>
              <table:table-cell office:value-type="float" office:value="19000">
                <text:p>19000</text:p>
              </table:table-cell>
              <table:table-cell office:value-type="float" office:value="19000">
                <text:p>19000</text:p>
              </table:table-cell>
              <table:table-cell office:value-type="float" office:value="0.001994">
                <text:p>0.001994</text:p>
              </table:table-cell>
              <table:table-cell office:value-type="float" office:value="1.541808">
                <text:p>1.541808</text:p>
              </table:table-cell>
              <table:table-cell office:value-type="float" office:value="1.238768">
                <text:p>1.238768</text:p>
              </table:table-cell>
            </table:table-row>
            <table:table-row>
              <table:table-cell office:value-type="float" office:value="20000">
                <text:p>20000</text:p>
              </table:table-cell>
              <table:table-cell office:value-type="float" office:value="20000">
                <text:p>20000</text:p>
              </table:table-cell>
              <table:table-cell office:value-type="float" office:value="0.002095">
                <text:p>0.002095</text:p>
              </table:table-cell>
              <table:table-cell office:value-type="float" office:value="1.706299">
                <text:p>1.706299</text:p>
              </table:table-cell>
              <table:table-cell office:value-type="float" office:value="1.373847">
                <text:p>1.373847</text:p>
              </table:table-cell>
            </table:table-row>
            <table:table-row>
              <table:table-cell office:value-type="float" office:value="21000">
                <text:p>21000</text:p>
              </table:table-cell>
              <table:table-cell office:value-type="float" office:value="21000">
                <text:p>21000</text:p>
              </table:table-cell>
              <table:table-cell office:value-type="float" office:value="0.002216">
                <text:p>0.002216</text:p>
              </table:table-cell>
              <table:table-cell office:value-type="float" office:value="1.876403">
                <text:p>1.876403</text:p>
              </table:table-cell>
              <table:table-cell office:value-type="float" office:value="1.522303">
                <text:p>1.522303</text:p>
              </table:table-cell>
            </table:table-row>
            <table:table-row>
              <table:table-cell office:value-type="float" office:value="22000">
                <text:p>22000</text:p>
              </table:table-cell>
              <table:table-cell office:value-type="float" office:value="22000">
                <text:p>22000</text:p>
              </table:table-cell>
              <table:table-cell office:value-type="float" office:value="0.002317">
                <text:p>0.002317</text:p>
              </table:table-cell>
              <table:table-cell office:value-type="float" office:value="2.03763">
                <text:p>2.03763</text:p>
              </table:table-cell>
              <table:table-cell office:value-type="float" office:value="1.645603">
                <text:p>1.645603</text:p>
              </table:table-cell>
            </table:table-row>
            <table:table-row>
              <table:table-cell office:value-type="float" office:value="23000">
                <text:p>23000</text:p>
              </table:table-cell>
              <table:table-cell office:value-type="float" office:value="23000">
                <text:p>23000</text:p>
              </table:table-cell>
              <table:table-cell office:value-type="float" office:value="0.002441">
                <text:p>0.002441</text:p>
              </table:table-cell>
              <table:table-cell office:value-type="float" office:value="2.22191">
                <text:p>2.22191</text:p>
              </table:table-cell>
              <table:table-cell office:value-type="float" office:value="1.797036">
                <text:p>1.797036</text:p>
              </table:table-cell>
            </table:table-row>
            <table:table-row>
              <table:table-cell office:value-type="float" office:value="24000">
                <text:p>24000</text:p>
              </table:table-cell>
              <table:table-cell office:value-type="float" office:value="24000">
                <text:p>24000</text:p>
              </table:table-cell>
              <table:table-cell office:value-type="float" office:value="0.002559">
                <text:p>0.002559</text:p>
              </table:table-cell>
              <table:table-cell office:value-type="float" office:value="2.439179">
                <text:p>2.439179</text:p>
              </table:table-cell>
              <table:table-cell office:value-type="float" office:value="1.990128">
                <text:p>1.990128</text:p>
              </table:table-cell>
            </table:table-row>
            <table:table-row>
              <table:table-cell office:value-type="float" office:value="25000">
                <text:p>25000</text:p>
              </table:table-cell>
              <table:table-cell office:value-type="float" office:value="25000">
                <text:p>25000</text:p>
              </table:table-cell>
              <table:table-cell office:value-type="float" office:value="0.002644">
                <text:p>0.002644</text:p>
              </table:table-cell>
              <table:table-cell office:value-type="float" office:value="2.677728">
                <text:p>2.677728</text:p>
              </table:table-cell>
              <table:table-cell office:value-type="float" office:value="2.139734">
                <text:p>2.139734</text:p>
              </table:table-cell>
            </table:table-row>
            <table:table-row>
              <table:table-cell office:value-type="float" office:value="26000">
                <text:p>26000</text:p>
              </table:table-cell>
              <table:table-cell office:value-type="float" office:value="26000">
                <text:p>26000</text:p>
              </table:table-cell>
              <table:table-cell office:value-type="float" office:value="0.002808">
                <text:p>0.002808</text:p>
              </table:table-cell>
              <table:table-cell office:value-type="float" office:value="2.892">
                <text:p>2.892</text:p>
              </table:table-cell>
              <table:table-cell office:value-type="float" office:value="2.313282">
                <text:p>2.313282</text:p>
              </table:table-cell>
            </table:table-row>
            <table:table-row>
              <table:table-cell office:value-type="float" office:value="27000">
                <text:p>27000</text:p>
              </table:table-cell>
              <table:table-cell office:value-type="float" office:value="27000">
                <text:p>27000</text:p>
              </table:table-cell>
              <table:table-cell office:value-type="float" office:value="0.002917">
                <text:p>0.002917</text:p>
              </table:table-cell>
              <table:table-cell office:value-type="float" office:value="3.112359">
                <text:p>3.112359</text:p>
              </table:table-cell>
              <table:table-cell office:value-type="float" office:value="2.509366">
                <text:p>2.509366</text:p>
              </table:table-cell>
            </table:table-row>
            <table:table-row>
              <table:table-cell office:value-type="float" office:value="28000">
                <text:p>28000</text:p>
              </table:table-cell>
              <table:table-cell office:value-type="float" office:value="28000">
                <text:p>28000</text:p>
              </table:table-cell>
              <table:table-cell office:value-type="float" office:value="0.003028">
                <text:p>0.003028</text:p>
              </table:table-cell>
              <table:table-cell office:value-type="float" office:value="3.343899">
                <text:p>3.343899</text:p>
              </table:table-cell>
              <table:table-cell office:value-type="float" office:value="2.683897">
                <text:p>2.683897</text:p>
              </table:table-cell>
            </table:table-row>
            <table:table-row>
              <table:table-cell office:value-type="float" office:value="29000">
                <text:p>29000</text:p>
              </table:table-cell>
              <table:table-cell office:value-type="float" office:value="29000">
                <text:p>29000</text:p>
              </table:table-cell>
              <table:table-cell office:value-type="float" office:value="0.003141">
                <text:p>0.003141</text:p>
              </table:table-cell>
              <table:table-cell office:value-type="float" office:value="3.620263">
                <text:p>3.620263</text:p>
              </table:table-cell>
              <table:table-cell office:value-type="float" office:value="2.880175">
                <text:p>2.880175</text:p>
              </table:table-cell>
            </table:table-row>
            <table:table-row>
              <table:table-cell office:value-type="float" office:value="30000">
                <text:p>30000</text:p>
              </table:table-cell>
              <table:table-cell office:value-type="float" office:value="30000">
                <text:p>30000</text:p>
              </table:table-cell>
              <table:table-cell office:value-type="float" office:value="0.003258">
                <text:p>0.003258</text:p>
              </table:table-cell>
              <table:table-cell office:value-type="float" office:value="3.931444">
                <text:p>3.931444</text:p>
              </table:table-cell>
              <table:table-cell office:value-type="float" office:value="3.114337">
                <text:p>3.114337</text:p>
              </table:table-cell>
            </table:table-row>
            <table:table-row>
              <table:table-cell office:value-type="float" office:value="31000">
                <text:p>31000</text:p>
              </table:table-cell>
              <table:table-cell office:value-type="float" office:value="31000">
                <text:p>31000</text:p>
              </table:table-cell>
              <table:table-cell office:value-type="float" office:value="0.003349">
                <text:p>0.003349</text:p>
              </table:table-cell>
              <table:table-cell office:value-type="float" office:value="4.129335">
                <text:p>4.129335</text:p>
              </table:table-cell>
              <table:table-cell office:value-type="float" office:value="3.302136">
                <text:p>3.302136</text:p>
              </table:table-cell>
            </table:table-row>
            <table:table-row>
              <table:table-cell office:value-type="float" office:value="32000">
                <text:p>32000</text:p>
              </table:table-cell>
              <table:table-cell office:value-type="float" office:value="32000">
                <text:p>32000</text:p>
              </table:table-cell>
              <table:table-cell office:value-type="float" office:value="0.003472">
                <text:p>0.003472</text:p>
              </table:table-cell>
              <table:table-cell office:value-type="float" office:value="4.324072">
                <text:p>4.324072</text:p>
              </table:table-cell>
              <table:table-cell office:value-type="float" office:value="3.481426">
                <text:p>3.481426</text:p>
              </table:table-cell>
            </table:table-row>
            <table:table-row>
              <table:table-cell office:value-type="float" office:value="33000">
                <text:p>33000</text:p>
              </table:table-cell>
              <table:table-cell office:value-type="float" office:value="33000">
                <text:p>33000</text:p>
              </table:table-cell>
              <table:table-cell office:value-type="float" office:value="0.003603">
                <text:p>0.003603</text:p>
              </table:table-cell>
              <table:table-cell office:value-type="float" office:value="4.593543">
                <text:p>4.593543</text:p>
              </table:table-cell>
              <table:table-cell office:value-type="float" office:value="3.703514">
                <text:p>3.703514</text:p>
              </table:table-cell>
            </table:table-row>
            <table:table-row>
              <table:table-cell office:value-type="float" office:value="34000">
                <text:p>34000</text:p>
              </table:table-cell>
              <table:table-cell office:value-type="float" office:value="34000">
                <text:p>34000</text:p>
              </table:table-cell>
              <table:table-cell office:value-type="float" office:value="0.003713">
                <text:p>0.003713</text:p>
              </table:table-cell>
              <table:table-cell office:value-type="float" office:value="4.857097">
                <text:p>4.857097</text:p>
              </table:table-cell>
              <table:table-cell office:value-type="float" office:value="3.973974">
                <text:p>3.973974</text:p>
              </table:table-cell>
            </table:table-row>
            <table:table-row>
              <table:table-cell office:value-type="float" office:value="35000">
                <text:p>35000</text:p>
              </table:table-cell>
              <table:table-cell office:value-type="float" office:value="35000">
                <text:p>35000</text:p>
              </table:table-cell>
              <table:table-cell office:value-type="float" office:value="0.004018">
                <text:p>0.004018</text:p>
              </table:table-cell>
              <table:table-cell office:value-type="float" office:value="6.827837">
                <text:p>6.827837</text:p>
              </table:table-cell>
              <table:table-cell office:value-type="float" office:value="4.969997">
                <text:p>4.969997</text:p>
              </table:table-cell>
            </table:table-row>
            <table:table-row>
              <table:table-cell office:value-type="float" office:value="36000">
                <text:p>36000</text:p>
              </table:table-cell>
              <table:table-cell office:value-type="float" office:value="36000">
                <text:p>36000</text:p>
              </table:table-cell>
              <table:table-cell office:value-type="float" office:value="0.003959">
                <text:p>0.003959</text:p>
              </table:table-cell>
              <table:table-cell office:value-type="float" office:value="5.573006">
                <text:p>5.573006</text:p>
              </table:table-cell>
              <table:table-cell office:value-type="float" office:value="4.419009">
                <text:p>4.419009</text:p>
              </table:table-cell>
            </table:table-row>
            <table:table-row>
              <table:table-cell office:value-type="float" office:value="37000">
                <text:p>37000</text:p>
              </table:table-cell>
              <table:table-cell office:value-type="float" office:value="37000">
                <text:p>37000</text:p>
              </table:table-cell>
              <table:table-cell office:value-type="float" office:value="0.004049">
                <text:p>0.004049</text:p>
              </table:table-cell>
              <table:table-cell office:value-type="float" office:value="5.862208">
                <text:p>5.862208</text:p>
              </table:table-cell>
              <table:table-cell office:value-type="float" office:value="4.684444">
                <text:p>4.684444</text:p>
              </table:table-cell>
            </table:table-row>
            <table:table-row>
              <table:table-cell office:value-type="float" office:value="38000">
                <text:p>38000</text:p>
              </table:table-cell>
              <table:table-cell office:value-type="float" office:value="38000">
                <text:p>38000</text:p>
              </table:table-cell>
              <table:table-cell office:value-type="float" office:value="0.004181">
                <text:p>0.004181</text:p>
              </table:table-cell>
              <table:table-cell office:value-type="float" office:value="6.113566">
                <text:p>6.113566</text:p>
              </table:table-cell>
              <table:table-cell office:value-type="float" office:value="4.930073">
                <text:p>4.930073</text:p>
              </table:table-cell>
            </table:table-row>
            <table:table-row>
              <table:table-cell office:value-type="float" office:value="39000">
                <text:p>39000</text:p>
              </table:table-cell>
              <table:table-cell office:value-type="float" office:value="39000">
                <text:p>39000</text:p>
              </table:table-cell>
              <table:table-cell office:value-type="float" office:value="0.004283">
                <text:p>0.004283</text:p>
              </table:table-cell>
              <table:table-cell office:value-type="float" office:value="6.434502">
                <text:p>6.434502</text:p>
              </table:table-cell>
              <table:table-cell office:value-type="float" office:value="6.07008">
                <text:p>6.07008</text:p>
              </table:table-cell>
            </table:table-row>
            <table:table-row>
              <table:table-cell office:value-type="float" office:value="40000">
                <text:p>40000</text:p>
              </table:table-cell>
              <table:table-cell office:value-type="float" office:value="40000">
                <text:p>40000</text:p>
              </table:table-cell>
              <table:table-cell office:value-type="float" office:value="0.004716">
                <text:p>0.004716</text:p>
              </table:table-cell>
              <table:table-cell office:value-type="float" office:value="6.805456">
                <text:p>6.805456</text:p>
              </table:table-cell>
              <table:table-cell office:value-type="float" office:value="5.525245">
                <text:p>5.525245</text:p>
              </table:table-cell>
            </table:table-row>
            <table:table-row>
              <table:table-cell office:value-type="float" office:value="41000">
                <text:p>41000</text:p>
              </table:table-cell>
              <table:table-cell office:value-type="float" office:value="41000">
                <text:p>41000</text:p>
              </table:table-cell>
              <table:table-cell office:value-type="float" office:value="0.004622">
                <text:p>0.004622</text:p>
              </table:table-cell>
              <table:table-cell office:value-type="float" office:value="7.159821">
                <text:p>7.159821</text:p>
              </table:table-cell>
              <table:table-cell office:value-type="float" office:value="5.732442">
                <text:p>5.732442</text:p>
              </table:table-cell>
            </table:table-row>
            <table:table-row>
              <table:table-cell office:value-type="float" office:value="42000">
                <text:p>42000</text:p>
              </table:table-cell>
              <table:table-cell office:value-type="float" office:value="42000">
                <text:p>42000</text:p>
              </table:table-cell>
              <table:table-cell office:value-type="float" office:value="0.004656">
                <text:p>0.004656</text:p>
              </table:table-cell>
              <table:table-cell office:value-type="float" office:value="7.49012">
                <text:p>7.49012</text:p>
              </table:table-cell>
              <table:table-cell office:value-type="float" office:value="6.040259">
                <text:p>6.040259</text:p>
              </table:table-cell>
            </table:table-row>
            <table:table-row>
              <table:table-cell office:value-type="float" office:value="43000">
                <text:p>43000</text:p>
              </table:table-cell>
              <table:table-cell office:value-type="float" office:value="43000">
                <text:p>43000</text:p>
              </table:table-cell>
              <table:table-cell office:value-type="float" office:value="0.00477">
                <text:p>0.00477</text:p>
              </table:table-cell>
              <table:table-cell office:value-type="float" office:value="7.775626">
                <text:p>7.775626</text:p>
              </table:table-cell>
              <table:table-cell office:value-type="float" office:value="6.272884">
                <text:p>6.272884</text:p>
              </table:table-cell>
            </table:table-row>
            <table:table-row>
              <table:table-cell office:value-type="float" office:value="44000">
                <text:p>44000</text:p>
              </table:table-cell>
              <table:table-cell office:value-type="float" office:value="44000">
                <text:p>44000</text:p>
              </table:table-cell>
              <table:table-cell office:value-type="float" office:value="0.004878">
                <text:p>0.004878</text:p>
              </table:table-cell>
              <table:table-cell office:value-type="float" office:value="8.283954">
                <text:p>8.283954</text:p>
              </table:table-cell>
              <table:table-cell office:value-type="float" office:value="6.739696">
                <text:p>6.739696</text:p>
              </table:table-cell>
            </table:table-row>
            <table:table-row>
              <table:table-cell office:value-type="float" office:value="45000">
                <text:p>45000</text:p>
              </table:table-cell>
              <table:table-cell office:value-type="float" office:value="45000">
                <text:p>45000</text:p>
              </table:table-cell>
              <table:table-cell office:value-type="float" office:value="0.004991">
                <text:p>0.004991</text:p>
              </table:table-cell>
              <table:table-cell office:value-type="float" office:value="8.682455">
                <text:p>8.682455</text:p>
              </table:table-cell>
              <table:table-cell office:value-type="float" office:value="6.949007">
                <text:p>6.949007</text:p>
              </table:table-cell>
            </table:table-row>
            <table:table-row>
              <table:table-cell office:value-type="float" office:value="46000">
                <text:p>46000</text:p>
              </table:table-cell>
              <table:table-cell office:value-type="float" office:value="46000">
                <text:p>46000</text:p>
              </table:table-cell>
              <table:table-cell office:value-type="float" office:value="0.005171">
                <text:p>0.005171</text:p>
              </table:table-cell>
              <table:table-cell office:value-type="float" office:value="8.931597">
                <text:p>8.931597</text:p>
              </table:table-cell>
              <table:table-cell office:value-type="float" office:value="7.204966">
                <text:p>7.204966</text:p>
              </table:table-cell>
            </table:table-row>
            <table:table-row>
              <table:table-cell office:value-type="float" office:value="47000">
                <text:p>47000</text:p>
              </table:table-cell>
              <table:table-cell office:value-type="float" office:value="47000">
                <text:p>47000</text:p>
              </table:table-cell>
              <table:table-cell office:value-type="float" office:value="0.005288">
                <text:p>0.005288</text:p>
              </table:table-cell>
              <table:table-cell office:value-type="float" office:value="9.390633">
                <text:p>9.390633</text:p>
              </table:table-cell>
              <table:table-cell office:value-type="float" office:value="7.491826">
                <text:p>7.491826</text:p>
              </table:table-cell>
            </table:table-row>
            <table:table-row>
              <table:table-cell office:value-type="float" office:value="48000">
                <text:p>48000</text:p>
              </table:table-cell>
              <table:table-cell office:value-type="float" office:value="48000">
                <text:p>48000</text:p>
              </table:table-cell>
              <table:table-cell office:value-type="float" office:value="0.005401">
                <text:p>0.005401</text:p>
              </table:table-cell>
              <table:table-cell office:value-type="float" office:value="9.845923">
                <text:p>9.845923</text:p>
              </table:table-cell>
              <table:table-cell office:value-type="float" office:value="7.933476">
                <text:p>7.933476</text:p>
              </table:table-cell>
            </table:table-row>
            <table:table-row>
              <table:table-cell office:value-type="float" office:value="49000">
                <text:p>49000</text:p>
              </table:table-cell>
              <table:table-cell office:value-type="float" office:value="49000">
                <text:p>49000</text:p>
              </table:table-cell>
              <table:table-cell office:value-type="float" office:value="0.005437">
                <text:p>0.005437</text:p>
              </table:table-cell>
              <table:table-cell office:value-type="float" office:value="10.195917">
                <text:p>10.195917</text:p>
              </table:table-cell>
              <table:table-cell office:value-type="float" office:value="8.168281">
                <text:p>8.168281</text:p>
              </table:table-cell>
            </table:table-row>
            <table:table-row>
              <table:table-cell office:value-type="float" office:value="50000">
                <text:p>50000</text:p>
              </table:table-cell>
              <table:table-cell office:value-type="float" office:value="50000">
                <text:p>50000</text:p>
              </table:table-cell>
              <table:table-cell office:value-type="float" office:value="0.005566">
                <text:p>0.005566</text:p>
              </table:table-cell>
              <table:table-cell office:value-type="float" office:value="10.603388">
                <text:p>10.603388</text:p>
              </table:table-cell>
              <table:table-cell office:value-type="float" office:value="8.523527">
                <text:p>8.52352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